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.357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453in"/>
    </style:style>
    <style:style style:name="ro1" style:family="table-row">
      <style:table-row-properties style:row-height="0.217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819in" fo:break-before="auto" style:use-optimal-row-height="false"/>
    </style:style>
    <style:style style:name="ro4" style:family="table-row">
      <style:table-row-properties style:row-height="0.214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121">
      <style:table-cell-properties style:text-align-source="fix" style:repeat-content="false" fo:background-color="transparent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22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in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13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2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23" style:family="table-cell" style:parent-style-name="Default" style:data-style-name="N11">
      <style:table-cell-properties fo:background-color="transparent"/>
    </style:style>
    <style:style style:name="ce26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in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9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21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28" style:family="table-cell" style:parent-style-name="Default" style:data-style-name="N121">
      <style:text-properties style:font-name="Liberation Sans" style:font-name-asian="Noto Sans CJK SC Regular" style:font-name-complex="FreeSans"/>
    </style:style>
    <style:style style:name="ce29" style:family="table-cell" style:parent-style-name="Default" style:data-style-name="N122">
      <style:text-properties style:font-name="Liberation Sans" style:font-name-asian="Noto Sans CJK SC Regular" style:font-name-complex="FreeSans"/>
    </style:style>
    <style:style style:name="ce36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6]" style:apply-style-name="Good" style:base-cell-address="Sheet1.F6"/>
    </style:style>
    <style:style style:name="ce39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7]" style:apply-style-name="Good" style:base-cell-address="Sheet1.F7"/>
    </style:style>
    <style:style style:name="ce40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7]" style:apply-style-name="Good" style:base-cell-address="Sheet1.F8"/>
    </style:style>
    <style:style style:name="ce46" style:family="table-cell" style:parent-style-name="Default">
      <style:map style:condition="cell-content()&lt;[$Sheet1.$L$9]" style:apply-style-name="Good" style:base-cell-address="Sheet1.F9"/>
    </style:style>
    <style:style style:name="ce48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#REF!" style:apply-style-name="Good" style:base-cell-address="Sheet1.F10"/>
    </style:style>
    <style:style style:name="ce49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1]" style:apply-style-name="Good" style:base-cell-address="Sheet1.F11"/>
    </style:style>
    <style:style style:name="ce50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2]" style:apply-style-name="Good" style:base-cell-address="Sheet1.F12"/>
    </style:style>
    <style:style style:name="ce51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3]" style:apply-style-name="Good" style:base-cell-address="Sheet1.F13"/>
    </style:style>
    <style:style style:name="ce52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4]" style:apply-style-name="Good" style:base-cell-address="Sheet1.F14"/>
    </style:style>
    <style:style style:name="ce57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5]" style:apply-style-name="Good" style:base-cell-address="Sheet1.F15"/>
    </style:style>
    <style:style style:name="ce62" style:family="table-cell" style:parent-style-name="Default">
      <style:map style:condition="cell-content()&lt;[$Sheet1.$L$20]" style:apply-style-name="Good" style:base-cell-address="Sheet1.F20"/>
    </style:style>
    <style:style style:name="ce63" style:family="table-cell" style:parent-style-name="Default">
      <style:map style:condition="cell-content()&lt;#REF!" style:apply-style-name="Good" style:base-cell-address="Sheet1.F21"/>
    </style:style>
    <style:style style:name="ce65" style:family="table-cell" style:parent-style-name="Default">
      <style:map style:condition="cell-content()&lt;[$Sheet1.$L$22]" style:apply-style-name="Good" style:base-cell-address="Sheet1.F22"/>
    </style:style>
    <style:style style:name="ce66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26]" style:apply-style-name="Good" style:base-cell-address="Sheet1.F26"/>
    </style:style>
    <style:style style:name="ce68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27]" style:apply-style-name="Good" style:base-cell-address="Sheet1.F27"/>
    </style:style>
    <style:style style:name="ce60" style:family="table-cell" style:parent-style-name="Default" style:data-style-name="N122">
      <style:text-properties style:font-name="Liberation Sans" style:font-name-asian="Noto Sans CJK SC Regular" style:font-name-complex="FreeSans"/>
      <style:map style:condition="cell-content()&lt;[$Sheet1.$L$38]" style:apply-style-name="Good" style:base-cell-address="Sheet1.F38"/>
    </style:style>
    <style:style style:name="ce61" style:family="table-cell" style:parent-style-name="Default" style:data-style-name="N122">
      <style:text-properties style:font-name="Liberation Sans" style:font-name-asian="Noto Sans CJK SC Regular" style:font-name-complex="FreeSans"/>
      <style:map style:condition="cell-content()&lt;[$Sheet1.$L$39]" style:apply-style-name="Accent" style:base-cell-address="Sheet1.F39"/>
    </style:style>
    <style:style style:name="ce64" style:family="table-cell" style:parent-style-name="Default" style:data-style-name="N122">
      <style:text-properties style:font-name="Liberation Sans" style:font-name-asian="Noto Sans CJK SC Regular" style:font-name-complex="FreeSans"/>
      <style:map style:condition="cell-content()&lt;[$Sheet1.$L$39]" style:apply-style-name="Accent" style:base-cell-address="Sheet1.F39"/>
    </style:style>
    <style:style style:name="ce32" style:family="table-cell" style:parent-style-name="Default" style:data-style-name="N2">
      <style:text-properties style:font-name="Liberation Sans" style:font-name-asian="Noto Sans CJK SC Regular" style:font-name-complex="FreeSans"/>
    </style:style>
    <style:style style:name="ce78" style:family="table-cell" style:parent-style-name="Default" style:data-style-name="N2">
      <style:table-cell-properties style:text-align-source="fix" style:repeat-content="false"/>
      <style:paragraph-properties fo:text-align="end" fo:margin-left="0in"/>
      <style:text-properties style:font-name="Liberation Sans" style:font-name-asian="Noto Sans CJK SC Regular" style:font-name-complex="FreeSans"/>
    </style:style>
    <style:style style:name="ce37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start" fo:margin-left="0in"/>
    </style:style>
    <style:style style:name="ce44" style:family="table-cell" style:parent-style-name="Default" style:data-style-name="N2"/>
    <style:style style:name="ce74" style:family="table-cell" style:parent-style-name="Default" style:data-style-name="N11">
      <style:table-cell-properties style:text-align-source="fix" style:repeat-content="false" style:vertical-align="middle"/>
      <style:paragraph-properties fo:text-align="start" fo:margin-left="0in"/>
    </style:style>
    <style:style style:name="ce86" style:family="table-cell" style:parent-style-name="Default" style:data-style-name="N11">
      <style:map style:condition="cell-content()&lt;0" style:apply-style-name="Good" style:base-cell-address="Sheet1.I6"/>
      <style:map style:condition="cell-content()&gt;=0" style:apply-style-name="Bad" style:base-cell-address="Sheet1.I6"/>
    </style:style>
    <style:style style:name="ce87" style:family="table-cell" style:parent-style-name="Default" style:data-style-name="N11">
      <style:map style:condition="cell-content()&lt;0" style:apply-style-name="Good" style:base-cell-address="Sheet1.I7"/>
      <style:map style:condition="cell-content()&gt;=0" style:apply-style-name="Bad" style:base-cell-address="Sheet1.I7"/>
    </style:style>
    <style:style style:name="ce90" style:family="table-cell" style:parent-style-name="Default" style:data-style-name="N11">
      <style:map style:condition="cell-content()&lt;0" style:apply-style-name="Good" style:base-cell-address="Sheet1.I8"/>
      <style:map style:condition="cell-content()&gt;=0" style:apply-style-name="Bad" style:base-cell-address="Sheet1.I8"/>
    </style:style>
    <style:style style:name="ce91" style:family="table-cell" style:parent-style-name="Default" style:data-style-name="N11">
      <style:map style:condition="cell-content()&lt;0" style:apply-style-name="Good" style:base-cell-address="Sheet1.I9"/>
      <style:map style:condition="cell-content()&gt;=0" style:apply-style-name="Bad" style:base-cell-address="Sheet1.I9"/>
    </style:style>
    <style:style style:name="ce107" style:family="table-cell" style:parent-style-name="Default" style:data-style-name="N11">
      <style:map style:condition="cell-content()&lt;0" style:apply-style-name="Good" style:base-cell-address="Sheet1.I10"/>
      <style:map style:condition="cell-content()&gt;=0" style:apply-style-name="Bad" style:base-cell-address="Sheet1.I10"/>
    </style:style>
    <style:style style:name="ce93" style:family="table-cell" style:parent-style-name="Default" style:data-style-name="N11">
      <style:map style:condition="cell-content()&lt;0" style:apply-style-name="Good" style:base-cell-address="Sheet1.I11"/>
      <style:map style:condition="cell-content()&gt;=0" style:apply-style-name="Bad" style:base-cell-address="Sheet1.I11"/>
    </style:style>
    <style:style style:name="ce94" style:family="table-cell" style:parent-style-name="Default" style:data-style-name="N11">
      <style:map style:condition="cell-content()&lt;0" style:apply-style-name="Good" style:base-cell-address="Sheet1.I13"/>
      <style:map style:condition="cell-content()&gt;=0" style:apply-style-name="Bad" style:base-cell-address="Sheet1.I13"/>
    </style:style>
    <style:style style:name="ce95" style:family="table-cell" style:parent-style-name="Default" style:data-style-name="N11">
      <style:map style:condition="cell-content()&lt;0" style:apply-style-name="Good" style:base-cell-address="Sheet1.I14"/>
      <style:map style:condition="cell-content()&gt;=0" style:apply-style-name="Bad" style:base-cell-address="Sheet1.I14"/>
    </style:style>
    <style:style style:name="ce105" style:family="table-cell" style:parent-style-name="Default" style:data-style-name="N11">
      <style:map style:condition="cell-content()&lt;0" style:apply-style-name="Good" style:base-cell-address="Sheet1.I15"/>
      <style:map style:condition="cell-content()&gt;=0" style:apply-style-name="Bad" style:base-cell-address="Sheet1.I15"/>
    </style:style>
    <style:style style:name="ce101" style:family="table-cell" style:parent-style-name="Default" style:data-style-name="N11">
      <style:map style:condition="cell-content()&lt;0" style:apply-style-name="Good" style:base-cell-address="Sheet1.I20"/>
      <style:map style:condition="cell-content()&gt;=0" style:apply-style-name="Bad" style:base-cell-address="Sheet1.I20"/>
    </style:style>
    <style:style style:name="ce106" style:family="table-cell" style:parent-style-name="Default" style:data-style-name="N11">
      <style:map style:condition="cell-content()&lt;0" style:apply-style-name="Good" style:base-cell-address="Sheet1.I21"/>
      <style:map style:condition="cell-content()&gt;=0" style:apply-style-name="Bad" style:base-cell-address="Sheet1.I21"/>
    </style:style>
    <style:style style:name="ce108" style:family="table-cell" style:parent-style-name="Default" style:data-style-name="N11">
      <style:map style:condition="cell-content()&lt;0" style:apply-style-name="Good" style:base-cell-address="Sheet1.I22"/>
      <style:map style:condition="cell-content()&gt;=0" style:apply-style-name="Bad" style:base-cell-address="Sheet1.I22"/>
    </style:style>
    <style:style style:name="ce109" style:family="table-cell" style:parent-style-name="Default" style:data-style-name="N11">
      <style:map style:condition="cell-content()&lt;0" style:apply-style-name="Good" style:base-cell-address="Sheet1.I23"/>
      <style:map style:condition="cell-content()&gt;=0" style:apply-style-name="Bad" style:base-cell-address="Sheet1.I23"/>
    </style:style>
    <style:style style:name="ce110" style:family="table-cell" style:parent-style-name="Default" style:data-style-name="N11">
      <style:map style:condition="cell-content()&lt;0" style:apply-style-name="Good" style:base-cell-address="Sheet1.I25"/>
      <style:map style:condition="cell-content()&gt;=0" style:apply-style-name="Bad" style:base-cell-address="Sheet1.I25"/>
    </style:style>
    <style:style style:name="ce111" style:family="table-cell" style:parent-style-name="Default" style:data-style-name="N11">
      <style:map style:condition="cell-content()&lt;0" style:apply-style-name="Good" style:base-cell-address="Sheet1.I26"/>
      <style:map style:condition="cell-content()&gt;=0" style:apply-style-name="Bad" style:base-cell-address="Sheet1.I26"/>
    </style:style>
    <style:style style:name="ce112" style:family="table-cell" style:parent-style-name="Default" style:data-style-name="N11">
      <style:map style:condition="cell-content()&lt;0" style:apply-style-name="Good" style:base-cell-address="Sheet1.I27"/>
      <style:map style:condition="cell-content()&gt;=0" style:apply-style-name="Bad" style:base-cell-address="Sheet1.I27"/>
    </style:style>
    <style:style style:name="ce103" style:family="table-cell" style:parent-style-name="Default" style:data-style-name="N11">
      <style:map style:condition="cell-content()&lt;0" style:apply-style-name="Good" style:base-cell-address="Sheet1.I29"/>
      <style:map style:condition="cell-content()&gt;=0" style:apply-style-name="Bad" style:base-cell-address="Sheet1.I29"/>
    </style:style>
    <style:style style:name="ce104" style:family="table-cell" style:parent-style-name="Default" style:data-style-name="N11">
      <style:map style:condition="cell-content()&lt;0" style:apply-style-name="Good" style:base-cell-address="Sheet1.I30"/>
      <style:map style:condition="cell-content()&gt;=0" style:apply-style-name="Bad" style:base-cell-address="Sheet1.I30"/>
    </style:style>
    <style:style style:name="ce114" style:family="table-cell" style:parent-style-name="Default" style:data-style-name="N11">
      <style:map style:condition="cell-content()&lt;0" style:apply-style-name="Good" style:base-cell-address="Sheet1.I38"/>
      <style:map style:condition="cell-content()&gt;=0" style:apply-style-name="Bad" style:base-cell-address="Sheet1.I38"/>
    </style:style>
    <style:style style:name="ce116" style:family="table-cell" style:parent-style-name="Default" style:data-style-name="N11">
      <style:map style:condition="cell-content()&lt;0" style:apply-style-name="Good" style:base-cell-address="Sheet1.I39"/>
      <style:map style:condition="cell-content()&gt;=0" style:apply-style-name="Bad" style:base-cell-address="Sheet1.I39"/>
    </style:style>
    <style:style style:name="ce122" style:family="table-cell" style:parent-style-name="Default" style:data-style-name="N121">
      <style:map style:condition="cell-content()&gt;[.E6]*1.25" style:apply-style-name="Good" style:base-cell-address="Sheet1.J6"/>
    </style:style>
    <style:style style:name="ce125" style:family="table-cell" style:parent-style-name="Default" style:data-style-name="N121">
      <style:map style:condition="cell-content()&gt;[.E7]*1.25" style:apply-style-name="Good" style:base-cell-address="Sheet1.J7"/>
    </style:style>
    <style:style style:name="ce131" style:family="table-cell" style:parent-style-name="Default" style:data-style-name="N121">
      <style:map style:condition="cell-content()&gt;[.E8]*1.25" style:apply-style-name="Good" style:base-cell-address="Sheet1.J8"/>
    </style:style>
    <style:style style:name="ce132" style:family="table-cell" style:parent-style-name="Default" style:data-style-name="N121">
      <style:map style:condition="cell-content()&gt;[.E9]*1.25" style:apply-style-name="Good" style:base-cell-address="Sheet1.J9"/>
    </style:style>
    <style:style style:name="ce133" style:family="table-cell" style:parent-style-name="Default" style:data-style-name="N121">
      <style:map style:condition="cell-content()&gt;#REF!*1.25" style:apply-style-name="Good" style:base-cell-address="Sheet1.J10"/>
    </style:style>
    <style:style style:name="ce134" style:family="table-cell" style:parent-style-name="Default" style:data-style-name="N121">
      <style:map style:condition="cell-content()&gt;[.E11]*1.25" style:apply-style-name="Good" style:base-cell-address="Sheet1.J11"/>
    </style:style>
    <style:style style:name="ce135" style:family="table-cell" style:parent-style-name="Default" style:data-style-name="N121">
      <style:map style:condition="cell-content()&gt;[.E13]*1.25" style:apply-style-name="Good" style:base-cell-address="Sheet1.J13"/>
    </style:style>
    <style:style style:name="ce136" style:family="table-cell" style:parent-style-name="Default" style:data-style-name="N121">
      <style:map style:condition="cell-content()&gt;[.E14]*1.25" style:apply-style-name="Good" style:base-cell-address="Sheet1.J14"/>
    </style:style>
    <style:style style:name="ce137" style:family="table-cell" style:parent-style-name="Default" style:data-style-name="N121">
      <style:map style:condition="cell-content()&gt;[.E15]*1.25" style:apply-style-name="Good" style:base-cell-address="Sheet1.J15"/>
    </style:style>
    <style:style style:name="ce139" style:family="table-cell" style:parent-style-name="Default" style:data-style-name="N121">
      <style:map style:condition="cell-content()&gt;[.E20]*1.25" style:apply-style-name="Good" style:base-cell-address="Sheet1.J20"/>
    </style:style>
    <style:style style:name="ce140" style:family="table-cell" style:parent-style-name="Default" style:data-style-name="N121">
      <style:map style:condition="cell-content()&gt;[.E21]*1.25" style:apply-style-name="Good" style:base-cell-address="Sheet1.J21"/>
    </style:style>
    <style:style style:name="ce141" style:family="table-cell" style:parent-style-name="Default" style:data-style-name="N121">
      <style:map style:condition="cell-content()&gt;[.E22]*1.25" style:apply-style-name="Good" style:base-cell-address="Sheet1.J22"/>
    </style:style>
    <style:style style:name="ce142" style:family="table-cell" style:parent-style-name="Default" style:data-style-name="N121">
      <style:map style:condition="cell-content()&gt;[.E23]*1.25" style:apply-style-name="Good" style:base-cell-address="Sheet1.J23"/>
    </style:style>
    <style:style style:name="ce143" style:family="table-cell" style:parent-style-name="Default" style:data-style-name="N121">
      <style:map style:condition="cell-content()&gt;[.E25]*1.25" style:apply-style-name="Good" style:base-cell-address="Sheet1.J25"/>
    </style:style>
    <style:style style:name="ce146" style:family="table-cell" style:parent-style-name="Default" style:data-style-name="N121">
      <style:map style:condition="cell-content()&gt;[.E26]*1.25" style:apply-style-name="Good" style:base-cell-address="Sheet1.J26"/>
    </style:style>
    <style:style style:name="ce147" style:family="table-cell" style:parent-style-name="Default" style:data-style-name="N121">
      <style:map style:condition="cell-content()&gt;[.E27]*1.25" style:apply-style-name="Good" style:base-cell-address="Sheet1.J27"/>
    </style:style>
    <style:style style:name="ce154" style:family="table-cell" style:parent-style-name="Default" style:data-style-name="N121">
      <style:map style:condition="cell-content()&gt;[.E29]*1.25" style:apply-style-name="Good" style:base-cell-address="Sheet1.J29"/>
    </style:style>
    <style:style style:name="ce155" style:family="table-cell" style:parent-style-name="Default" style:data-style-name="N121">
      <style:map style:condition="cell-content()&gt;[.E30]*1.25" style:apply-style-name="Good" style:base-cell-address="Sheet1.J30"/>
    </style:style>
    <style:style style:name="ce158" style:family="table-cell" style:parent-style-name="Default" style:data-style-name="N121">
      <style:map style:condition="cell-content()&gt;[.E38]*1.25" style:apply-style-name="Good" style:base-cell-address="Sheet1.J38"/>
    </style:style>
    <style:style style:name="ce159" style:family="table-cell" style:parent-style-name="Default" style:data-style-name="N121">
      <style:map style:condition="cell-content()&gt;[.E39]*1.25" style:apply-style-name="Good" style:base-cell-address="Sheet1.J39"/>
    </style:style>
    <style:style style:name="ce161" style:family="table-cell" style:parent-style-name="Default" style:data-style-name="N121">
      <style:map style:condition="cell-content()&gt;0" style:apply-style-name="Bad" style:base-cell-address="Sheet1.K6"/>
    </style:style>
    <style:style style:name="ce165" style:family="table-cell" style:parent-style-name="Default" style:data-style-name="N121">
      <style:map style:condition="cell-content()&gt;0" style:apply-style-name="Bad" style:base-cell-address="Sheet1.K7"/>
    </style:style>
    <style:style style:name="ce171" style:family="table-cell" style:parent-style-name="Default" style:data-style-name="N121">
      <style:map style:condition="cell-content()&gt;0" style:apply-style-name="Bad" style:base-cell-address="Sheet1.K8"/>
    </style:style>
    <style:style style:name="ce173" style:family="table-cell" style:parent-style-name="Default" style:data-style-name="N121">
      <style:map style:condition="cell-content()&gt;0" style:apply-style-name="Bad" style:base-cell-address="Sheet1.K9"/>
    </style:style>
    <style:style style:name="ce174" style:family="table-cell" style:parent-style-name="Default" style:data-style-name="N121">
      <style:map style:condition="cell-content()&gt;0" style:apply-style-name="Bad" style:base-cell-address="Sheet1.K10"/>
    </style:style>
    <style:style style:name="ce175" style:family="table-cell" style:parent-style-name="Default" style:data-style-name="N121">
      <style:map style:condition="cell-content()&gt;0" style:apply-style-name="Bad" style:base-cell-address="Sheet1.K11"/>
    </style:style>
    <style:style style:name="ce176" style:family="table-cell" style:parent-style-name="Default" style:data-style-name="N121">
      <style:map style:condition="cell-content()&gt;0" style:apply-style-name="Bad" style:base-cell-address="Sheet1.K12"/>
    </style:style>
    <style:style style:name="ce177" style:family="table-cell" style:parent-style-name="Default" style:data-style-name="N121">
      <style:map style:condition="cell-content()&gt;0" style:apply-style-name="Bad" style:base-cell-address="Sheet1.K13"/>
    </style:style>
    <style:style style:name="ce178" style:family="table-cell" style:parent-style-name="Default" style:data-style-name="N121">
      <style:map style:condition="cell-content()&gt;0" style:apply-style-name="Bad" style:base-cell-address="Sheet1.K14"/>
    </style:style>
    <style:style style:name="ce179" style:family="table-cell" style:parent-style-name="Default" style:data-style-name="N121">
      <style:map style:condition="cell-content()&gt;0" style:apply-style-name="Bad" style:base-cell-address="Sheet1.K15"/>
    </style:style>
    <style:style style:name="ce181" style:family="table-cell" style:parent-style-name="Default" style:data-style-name="N121">
      <style:map style:condition="cell-content()&gt;0" style:apply-style-name="Bad" style:base-cell-address="Sheet1.K20"/>
    </style:style>
    <style:style style:name="ce182" style:family="table-cell" style:parent-style-name="Default" style:data-style-name="N121">
      <style:map style:condition="cell-content()&gt;0" style:apply-style-name="Bad" style:base-cell-address="Sheet1.K21"/>
    </style:style>
    <style:style style:name="ce183" style:family="table-cell" style:parent-style-name="Default" style:data-style-name="N121">
      <style:map style:condition="cell-content()&gt;0" style:apply-style-name="Bad" style:base-cell-address="Sheet1.K22"/>
    </style:style>
    <style:style style:name="ce184" style:family="table-cell" style:parent-style-name="Default" style:data-style-name="N121">
      <style:map style:condition="cell-content()&gt;0" style:apply-style-name="Bad" style:base-cell-address="Sheet1.K23"/>
    </style:style>
    <style:style style:name="ce185" style:family="table-cell" style:parent-style-name="Default" style:data-style-name="N121">
      <style:map style:condition="cell-content()&gt;0" style:apply-style-name="Bad" style:base-cell-address="Sheet1.K25"/>
    </style:style>
    <style:style style:name="ce196" style:family="table-cell" style:parent-style-name="Default" style:data-style-name="N121">
      <style:map style:condition="cell-content()&gt;0" style:apply-style-name="Bad" style:base-cell-address="Sheet1.K29"/>
    </style:style>
    <style:style style:name="ce197" style:family="table-cell" style:parent-style-name="Default" style:data-style-name="N121">
      <style:map style:condition="cell-content()&gt;0" style:apply-style-name="Bad" style:base-cell-address="Sheet1.K30"/>
    </style:style>
    <style:style style:name="ce199" style:family="table-cell" style:parent-style-name="Default" style:data-style-name="N121">
      <style:map style:condition="cell-content()&gt;0" style:apply-style-name="Bad" style:base-cell-address="Sheet1.K38"/>
    </style:style>
    <style:style style:name="ce200" style:family="table-cell" style:parent-style-name="Default" style:data-style-name="N121">
      <style:map style:condition="cell-content()&gt;0" style:apply-style-name="Bad" style:base-cell-address="Sheet1.K39"/>
    </style:style>
    <style:style style:name="ce191" style:family="table-cell" style:parent-style-name="Default" style:data-style-name="N121">
      <style:map style:condition="cell-content()&gt;0" style:apply-style-name="Bad" style:base-cell-address="Sheet1.L6"/>
    </style:style>
    <style:style style:name="ce192" style:family="table-cell" style:parent-style-name="Default" style:data-style-name="N121">
      <style:map style:condition="cell-content()&gt;0" style:apply-style-name="Bad" style:base-cell-address="Sheet1.L7"/>
    </style:style>
    <style:style style:name="ce202" style:family="table-cell" style:parent-style-name="Default" style:data-style-name="N121">
      <style:map style:condition="cell-content()&gt;0" style:apply-style-name="Bad" style:base-cell-address="Sheet1.L10"/>
    </style:style>
    <style:style style:name="ce206" style:family="table-cell" style:parent-style-name="Default" style:data-style-name="N121">
      <style:map style:condition="cell-content()&gt;0" style:apply-style-name="Bad" style:base-cell-address="Sheet1.L11"/>
    </style:style>
    <style:style style:name="ce210" style:family="table-cell" style:parent-style-name="Default" style:data-style-name="N121">
      <style:map style:condition="cell-content()&gt;0" style:apply-style-name="Bad" style:base-cell-address="Sheet1.L12"/>
    </style:style>
    <style:style style:name="ce211" style:family="table-cell" style:parent-style-name="Default" style:data-style-name="N121">
      <style:map style:condition="cell-content()&gt;0" style:apply-style-name="Bad" style:base-cell-address="Sheet1.L13"/>
    </style:style>
    <style:style style:name="ce212" style:family="table-cell" style:parent-style-name="Default" style:data-style-name="N121">
      <style:table-cell-properties fo:background-color="transparent"/>
      <style:map style:condition="cell-content()&gt;0" style:apply-style-name="Bad" style:base-cell-address="Sheet1.L14"/>
    </style:style>
    <style:style style:name="ce213" style:family="table-cell" style:parent-style-name="Default" style:data-style-name="N121">
      <style:map style:condition="cell-content()&gt;0" style:apply-style-name="Bad" style:base-cell-address="Sheet1.L15"/>
    </style:style>
    <style:style style:name="ce216" style:family="table-cell" style:parent-style-name="Default" style:data-style-name="N121">
      <style:map style:condition="cell-content()&gt;0" style:apply-style-name="Bad" style:base-cell-address="Sheet1.L20"/>
    </style:style>
    <style:style style:name="ce217" style:family="table-cell" style:parent-style-name="Default" style:data-style-name="N121">
      <style:map style:condition="cell-content()&gt;0" style:apply-style-name="Bad" style:base-cell-address="Sheet1.L21"/>
    </style:style>
    <style:style style:name="ce218" style:family="table-cell" style:parent-style-name="Default" style:data-style-name="N121">
      <style:map style:condition="cell-content()&gt;0" style:apply-style-name="Bad" style:base-cell-address="Sheet1.L23"/>
    </style:style>
    <style:style style:name="ce219" style:family="table-cell" style:parent-style-name="Default" style:data-style-name="N121">
      <style:map style:condition="cell-content()&gt;0" style:apply-style-name="Bad" style:base-cell-address="Sheet1.L25"/>
    </style:style>
    <style:style style:name="ce220" style:family="table-cell" style:parent-style-name="Default" style:data-style-name="N121">
      <style:map style:condition="cell-content()&gt;0" style:apply-style-name="Bad" style:base-cell-address="Sheet1.L26"/>
    </style:style>
    <style:style style:name="ce221" style:family="table-cell" style:parent-style-name="Default" style:data-style-name="N121">
      <style:map style:condition="cell-content()&gt;0" style:apply-style-name="Bad" style:base-cell-address="Sheet1.L27"/>
    </style:style>
    <style:style style:name="ce222" style:family="table-cell" style:parent-style-name="Default" style:data-style-name="N121">
      <style:map style:condition="cell-content()&gt;0" style:apply-style-name="Bad" style:base-cell-address="Sheet1.L28"/>
    </style:style>
    <style:style style:name="ce232" style:family="table-cell" style:parent-style-name="Default" style:data-style-name="N121">
      <style:map style:condition="cell-content()&gt;0" style:apply-style-name="Bad" style:base-cell-address="Sheet1.L38"/>
    </style:style>
    <style:style style:name="ce233" style:family="table-cell" style:parent-style-name="Default" style:data-style-name="N121">
      <style:map style:condition="cell-content()&gt;0" style:apply-style-name="Bad" style:base-cell-address="Sheet1.L39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2"/>
        <table:table-column table:style-name="co1" table:default-cell-style-name="ce20"/>
        <table:table-column table:style-name="co2" table:default-cell-style-name="ce23"/>
        <table:table-column table:style-name="co2" table:default-cell-style-name="ce28"/>
        <table:table-column table:style-name="co2" table:default-cell-style-name="ce48"/>
        <table:table-column table:style-name="co2" table:default-cell-style-name="ce32"/>
        <table:table-column table:style-name="co2" table:default-cell-style-name="ce44"/>
        <table:table-column table:style-name="co3" table:default-cell-style-name="ce107"/>
        <table:table-column table:style-name="co2" table:number-columns-repeated="2" table:default-cell-style-name="Default"/>
        <table:table-column table:style-name="co2" table:default-cell-style-name="ce202"/>
        <table:table-row table:style-name="ro1">
          <table:table-cell office:value-type="string" calcext:value-type="string">
            <text:p>hhh总净值</text:p>
          </table:table-cell>
          <table:table-cell table:style-name="ce1" office:value-type="string" calcext:value-type="string">
            <text:p>hhh周涨幅</text:p>
          </table:table-cell>
          <table:table-cell table:style-name="ce1" office:value-type="string" calcext:value-type="string">
            <text:p>hhh总收益</text:p>
          </table:table-cell>
          <table:table-cell table:style-name="ce20" office:value-type="string" calcext:value-type="string">
            <text:p>hhh仓位</text:p>
          </table:table-cell>
          <table:table-cell table:number-columns-repeated="5" table:style-name="Default" office:value-type="string" calcext:value-type="string">
            <text:p>ddd</text:p>
          </table:table-cell>
          <table:table-cell table:number-columns-repeated="2" office:value-type="string" calcext:value-type="string">
            <text:p>ddd</text:p>
          </table:table-cell>
          <table:table-cell table:style-name="Default" office:value-type="string" calcext:value-type="string">
            <text:p>ddd</text:p>
          </table:table-cell>
        </table:table-row>
        <table:table-row table:style-name="ro2">
          <table:table-cell table:style-name="ce3" office:value-type="float" office:value="2.217" calcext:value-type="float">
            <text:p>2.217</text:p>
          </table:table-cell>
          <table:table-cell table:style-name="ce22" office:value-type="percentage" office:value="-0.0168" calcext:value-type="percentage">
            <text:p>-1.68%</text:p>
          </table:table-cell>
          <table:table-cell table:style-name="ce26" office:value-type="float" office:value="107.33" calcext:value-type="float">
            <text:p>107.33</text:p>
          </table:table-cell>
          <table:table-cell table:style-name="ce22" office:value-type="percentage" office:value="0.885" calcext:value-type="percentage">
            <text:p>88.50%</text:p>
          </table:table-cell>
          <table:table-cell table:number-columns-repeated="5" table:style-name="Default" office:value-type="string" calcext:value-type="string">
            <text:p>ddd</text:p>
          </table:table-cell>
          <table:table-cell table:number-columns-repeated="2" office:value-type="string" calcext:value-type="string">
            <text:p>ddd</text:p>
          </table:table-cell>
          <table:table-cell table:style-name="Default" office:value-type="string" calcext:value-type="string">
            <text:p>ddd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人民币</text:p>
          </table:table-cell>
          <table:covered-table-cell table:number-columns-repeated="8" table:style-name="Default"/>
          <table:covered-table-cell table:number-columns-repeated="2"/>
          <table:covered-table-cell table:style-name="Default"/>
        </table:table-row>
        <table:table-row table:style-name="ro2">
          <table:table-cell office:value-type="string" calcext:value-type="string">
            <text:p>净值</text:p>
          </table:table-cell>
          <table:table-cell table:style-name="ce17" office:value-type="float" office:value="2.404" calcext:value-type="float" table:number-columns-spanned="5" table:number-rows-spanned="1">
            <text:p>2.404</text:p>
          </table:table-cell>
          <table:covered-table-cell table:number-columns-repeated="4" table:style-name="Default"/>
          <table:table-cell table:style-name="ce1" office:value-type="string" calcext:value-type="string">
            <text:p>周涨幅</text:p>
          </table:table-cell>
          <table:table-cell table:style-name="ce37" office:value-type="percentage" office:value="-0.0158" calcext:value-type="percentage" table:number-columns-spanned="5" table:number-rows-spanned="1">
            <text:p>-1.58%</text:p>
          </table:table-cell>
          <table:covered-table-cell table:style-name="Default"/>
          <table:covered-table-cell table:number-columns-repeated="2"/>
          <table:covered-table-cell table:style-name="Default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9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office:value-type="string" calcext:value-type="string">
            <text:p>下一阶梯hhh</text:p>
          </table:table-cell>
          <table:table-cell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3">
            <text:p>食品饮料</text:p>
          </table:table-cell>
          <table:table-cell table:style-name="ce13" office:value-type="percentage" office:value="0.1683" calcext:value-type="percentage" table:number-columns-spanned="1" table:number-rows-spanned="3">
            <text:p>16.83%</text:p>
          </table:table-cell>
          <table:table-cell office:value-type="string" calcext:value-type="string">
            <text:p>洋河股份F</text:p>
          </table:table-cell>
          <table:table-cell office:value-type="percentage" office:value="0.099" calcext:value-type="percentage">
            <text:p>9.90%</text:p>
          </table:table-cell>
          <table:table-cell office:value-type="float" office:value="99.026" calcext:value-type="float">
            <text:p>99.026</text:p>
          </table:table-cell>
          <table:table-cell table:style-name="ce36" office:value-type="float" office:value="162.39" calcext:value-type="float">
            <text:p>162.390</text:p>
          </table:table-cell>
          <table:table-cell office:value-type="float" office:value="32.59" calcext:value-type="float">
            <text:p>32.59</text:p>
          </table:table-cell>
          <table:table-cell office:value-type="float" office:value="2447" calcext:value-type="float">
            <text:p>2447.00</text:p>
          </table:table-cell>
          <table:table-cell table:style-name="ce86" table:formula="of:=IF([.E6]&gt;0;[.F6]/[.E6]-1.0014;([.F6]-[.E6]))" office:value-type="percentage" office:value="0.638472356754792" calcext:value-type="percentage">
            <text:p>63.85%</text:p>
          </table:table-cell>
          <table:table-cell table:style-name="ce122" table:formula="of:=IF([.E6]&gt;0; IF([.E6]*1.25 &gt; [.F6];[.E6]*1.25; IF([.E6]*1.25^2 &gt; [.F6];[.E6]*1.25^2; IF([.E6]*1.25^3 &gt; [.F6];[.E6]*1.25^3; IF([.E6]*1.25^4 &gt; [.F6];[.E6]*1.25^4; IF([.E6]*1.25^5 &gt; [.F6];[.E6]*1.25^5; IF([.E6]*1.25^6 &gt; [.F6];[.E6]*1.25^6; IF([.E6]*1.25^7 &gt; [.F6]; [.E6]*1.25^7; IF([.E6]*1.25^8 &gt; [.F6]; [.E6]*1.25^8; IF([.E6]*1.25^9 &gt; [.F6]; [.E6]*1.25^9; [.E6]*1.25^10)))))))));IF(1.25 &gt; [.F6]-[.E6];1.25; IF(1.25^2 &gt; [.F6]-[.E6];1.25^2; IF(1.25^3 &gt; [.F6]-[.E6];1.25^3; IF(1.25^4 &gt; [.F6]-[.E6];1.25^4; IF(1.25^5 &gt; [.F6]-[.E6];1.25^5; IF(1.25^6 &gt; [.F6]-[.E6];1.25^6; IF(1.25^7 &gt; [.F6]-[.E6]; 1.25^7; IF(1.25^8 &gt; [.F6]-[.E6]; 1.25^8; IF(1.25^9 &gt; [.F6]-[.E6]; 1.25^9; IF(1.25^10 &gt; [.F6]-[.E6]; 1.25^10; IF(1.25^11 &gt; [.F6]-[.E6]; 1.25^11; IF(1.25^12 &gt; [.F6]-[.E6]; 1.25^12; IF(1.25^13 &gt; [.F6]-[.E6]; 1.25^13; IF(1.25^14 &gt; [.F6]-[.E6]; 1.25^14; IF(1.25^15 &gt; [.F6]-[.E6]; 1.25^15; IF(1.25^16 &gt; [.F6]-[.E6]; 1.25^16; IF(1.25^17 &gt; [.F6]-[.E6]; 1.25^17; IF(1.25^18 &gt; [.F6]-[.E6]; 1.25^18; IF(1.25^19 &gt; [.F6]-[.E6]; 1.25^19; 1.25^20))))))))))))))))))))" office:value-type="float" office:value="193.41015625" calcext:value-type="float">
            <text:p>193.410</text:p>
          </table:table-cell>
          <table:table-cell table:style-name="ce161" table:formula="of:=IF([.F6]&lt;[.E6]*1.25; 0; [.J6]/1.25*0.92)" office:value-type="float" office:value="142.349875" calcext:value-type="float">
            <text:p>142.350</text:p>
          </table:table-cell>
          <table:table-cell table:style-name="ce191" office:value-type="float" office:value="0" calcext:value-type="float">
            <text:p>0.000</text:p>
          </table:table-cell>
        </table:table-row>
        <table:table-row table:style-name="ro1">
          <table:covered-table-cell table:style-name="ce6"/>
          <table:covered-table-cell/>
          <table:table-cell office:value-type="string" calcext:value-type="string">
            <text:p>洋河股份L</text:p>
          </table:table-cell>
          <table:table-cell office:value-type="percentage" office:value="0.0495" calcext:value-type="percentage">
            <text:p>4.95%</text:p>
          </table:table-cell>
          <table:table-cell office:value-type="float" office:value="96.241" calcext:value-type="float">
            <text:p>96.241</text:p>
          </table:table-cell>
          <table:table-cell table:style-name="ce39" office:value-type="float" office:value="162.39" calcext:value-type="float">
            <text:p>162.390</text:p>
          </table:table-cell>
          <table:table-cell office:value-type="float" office:value="32.59" calcext:value-type="float">
            <text:p>32.59</text:p>
          </table:table-cell>
          <table:table-cell office:value-type="float" office:value="2447" calcext:value-type="float">
            <text:p>2447.00</text:p>
          </table:table-cell>
          <table:table-cell table:style-name="ce87" table:formula="of:=IF([.E7]&gt;0;[.F7]/[.E7]-1.0014;([.F7]-[.E7]))" office:value-type="percentage" office:value="0.685926607163267" calcext:value-type="percentage">
            <text:p>68.59%</text:p>
          </table:table-cell>
          <table:table-cell table:style-name="ce125" table:formula="of:=IF([.E7]&gt;0; IF([.E7]*1.25 &gt; [.F7];[.E7]*1.25; IF([.E7]*1.25^2 &gt; [.F7];[.E7]*1.25^2; IF([.E7]*1.25^3 &gt; [.F7];[.E7]*1.25^3; IF([.E7]*1.25^4 &gt; [.F7];[.E7]*1.25^4; IF([.E7]*1.25^5 &gt; [.F7];[.E7]*1.25^5; IF([.E7]*1.25^6 &gt; [.F7];[.E7]*1.25^6; IF([.E7]*1.25^7 &gt; [.F7]; [.E7]*1.25^7; IF([.E7]*1.25^8 &gt; [.F7]; [.E7]*1.25^8; IF([.E7]*1.25^9 &gt; [.F7]; [.E7]*1.25^9; [.E7]*1.25^10)))))))));IF(1.25 &gt; [.F7]-[.E7];1.25; IF(1.25^2 &gt; [.F7]-[.E7];1.25^2; IF(1.25^3 &gt; [.F7]-[.E7];1.25^3; IF(1.25^4 &gt; [.F7]-[.E7];1.25^4; IF(1.25^5 &gt; [.F7]-[.E7];1.25^5; IF(1.25^6 &gt; [.F7]-[.E7];1.25^6; IF(1.25^7 &gt; [.F7]-[.E7]; 1.25^7; IF(1.25^8 &gt; [.F7]-[.E7]; 1.25^8; IF(1.25^9 &gt; [.F7]-[.E7]; 1.25^9; IF(1.25^10 &gt; [.F7]-[.E7]; 1.25^10; IF(1.25^11 &gt; [.F7]-[.E7]; 1.25^11; IF(1.25^12 &gt; [.F7]-[.E7]; 1.25^12; IF(1.25^13 &gt; [.F7]-[.E7]; 1.25^13; IF(1.25^14 &gt; [.F7]-[.E7]; 1.25^14; IF(1.25^15 &gt; [.F7]-[.E7]; 1.25^15; IF(1.25^16 &gt; [.F7]-[.E7]; 1.25^16; IF(1.25^17 &gt; [.F7]-[.E7]; 1.25^17; IF(1.25^18 &gt; [.F7]-[.E7]; 1.25^18; IF(1.25^19 &gt; [.F7]-[.E7]; 1.25^19; 1.25^20))))))))))))))))))))" office:value-type="float" office:value="187.970703125" calcext:value-type="float">
            <text:p>187.971</text:p>
          </table:table-cell>
          <table:table-cell table:style-name="ce165" table:formula="of:=IF([.F7]&lt;[.E7]*1.25; 0; [.J7]/1.25*0.92)" office:value-type="float" office:value="138.3464375" calcext:value-type="float">
            <text:p>138.346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1">
          <table:covered-table-cell table:style-name="ce6"/>
          <table:covered-table-cell/>
          <table:table-cell office:value-type="string" calcext:value-type="string">
            <text:p>洋河股份D</text:p>
          </table:table-cell>
          <table:table-cell office:value-type="percentage" office:value="0.0198" calcext:value-type="percentage">
            <text:p>1.98%</text:p>
          </table:table-cell>
          <table:table-cell office:value-type="float" office:value="188.448" calcext:value-type="float">
            <text:p>188.448</text:p>
          </table:table-cell>
          <table:table-cell table:style-name="ce40" office:value-type="float" office:value="162.39" calcext:value-type="float">
            <text:p>162.390</text:p>
          </table:table-cell>
          <table:table-cell office:value-type="float" office:value="32.59" calcext:value-type="float">
            <text:p>32.59</text:p>
          </table:table-cell>
          <table:table-cell office:value-type="float" office:value="2447" calcext:value-type="float">
            <text:p>2447.00</text:p>
          </table:table-cell>
          <table:table-cell table:style-name="ce90" table:formula="of:=IF([.E8]&gt;0;[.F8]/[.E8]-1.0014;([.F8]-[.E8]))" office:value-type="percentage" office:value="-0.139676872134488" calcext:value-type="percentage">
            <text:p>-13.97%</text:p>
          </table:table-cell>
          <table:table-cell table:style-name="ce131" table:formula="of:=IF([.E8]&gt;0; IF([.E8]*1.25 &gt; [.F8];[.E8]*1.25; IF([.E8]*1.25^2 &gt; [.F8];[.E8]*1.25^2; IF([.E8]*1.25^3 &gt; [.F8];[.E8]*1.25^3; IF([.E8]*1.25^4 &gt; [.F8];[.E8]*1.25^4; IF([.E8]*1.25^5 &gt; [.F8];[.E8]*1.25^5; IF([.E8]*1.25^6 &gt; [.F8];[.E8]*1.25^6; IF([.E8]*1.25^7 &gt; [.F8]; [.E8]*1.25^7; IF([.E8]*1.25^8 &gt; [.F8]; [.E8]*1.25^8; IF([.E8]*1.25^9 &gt; [.F8]; [.E8]*1.25^9; [.E8]*1.25^10)))))))));IF(1.25 &gt; [.F8]-[.E8];1.25; IF(1.25^2 &gt; [.F8]-[.E8];1.25^2; IF(1.25^3 &gt; [.F8]-[.E8];1.25^3; IF(1.25^4 &gt; [.F8]-[.E8];1.25^4; IF(1.25^5 &gt; [.F8]-[.E8];1.25^5; IF(1.25^6 &gt; [.F8]-[.E8];1.25^6; IF(1.25^7 &gt; [.F8]-[.E8]; 1.25^7; IF(1.25^8 &gt; [.F8]-[.E8]; 1.25^8; IF(1.25^9 &gt; [.F8]-[.E8]; 1.25^9; IF(1.25^10 &gt; [.F8]-[.E8]; 1.25^10; IF(1.25^11 &gt; [.F8]-[.E8]; 1.25^11; IF(1.25^12 &gt; [.F8]-[.E8]; 1.25^12; IF(1.25^13 &gt; [.F8]-[.E8]; 1.25^13; IF(1.25^14 &gt; [.F8]-[.E8]; 1.25^14; IF(1.25^15 &gt; [.F8]-[.E8]; 1.25^15; IF(1.25^16 &gt; [.F8]-[.E8]; 1.25^16; IF(1.25^17 &gt; [.F8]-[.E8]; 1.25^17; IF(1.25^18 &gt; [.F8]-[.E8]; 1.25^18; IF(1.25^19 &gt; [.F8]-[.E8]; 1.25^19; 1.25^20))))))))))))))))))))" office:value-type="float" office:value="235.56" calcext:value-type="float">
            <text:p>235.560</text:p>
          </table:table-cell>
          <table:table-cell table:style-name="ce171" table:formula="of:=IF([.F8]&lt;[.E8]*1.25; 0; [.J8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2">
            <text:p>房地产</text:p>
          </table:table-cell>
          <table:table-cell table:style-name="ce13" office:value-type="percentage" office:value="0.0277" calcext:value-type="percentage" table:number-columns-spanned="1" table:number-rows-spanned="2">
            <text:p>2.77%</text:p>
          </table:table-cell>
          <table:table-cell office:value-type="string" calcext:value-type="string">
            <text:p>路劲</text:p>
          </table:table-cell>
          <table:table-cell office:value-type="percentage" office:value="0.013" calcext:value-type="percentage">
            <text:p>1.30%</text:p>
          </table:table-cell>
          <table:table-cell office:value-type="float" office:value="9.246" calcext:value-type="float">
            <text:p>9.246</text:p>
          </table:table-cell>
          <table:table-cell table:style-name="ce46" office:value-type="float" office:value="7.53" calcext:value-type="float">
            <text:p>7.53</text:p>
          </table:table-cell>
          <table:table-cell office:value-type="float" office:value="3.49" calcext:value-type="float">
            <text:p>3.49</text:p>
          </table:table-cell>
          <table:table-cell office:value-type="float" office:value="56.43" calcext:value-type="float">
            <text:p>56.43</text:p>
          </table:table-cell>
          <table:table-cell table:style-name="ce91" table:formula="of:=IF([.E9]&gt;0;[.F9]/[.E9]-1.0014;([.F9]-[.E9]))" office:value-type="percentage" office:value="-0.18699377027904" calcext:value-type="percentage">
            <text:p>-18.70%</text:p>
          </table:table-cell>
          <table:table-cell table:style-name="ce132" table:formula="of:=IF([.E9]&gt;0; IF([.E9]*1.25 &gt; [.F9];[.E9]*1.25; IF([.E9]*1.25^2 &gt; [.F9];[.E9]*1.25^2; IF([.E9]*1.25^3 &gt; [.F9];[.E9]*1.25^3; IF([.E9]*1.25^4 &gt; [.F9];[.E9]*1.25^4; IF([.E9]*1.25^5 &gt; [.F9];[.E9]*1.25^5; IF([.E9]*1.25^6 &gt; [.F9];[.E9]*1.25^6; IF([.E9]*1.25^7 &gt; [.F9]; [.E9]*1.25^7; IF([.E9]*1.25^8 &gt; [.F9]; [.E9]*1.25^8; IF([.E9]*1.25^9 &gt; [.F9]; [.E9]*1.25^9; [.E9]*1.25^10)))))))));IF(1.25 &gt; [.F9]-[.E9];1.25; IF(1.25^2 &gt; [.F9]-[.E9];1.25^2; IF(1.25^3 &gt; [.F9]-[.E9];1.25^3; IF(1.25^4 &gt; [.F9]-[.E9];1.25^4; IF(1.25^5 &gt; [.F9]-[.E9];1.25^5; IF(1.25^6 &gt; [.F9]-[.E9];1.25^6; IF(1.25^7 &gt; [.F9]-[.E9]; 1.25^7; IF(1.25^8 &gt; [.F9]-[.E9]; 1.25^8; IF(1.25^9 &gt; [.F9]-[.E9]; 1.25^9; IF(1.25^10 &gt; [.F9]-[.E9]; 1.25^10; IF(1.25^11 &gt; [.F9]-[.E9]; 1.25^11; IF(1.25^12 &gt; [.F9]-[.E9]; 1.25^12; IF(1.25^13 &gt; [.F9]-[.E9]; 1.25^13; IF(1.25^14 &gt; [.F9]-[.E9]; 1.25^14; IF(1.25^15 &gt; [.F9]-[.E9]; 1.25^15; IF(1.25^16 &gt; [.F9]-[.E9]; 1.25^16; IF(1.25^17 &gt; [.F9]-[.E9]; 1.25^17; IF(1.25^18 &gt; [.F9]-[.E9]; 1.25^18; IF(1.25^19 &gt; [.F9]-[.E9]; 1.25^19; 1.25^20))))))))))))))))))))" office:value-type="float" office:value="11.5575" calcext:value-type="float">
            <text:p>11.558</text:p>
          </table:table-cell>
          <table:table-cell table:style-name="ce173" table:formula="of:=IF([.F9]&lt;[.E9]*1.25; 0; [.J9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绿城中国</text:p>
          </table:table-cell>
          <table:table-cell office:value-type="percentage" office:value="0.0147" calcext:value-type="percentage">
            <text:p>1.47%</text:p>
          </table:table-cell>
          <table:table-cell office:value-type="float" office:value="11.467" calcext:value-type="float">
            <text:p>11.467</text:p>
          </table:table-cell>
          <table:table-cell office:value-type="float" office:value="11.94" calcext:value-type="float">
            <text:p>11.940</text:p>
          </table:table-cell>
          <table:table-cell office:value-type="float" office:value="8.57" calcext:value-type="float">
            <text:p>8.57</text:p>
          </table:table-cell>
          <table:table-cell office:value-type="float" office:value="298.7" calcext:value-type="float">
            <text:p>298.70</text:p>
          </table:table-cell>
          <table:table-cell table:formula="of:=IF([.E10]&gt;0;[.F10]/[.E10]-1.0014;([.F10]-[.E10]))" office:value-type="percentage" office:value="0.0398488009069502" calcext:value-type="percentage">
            <text:p>3.98%</text:p>
          </table:table-cell>
          <table:table-cell table:style-name="ce133" table:formula="of:=IF([.E10]&gt;0; IF([.E10]*1.25 &gt; [.F10];[.E10]*1.25; IF([.E10]*1.25^2 &gt; [.F10];[.E10]*1.25^2; IF([.E10]*1.25^3 &gt; [.F10];[.E10]*1.25^3; IF([.E10]*1.25^4 &gt; [.F10];[.E10]*1.25^4; IF([.E10]*1.25^5 &gt; [.F10];[.E10]*1.25^5; IF([.E10]*1.25^6 &gt; [.F10];[.E10]*1.25^6; IF([.E10]*1.25^7 &gt; [.F10]; [.E10]*1.25^7; IF([.E10]*1.25^8 &gt; [.F10]; [.E10]*1.25^8; IF([.E10]*1.25^9 &gt; [.F10]; [.E10]*1.25^9; [.E10]*1.25^10)))))))));IF(1.25 &gt; [.F10]-[.E10];1.25; IF(1.25^2 &gt; [.F10]-[.E10];1.25^2; IF(1.25^3 &gt; [.F10]-[.E10];1.25^3; IF(1.25^4 &gt; [.F10]-[.E10];1.25^4; IF(1.25^5 &gt; [.F10]-[.E10];1.25^5; IF(1.25^6 &gt; [.F10]-[.E10];1.25^6; IF(1.25^7 &gt; [.F10]-[.E10]; 1.25^7; IF(1.25^8 &gt; [.F10]-[.E10]; 1.25^8; IF(1.25^9 &gt; [.F10]-[.E10]; 1.25^9; IF(1.25^10 &gt; [.F10]-[.E10]; 1.25^10; IF(1.25^11 &gt; [.F10]-[.E10]; 1.25^11; IF(1.25^12 &gt; [.F10]-[.E10]; 1.25^12; IF(1.25^13 &gt; [.F10]-[.E10]; 1.25^13; IF(1.25^14 &gt; [.F10]-[.E10]; 1.25^14; IF(1.25^15 &gt; [.F10]-[.E10]; 1.25^15; IF(1.25^16 &gt; [.F10]-[.E10]; 1.25^16; IF(1.25^17 &gt; [.F10]-[.E10]; 1.25^17; IF(1.25^18 &gt; [.F10]-[.E10]; 1.25^18; IF(1.25^19 &gt; [.F10]-[.E10]; 1.25^19; 1.25^20))))))))))))))))))))" office:value-type="float" office:value="14.33375" calcext:value-type="float">
            <text:p>14.334</text:p>
          </table:table-cell>
          <table:table-cell table:style-name="ce174" table:formula="of:=IF([.F10]&lt;[.E10]*1.25; 0; [.J10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3">
            <text:p>银行</text:p>
          </table:table-cell>
          <table:table-cell table:style-name="ce13" office:value-type="percentage" office:value="0.0533" calcext:value-type="percentage" table:number-columns-spanned="1" table:number-rows-spanned="3">
            <text:p>5.33%</text:p>
          </table:table-cell>
          <table:table-cell office:value-type="string" calcext:value-type="string">
            <text:p>民生银行</text:p>
          </table:table-cell>
          <table:table-cell office:value-type="percentage" office:value="0.0086" calcext:value-type="percentage">
            <text:p>0.86%</text:p>
          </table:table-cell>
          <table:table-cell office:value-type="float" office:value="6.147" calcext:value-type="float">
            <text:p>6.147</text:p>
          </table:table-cell>
          <table:table-cell table:style-name="ce49" office:value-type="float" office:value="3.91" calcext:value-type="float">
            <text:p>3.910</text:p>
          </table:table-cell>
          <table:table-cell office:value-type="float" office:value="5.27" calcext:value-type="float">
            <text:p>5.27</text:p>
          </table:table-cell>
          <table:table-cell office:value-type="float" office:value="1712" calcext:value-type="float">
            <text:p>1712.00</text:p>
          </table:table-cell>
          <table:table-cell table:style-name="ce93" table:formula="of:=IF([.E11]&gt;0;[.F11]/[.E11]-1.0014;([.F11]-[.E11]))" office:value-type="percentage" office:value="-0.365317358060843" calcext:value-type="percentage">
            <text:p>-36.53%</text:p>
          </table:table-cell>
          <table:table-cell table:style-name="ce134" table:formula="of:=IF([.E11]&gt;0; IF([.E11]*1.25 &gt; [.F11];[.E11]*1.25; IF([.E11]*1.25^2 &gt; [.F11];[.E11]*1.25^2; IF([.E11]*1.25^3 &gt; [.F11];[.E11]*1.25^3; IF([.E11]*1.25^4 &gt; [.F11];[.E11]*1.25^4; IF([.E11]*1.25^5 &gt; [.F11];[.E11]*1.25^5; IF([.E11]*1.25^6 &gt; [.F11];[.E11]*1.25^6; IF([.E11]*1.25^7 &gt; [.F11]; [.E11]*1.25^7; IF([.E11]*1.25^8 &gt; [.F11]; [.E11]*1.25^8; IF([.E11]*1.25^9 &gt; [.F11]; [.E11]*1.25^9; [.E11]*1.25^10)))))))));IF(1.25 &gt; [.F11]-[.E11];1.25; IF(1.25^2 &gt; [.F11]-[.E11];1.25^2; IF(1.25^3 &gt; [.F11]-[.E11];1.25^3; IF(1.25^4 &gt; [.F11]-[.E11];1.25^4; IF(1.25^5 &gt; [.F11]-[.E11];1.25^5; IF(1.25^6 &gt; [.F11]-[.E11];1.25^6; IF(1.25^7 &gt; [.F11]-[.E11]; 1.25^7; IF(1.25^8 &gt; [.F11]-[.E11]; 1.25^8; IF(1.25^9 &gt; [.F11]-[.E11]; 1.25^9; IF(1.25^10 &gt; [.F11]-[.E11]; 1.25^10; IF(1.25^11 &gt; [.F11]-[.E11]; 1.25^11; IF(1.25^12 &gt; [.F11]-[.E11]; 1.25^12; IF(1.25^13 &gt; [.F11]-[.E11]; 1.25^13; IF(1.25^14 &gt; [.F11]-[.E11]; 1.25^14; IF(1.25^15 &gt; [.F11]-[.E11]; 1.25^15; IF(1.25^16 &gt; [.F11]-[.E11]; 1.25^16; IF(1.25^17 &gt; [.F11]-[.E11]; 1.25^17; IF(1.25^18 &gt; [.F11]-[.E11]; 1.25^18; IF(1.25^19 &gt; [.F11]-[.E11]; 1.25^19; 1.25^20))))))))))))))))))))" office:value-type="float" office:value="7.68375" calcext:value-type="float">
            <text:p>7.684</text:p>
          </table:table-cell>
          <table:table-cell table:style-name="ce175" table:formula="of:=IF([.F11]&lt;[.E11]*1.25; 0; [.J11]/1.25*0.92)" office:value-type="float" office:value="0" calcext:value-type="float">
            <text:p>0.000</text:p>
          </table:table-cell>
          <table:table-cell table:style-name="ce206" office:value-type="float" office:value="0" calcext:value-type="float">
            <text:p>0.000</text:p>
          </table:table-cell>
        </table:table-row>
        <table:table-row table:style-name="ro2">
          <table:covered-table-cell table:style-name="ce7"/>
          <table:covered-table-cell/>
          <table:table-cell office:value-type="string" calcext:value-type="string">
            <text:p>招商银行</text:p>
          </table:table-cell>
          <table:table-cell office:value-type="percentage" office:value="0.0252" calcext:value-type="percentage">
            <text:p>2.52%</text:p>
          </table:table-cell>
          <table:table-cell office:value-type="float" office:value="23.432" calcext:value-type="float">
            <text:p>23.432</text:p>
          </table:table-cell>
          <table:table-cell table:style-name="ce50" office:value-type="float" office:value="48.7" calcext:value-type="float">
            <text:p>48.700</text:p>
          </table:table-cell>
          <table:table-cell office:value-type="float" office:value="10.74" calcext:value-type="float">
            <text:p>10.74</text:p>
          </table:table-cell>
          <table:table-cell office:value-type="float" office:value="12300" calcext:value-type="float">
            <text:p>12300.00</text:p>
          </table:table-cell>
          <table:table-cell table:style-name="ce93" table:formula="of:=IF([.E12]&gt;0;[.F12]/[.E12]-1.0014;([.F12]-[.E12]))" office:value-type="percentage" office:value="1.07695438716285" calcext:value-type="percentage">
            <text:p>107.70%</text:p>
          </table:table-cell>
          <table:table-cell table:style-name="ce134" table:formula="of:=IF([.E12]&gt;0; IF([.E12]*1.25 &gt; [.F12];[.E12]*1.25; IF([.E12]*1.25^2 &gt; [.F12];[.E12]*1.25^2; IF([.E12]*1.25^3 &gt; [.F12];[.E12]*1.25^3; IF([.E12]*1.25^4 &gt; [.F12];[.E12]*1.25^4; IF([.E12]*1.25^5 &gt; [.F12];[.E12]*1.25^5; IF([.E12]*1.25^6 &gt; [.F12];[.E12]*1.25^6; IF([.E12]*1.25^7 &gt; [.F12]; [.E12]*1.25^7; IF([.E12]*1.25^8 &gt; [.F12]; [.E12]*1.25^8; IF([.E12]*1.25^9 &gt; [.F12]; [.E12]*1.25^9; [.E12]*1.25^10)))))))));IF(1.25 &gt; [.F12]-[.E12];1.25; IF(1.25^2 &gt; [.F12]-[.E12];1.25^2; IF(1.25^3 &gt; [.F12]-[.E12];1.25^3; IF(1.25^4 &gt; [.F12]-[.E12];1.25^4; IF(1.25^5 &gt; [.F12]-[.E12];1.25^5; IF(1.25^6 &gt; [.F12]-[.E12];1.25^6; IF(1.25^7 &gt; [.F12]-[.E12]; 1.25^7; IF(1.25^8 &gt; [.F12]-[.E12]; 1.25^8; IF(1.25^9 &gt; [.F12]-[.E12]; 1.25^9; IF(1.25^10 &gt; [.F12]-[.E12]; 1.25^10; IF(1.25^11 &gt; [.F12]-[.E12]; 1.25^11; IF(1.25^12 &gt; [.F12]-[.E12]; 1.25^12; IF(1.25^13 &gt; [.F12]-[.E12]; 1.25^13; IF(1.25^14 &gt; [.F12]-[.E12]; 1.25^14; IF(1.25^15 &gt; [.F12]-[.E12]; 1.25^15; IF(1.25^16 &gt; [.F12]-[.E12]; 1.25^16; IF(1.25^17 &gt; [.F12]-[.E12]; 1.25^17; IF(1.25^18 &gt; [.F12]-[.E12]; 1.25^18; IF(1.25^19 &gt; [.F12]-[.E12]; 1.25^19; 1.25^20))))))))))))))))))))" office:value-type="float" office:value="57.20703125" calcext:value-type="float">
            <text:p>57.207</text:p>
          </table:table-cell>
          <table:table-cell table:style-name="ce176" table:formula="of:=IF([.F12]&lt;[.E12]*1.25; 0; [.J12]/1.25*0.92)" office:value-type="float" office:value="42.104375" calcext:value-type="float">
            <text:p>42.104</text:p>
          </table:table-cell>
          <table:table-cell table:style-name="ce210" office:value-type="float" office:value="42.104" calcext:value-type="float">
            <text:p>42.104</text:p>
          </table:table-cell>
        </table:table-row>
        <table:table-row table:style-name="ro1">
          <table:covered-table-cell table:style-name="ce7"/>
          <table:covered-table-cell/>
          <table:table-cell office:value-type="string" calcext:value-type="string">
            <text:p>农业银行H</text:p>
          </table:table-cell>
          <table:table-cell office:value-type="percentage" office:value="0.0195" calcext:value-type="percentage">
            <text:p>1.95%</text:p>
          </table:table-cell>
          <table:table-cell office:value-type="float" office:value="2.678" calcext:value-type="float">
            <text:p>2.678</text:p>
          </table:table-cell>
          <table:table-cell table:style-name="ce51" office:value-type="float" office:value="2.93" calcext:value-type="float">
            <text:p>2.930</text:p>
          </table:table-cell>
          <table:table-cell office:value-type="float" office:value="3.63" calcext:value-type="float">
            <text:p>3.63</text:p>
          </table:table-cell>
          <table:table-cell office:value-type="float" office:value="10000" calcext:value-type="float">
            <text:p>10000.00</text:p>
          </table:table-cell>
          <table:table-cell table:style-name="ce94" table:formula="of:=IF([.E13]&gt;0;[.F13]/[.E13]-1.0014;([.F13]-[.E13]))" office:value-type="percentage" office:value="0.092700074682599" calcext:value-type="percentage">
            <text:p>9.27%</text:p>
          </table:table-cell>
          <table:table-cell table:style-name="ce135" table:formula="of:=IF([.E13]&gt;0; IF([.E13]*1.25 &gt; [.F13];[.E13]*1.25; IF([.E13]*1.25^2 &gt; [.F13];[.E13]*1.25^2; IF([.E13]*1.25^3 &gt; [.F13];[.E13]*1.25^3; IF([.E13]*1.25^4 &gt; [.F13];[.E13]*1.25^4; IF([.E13]*1.25^5 &gt; [.F13];[.E13]*1.25^5; IF([.E13]*1.25^6 &gt; [.F13];[.E13]*1.25^6; IF([.E13]*1.25^7 &gt; [.F13]; [.E13]*1.25^7; IF([.E13]*1.25^8 &gt; [.F13]; [.E13]*1.25^8; IF([.E13]*1.25^9 &gt; [.F13]; [.E13]*1.25^9; [.E13]*1.25^10)))))))));IF(1.25 &gt; [.F13]-[.E13];1.25; IF(1.25^2 &gt; [.F13]-[.E13];1.25^2; IF(1.25^3 &gt; [.F13]-[.E13];1.25^3; IF(1.25^4 &gt; [.F13]-[.E13];1.25^4; IF(1.25^5 &gt; [.F13]-[.E13];1.25^5; IF(1.25^6 &gt; [.F13]-[.E13];1.25^6; IF(1.25^7 &gt; [.F13]-[.E13]; 1.25^7; IF(1.25^8 &gt; [.F13]-[.E13]; 1.25^8; IF(1.25^9 &gt; [.F13]-[.E13]; 1.25^9; IF(1.25^10 &gt; [.F13]-[.E13]; 1.25^10; IF(1.25^11 &gt; [.F13]-[.E13]; 1.25^11; IF(1.25^12 &gt; [.F13]-[.E13]; 1.25^12; IF(1.25^13 &gt; [.F13]-[.E13]; 1.25^13; IF(1.25^14 &gt; [.F13]-[.E13]; 1.25^14; IF(1.25^15 &gt; [.F13]-[.E13]; 1.25^15; IF(1.25^16 &gt; [.F13]-[.E13]; 1.25^16; IF(1.25^17 &gt; [.F13]-[.E13]; 1.25^17; IF(1.25^18 &gt; [.F13]-[.E13]; 1.25^18; IF(1.25^19 &gt; [.F13]-[.E13]; 1.25^19; 1.25^20))))))))))))))))))))" office:value-type="float" office:value="3.3475" calcext:value-type="float">
            <text:p>3.348</text:p>
          </table:table-cell>
          <table:table-cell table:style-name="ce177" table:formula="of:=IF([.F13]&lt;[.E13]*1.25; 0; [.J13]/1.25*0.92)" office:value-type="float" office:value="0" calcext:value-type="float">
            <text:p>0.000</text:p>
          </table:table-cell>
          <table:table-cell table:style-name="ce211" office:value-type="float" office:value="0" calcext:value-type="float">
            <text:p>0.000</text:p>
          </table:table-cell>
        </table:table-row>
        <table:table-row table:style-name="ro3">
          <table:table-cell table:style-name="ce5" office:value-type="string" calcext:value-type="string">
            <text:p>非银金融</text:p>
          </table:table-cell>
          <table:table-cell table:style-name="ce13" office:value-type="percentage" office:value="0.0167" calcext:value-type="percentage">
            <text:p>1.67%</text:p>
          </table:table-cell>
          <table:table-cell office:value-type="string" calcext:value-type="string">
            <text:p>新华保险H</text:p>
          </table:table-cell>
          <table:table-cell office:value-type="percentage" office:value="0.0167" calcext:value-type="percentage">
            <text:p>1.67%</text:p>
          </table:table-cell>
          <table:table-cell office:value-type="float" office:value="35.097" calcext:value-type="float">
            <text:p>35.097</text:p>
          </table:table-cell>
          <table:table-cell table:style-name="ce52" office:value-type="float" office:value="22.55" calcext:value-type="float">
            <text:p>22.550</text:p>
          </table:table-cell>
          <table:table-cell office:value-type="float" office:value="3.74" calcext:value-type="float">
            <text:p>3.74</text:p>
          </table:table-cell>
          <table:table-cell office:value-type="float" office:value="703.5" calcext:value-type="float">
            <text:p>703.50</text:p>
          </table:table-cell>
          <table:table-cell table:style-name="ce95" table:formula="of:=IF([.E14]&gt;0;[.F14]/[.E14]-1.0014;([.F14]-[.E14]))" office:value-type="percentage" office:value="-0.358894942587686" calcext:value-type="percentage">
            <text:p>-35.89%</text:p>
          </table:table-cell>
          <table:table-cell table:style-name="ce136" table:formula="of:=IF([.E14]&gt;0; IF([.E14]*1.25 &gt; [.F14];[.E14]*1.25; IF([.E14]*1.25^2 &gt; [.F14];[.E14]*1.25^2; IF([.E14]*1.25^3 &gt; [.F14];[.E14]*1.25^3; IF([.E14]*1.25^4 &gt; [.F14];[.E14]*1.25^4; IF([.E14]*1.25^5 &gt; [.F14];[.E14]*1.25^5; IF([.E14]*1.25^6 &gt; [.F14];[.E14]*1.25^6; IF([.E14]*1.25^7 &gt; [.F14]; [.E14]*1.25^7; IF([.E14]*1.25^8 &gt; [.F14]; [.E14]*1.25^8; IF([.E14]*1.25^9 &gt; [.F14]; [.E14]*1.25^9; [.E14]*1.25^10)))))))));IF(1.25 &gt; [.F14]-[.E14];1.25; IF(1.25^2 &gt; [.F14]-[.E14];1.25^2; IF(1.25^3 &gt; [.F14]-[.E14];1.25^3; IF(1.25^4 &gt; [.F14]-[.E14];1.25^4; IF(1.25^5 &gt; [.F14]-[.E14];1.25^5; IF(1.25^6 &gt; [.F14]-[.E14];1.25^6; IF(1.25^7 &gt; [.F14]-[.E14]; 1.25^7; IF(1.25^8 &gt; [.F14]-[.E14]; 1.25^8; IF(1.25^9 &gt; [.F14]-[.E14]; 1.25^9; IF(1.25^10 &gt; [.F14]-[.E14]; 1.25^10; IF(1.25^11 &gt; [.F14]-[.E14]; 1.25^11; IF(1.25^12 &gt; [.F14]-[.E14]; 1.25^12; IF(1.25^13 &gt; [.F14]-[.E14]; 1.25^13; IF(1.25^14 &gt; [.F14]-[.E14]; 1.25^14; IF(1.25^15 &gt; [.F14]-[.E14]; 1.25^15; IF(1.25^16 &gt; [.F14]-[.E14]; 1.25^16; IF(1.25^17 &gt; [.F14]-[.E14]; 1.25^17; IF(1.25^18 &gt; [.F14]-[.E14]; 1.25^18; IF(1.25^19 &gt; [.F14]-[.E14]; 1.25^19; 1.25^20))))))))))))))))))))" office:value-type="float" office:value="43.87125" calcext:value-type="float">
            <text:p>43.871</text:p>
          </table:table-cell>
          <table:table-cell table:style-name="ce178" table:formula="of:=IF([.F14]&lt;[.E14]*1.25; 0; [.J14]/1.25*0.92)" office:value-type="float" office:value="0" calcext:value-type="float">
            <text:p>0.000</text:p>
          </table:table-cell>
          <table:table-cell table:style-name="ce212" office:value-type="float" office:value="0" calcext:value-type="float">
            <text:p>0.000</text:p>
          </table:table-cell>
        </table:table-row>
        <table:table-row table:style-name="ro1">
          <table:table-cell table:style-name="ce8" office:value-type="string" calcext:value-type="string" table:number-columns-spanned="1" table:number-rows-spanned="4">
            <text:p>软件服务</text:p>
          </table:table-cell>
          <table:table-cell table:style-name="ce13" office:value-type="percentage" office:value="0.2473" calcext:value-type="percentage" table:number-columns-spanned="1" table:number-rows-spanned="4">
            <text:p>24.73%</text:p>
          </table:table-cell>
          <table:table-cell office:value-type="string" calcext:value-type="string">
            <text:p>腾讯控股L</text:p>
          </table:table-cell>
          <table:table-cell office:value-type="percentage" office:value="0.0796" calcext:value-type="percentage">
            <text:p>7.96%</text:p>
          </table:table-cell>
          <table:table-cell office:value-type="float" office:value="405" calcext:value-type="float">
            <text:p>405.000</text:p>
          </table:table-cell>
          <table:table-cell table:style-name="ce57" office:value-type="float" office:value="403.2" calcext:value-type="float">
            <text:p>403.200</text:p>
          </table:table-cell>
          <table:table-cell office:value-type="float" office:value="16.65" calcext:value-type="float">
            <text:p>16.65</text:p>
          </table:table-cell>
          <table:table-cell office:value-type="float" office:value="39000" calcext:value-type="float">
            <text:p>39000.00</text:p>
          </table:table-cell>
          <table:table-cell table:style-name="ce105" table:formula="of:=IF([.E15]&gt;0;[.F15]/[.E15]-1.0014;([.F15]-[.E15]))" office:value-type="percentage" office:value="-0.00584444444444454" calcext:value-type="percentage">
            <text:p>-0.58%</text:p>
          </table:table-cell>
          <table:table-cell table:style-name="ce137" table:formula="of:=IF([.E15]&gt;0; IF([.E15]*1.25 &gt; [.F15];[.E15]*1.25; IF([.E15]*1.25^2 &gt; [.F15];[.E15]*1.25^2; IF([.E15]*1.25^3 &gt; [.F15];[.E15]*1.25^3; IF([.E15]*1.25^4 &gt; [.F15];[.E15]*1.25^4; IF([.E15]*1.25^5 &gt; [.F15];[.E15]*1.25^5; IF([.E15]*1.25^6 &gt; [.F15];[.E15]*1.25^6; IF([.E15]*1.25^7 &gt; [.F15]; [.E15]*1.25^7; IF([.E15]*1.25^8 &gt; [.F15]; [.E15]*1.25^8; IF([.E15]*1.25^9 &gt; [.F15]; [.E15]*1.25^9; [.E15]*1.25^10)))))))));IF(1.25 &gt; [.F15]-[.E15];1.25; IF(1.25^2 &gt; [.F15]-[.E15];1.25^2; IF(1.25^3 &gt; [.F15]-[.E15];1.25^3; IF(1.25^4 &gt; [.F15]-[.E15];1.25^4; IF(1.25^5 &gt; [.F15]-[.E15];1.25^5; IF(1.25^6 &gt; [.F15]-[.E15];1.25^6; IF(1.25^7 &gt; [.F15]-[.E15]; 1.25^7; IF(1.25^8 &gt; [.F15]-[.E15]; 1.25^8; IF(1.25^9 &gt; [.F15]-[.E15]; 1.25^9; IF(1.25^10 &gt; [.F15]-[.E15]; 1.25^10; IF(1.25^11 &gt; [.F15]-[.E15]; 1.25^11; IF(1.25^12 &gt; [.F15]-[.E15]; 1.25^12; IF(1.25^13 &gt; [.F15]-[.E15]; 1.25^13; IF(1.25^14 &gt; [.F15]-[.E15]; 1.25^14; IF(1.25^15 &gt; [.F15]-[.E15]; 1.25^15; IF(1.25^16 &gt; [.F15]-[.E15]; 1.25^16; IF(1.25^17 &gt; [.F15]-[.E15]; 1.25^17; IF(1.25^18 &gt; [.F15]-[.E15]; 1.25^18; IF(1.25^19 &gt; [.F15]-[.E15]; 1.25^19; 1.25^20))))))))))))))))))))" office:value-type="float" office:value="506.25" calcext:value-type="float">
            <text:p>506.250</text:p>
          </table:table-cell>
          <table:table-cell table:style-name="ce179" table:formula="of:=IF([.F15]&lt;[.E15]*1.25; 0; [.J15]/1.25*0.92)" office:value-type="float" office:value="0" calcext:value-type="float">
            <text:p>0.000</text:p>
          </table:table-cell>
          <table:table-cell table:style-name="ce213" office:value-type="float" office:value="0" calcext:value-type="float">
            <text:p>0.000</text:p>
          </table:table-cell>
        </table:table-row>
        <table:table-row table:style-name="ro1">
          <table:covered-table-cell table:style-name="ce8"/>
          <table:covered-table-cell/>
          <table:table-cell office:value-type="string" calcext:value-type="string">
            <text:p>腾讯控股D</text:p>
          </table:table-cell>
          <table:table-cell office:value-type="percentage" office:value="0.1095" calcext:value-type="percentage">
            <text:p>10.95%</text:p>
          </table:table-cell>
          <table:table-cell office:value-type="float" office:value="435" calcext:value-type="float">
            <text:p>435.000</text:p>
          </table:table-cell>
          <table:table-cell table:style-name="ce57" office:value-type="float" office:value="403.2" calcext:value-type="float">
            <text:p>403.200</text:p>
          </table:table-cell>
          <table:table-cell office:value-type="float" office:value="16.65" calcext:value-type="float">
            <text:p>16.65</text:p>
          </table:table-cell>
          <table:table-cell office:value-type="float" office:value="39000" calcext:value-type="float">
            <text:p>39000.00</text:p>
          </table:table-cell>
          <table:table-cell table:style-name="ce105" table:formula="of:=IF([.E16]&gt;0;[.F16]/[.E16]-1.0014;([.F16]-[.E16]))" office:value-type="percentage" office:value="-0.0745034482758622" calcext:value-type="percentage">
            <text:p>-7.45%</text:p>
          </table:table-cell>
          <table:table-cell table:style-name="ce137" table:formula="of:=IF([.E16]&gt;0; IF([.E16]*1.25 &gt; [.F16];[.E16]*1.25; IF([.E16]*1.25^2 &gt; [.F16];[.E16]*1.25^2; IF([.E16]*1.25^3 &gt; [.F16];[.E16]*1.25^3; IF([.E16]*1.25^4 &gt; [.F16];[.E16]*1.25^4; IF([.E16]*1.25^5 &gt; [.F16];[.E16]*1.25^5; IF([.E16]*1.25^6 &gt; [.F16];[.E16]*1.25^6; IF([.E16]*1.25^7 &gt; [.F16]; [.E16]*1.25^7; IF([.E16]*1.25^8 &gt; [.F16]; [.E16]*1.25^8; IF([.E16]*1.25^9 &gt; [.F16]; [.E16]*1.25^9; [.E16]*1.25^10)))))))));IF(1.25 &gt; [.F16]-[.E16];1.25; IF(1.25^2 &gt; [.F16]-[.E16];1.25^2; IF(1.25^3 &gt; [.F16]-[.E16];1.25^3; IF(1.25^4 &gt; [.F16]-[.E16];1.25^4; IF(1.25^5 &gt; [.F16]-[.E16];1.25^5; IF(1.25^6 &gt; [.F16]-[.E16];1.25^6; IF(1.25^7 &gt; [.F16]-[.E16]; 1.25^7; IF(1.25^8 &gt; [.F16]-[.E16]; 1.25^8; IF(1.25^9 &gt; [.F16]-[.E16]; 1.25^9; IF(1.25^10 &gt; [.F16]-[.E16]; 1.25^10; IF(1.25^11 &gt; [.F16]-[.E16]; 1.25^11; IF(1.25^12 &gt; [.F16]-[.E16]; 1.25^12; IF(1.25^13 &gt; [.F16]-[.E16]; 1.25^13; IF(1.25^14 &gt; [.F16]-[.E16]; 1.25^14; IF(1.25^15 &gt; [.F16]-[.E16]; 1.25^15; IF(1.25^16 &gt; [.F16]-[.E16]; 1.25^16; IF(1.25^17 &gt; [.F16]-[.E16]; 1.25^17; IF(1.25^18 &gt; [.F16]-[.E16]; 1.25^18; IF(1.25^19 &gt; [.F16]-[.E16]; 1.25^19; 1.25^20))))))))))))))))))))" office:value-type="float" office:value="543.75" calcext:value-type="float">
            <text:p>543.750</text:p>
          </table:table-cell>
          <table:table-cell table:style-name="ce179" table:formula="of:=IF([.F16]&lt;[.E16]*1.25; 0; [.J16]/1.25*0.92)" office:value-type="float" office:value="0" calcext:value-type="float">
            <text:p>0.000</text:p>
          </table:table-cell>
          <table:table-cell table:style-name="ce213" office:value-type="float" office:value="0" calcext:value-type="float">
            <text:p>0.000</text:p>
          </table:table-cell>
        </table:table-row>
        <table:table-row table:style-name="ro1">
          <table:covered-table-cell table:style-name="ce8"/>
          <table:covered-table-cell/>
          <table:table-cell office:value-type="string" calcext:value-type="string">
            <text:p>腾讯控股F</text:p>
          </table:table-cell>
          <table:table-cell office:value-type="percentage" office:value="0.0498" calcext:value-type="percentage">
            <text:p>4.98%</text:p>
          </table:table-cell>
          <table:table-cell office:value-type="float" office:value="432" calcext:value-type="float">
            <text:p>432.000</text:p>
          </table:table-cell>
          <table:table-cell table:style-name="ce57" office:value-type="float" office:value="403.2" calcext:value-type="float">
            <text:p>403.200</text:p>
          </table:table-cell>
          <table:table-cell office:value-type="float" office:value="16.65" calcext:value-type="float">
            <text:p>16.65</text:p>
          </table:table-cell>
          <table:table-cell office:value-type="float" office:value="39000" calcext:value-type="float">
            <text:p>39000.00</text:p>
          </table:table-cell>
          <table:table-cell table:style-name="ce105" table:formula="of:=IF([.E17]&gt;0;[.F17]/[.E17]-1.0014;([.F17]-[.E17]))" office:value-type="percentage" office:value="-0.0680666666666667" calcext:value-type="percentage">
            <text:p>-6.81%</text:p>
          </table:table-cell>
          <table:table-cell table:style-name="ce137" table:formula="of:=IF([.E17]&gt;0; IF([.E17]*1.25 &gt; [.F17];[.E17]*1.25; IF([.E17]*1.25^2 &gt; [.F17];[.E17]*1.25^2; IF([.E17]*1.25^3 &gt; [.F17];[.E17]*1.25^3; IF([.E17]*1.25^4 &gt; [.F17];[.E17]*1.25^4; IF([.E17]*1.25^5 &gt; [.F17];[.E17]*1.25^5; IF([.E17]*1.25^6 &gt; [.F17];[.E17]*1.25^6; IF([.E17]*1.25^7 &gt; [.F17]; [.E17]*1.25^7; IF([.E17]*1.25^8 &gt; [.F17]; [.E17]*1.25^8; IF([.E17]*1.25^9 &gt; [.F17]; [.E17]*1.25^9; [.E17]*1.25^10)))))))));IF(1.25 &gt; [.F17]-[.E17];1.25; IF(1.25^2 &gt; [.F17]-[.E17];1.25^2; IF(1.25^3 &gt; [.F17]-[.E17];1.25^3; IF(1.25^4 &gt; [.F17]-[.E17];1.25^4; IF(1.25^5 &gt; [.F17]-[.E17];1.25^5; IF(1.25^6 &gt; [.F17]-[.E17];1.25^6; IF(1.25^7 &gt; [.F17]-[.E17]; 1.25^7; IF(1.25^8 &gt; [.F17]-[.E17]; 1.25^8; IF(1.25^9 &gt; [.F17]-[.E17]; 1.25^9; IF(1.25^10 &gt; [.F17]-[.E17]; 1.25^10; IF(1.25^11 &gt; [.F17]-[.E17]; 1.25^11; IF(1.25^12 &gt; [.F17]-[.E17]; 1.25^12; IF(1.25^13 &gt; [.F17]-[.E17]; 1.25^13; IF(1.25^14 &gt; [.F17]-[.E17]; 1.25^14; IF(1.25^15 &gt; [.F17]-[.E17]; 1.25^15; IF(1.25^16 &gt; [.F17]-[.E17]; 1.25^16; IF(1.25^17 &gt; [.F17]-[.E17]; 1.25^17; IF(1.25^18 &gt; [.F17]-[.E17]; 1.25^18; IF(1.25^19 &gt; [.F17]-[.E17]; 1.25^19; 1.25^20))))))))))))))))))))" office:value-type="float" office:value="540" calcext:value-type="float">
            <text:p>540.000</text:p>
          </table:table-cell>
          <table:table-cell table:style-name="ce179" table:formula="of:=IF([.F17]&lt;[.E17]*1.25; 0; [.J17]/1.25*0.92)" office:value-type="float" office:value="0" calcext:value-type="float">
            <text:p>0.000</text:p>
          </table:table-cell>
          <table:table-cell table:style-name="ce213" office:value-type="float" office:value="0" calcext:value-type="float">
            <text:p>0.000</text:p>
          </table:table-cell>
        </table:table-row>
        <table:table-row table:style-name="ro2">
          <table:covered-table-cell table:style-name="ce8"/>
          <table:covered-table-cell/>
          <table:table-cell office:value-type="string" calcext:value-type="string">
            <text:p>心动公司</text:p>
          </table:table-cell>
          <table:table-cell office:value-type="percentage" office:value="0.0084" calcext:value-type="percentage">
            <text:p>0.84%</text:p>
          </table:table-cell>
          <table:table-cell office:value-type="float" office:value="45.669" calcext:value-type="float">
            <text:p>45.669</text:p>
          </table:table-cell>
          <table:table-cell table:style-name="ce57" office:value-type="float" office:value="21.25" calcext:value-type="float">
            <text:p>21.250</text:p>
          </table:table-cell>
          <table:table-cell office:value-type="string" calcext:value-type="string">
            <text:p>-</text:p>
          </table:table-cell>
          <table:table-cell office:value-type="float" office:value="102.1" calcext:value-type="float">
            <text:p>102.10</text:p>
          </table:table-cell>
          <table:table-cell table:style-name="ce105" table:formula="of:=IF([.E18]&gt;0;[.F18]/[.E18]-1.0014;([.F18]-[.E18]))" office:value-type="percentage" office:value="-0.536095307539031" calcext:value-type="percentage">
            <text:p>-53.61%</text:p>
          </table:table-cell>
          <table:table-cell table:style-name="ce137" table:formula="of:=IF([.E18]&gt;0; IF([.E18]*1.25 &gt; [.F18];[.E18]*1.25; IF([.E18]*1.25^2 &gt; [.F18];[.E18]*1.25^2; IF([.E18]*1.25^3 &gt; [.F18];[.E18]*1.25^3; IF([.E18]*1.25^4 &gt; [.F18];[.E18]*1.25^4; IF([.E18]*1.25^5 &gt; [.F18];[.E18]*1.25^5; IF([.E18]*1.25^6 &gt; [.F18];[.E18]*1.25^6; IF([.E18]*1.25^7 &gt; [.F18]; [.E18]*1.25^7; IF([.E18]*1.25^8 &gt; [.F18]; [.E18]*1.25^8; IF([.E18]*1.25^9 &gt; [.F18]; [.E18]*1.25^9; [.E18]*1.25^10)))))))));IF(1.25 &gt; [.F18]-[.E18];1.25; IF(1.25^2 &gt; [.F18]-[.E18];1.25^2; IF(1.25^3 &gt; [.F18]-[.E18];1.25^3; IF(1.25^4 &gt; [.F18]-[.E18];1.25^4; IF(1.25^5 &gt; [.F18]-[.E18];1.25^5; IF(1.25^6 &gt; [.F18]-[.E18];1.25^6; IF(1.25^7 &gt; [.F18]-[.E18]; 1.25^7; IF(1.25^8 &gt; [.F18]-[.E18]; 1.25^8; IF(1.25^9 &gt; [.F18]-[.E18]; 1.25^9; IF(1.25^10 &gt; [.F18]-[.E18]; 1.25^10; IF(1.25^11 &gt; [.F18]-[.E18]; 1.25^11; IF(1.25^12 &gt; [.F18]-[.E18]; 1.25^12; IF(1.25^13 &gt; [.F18]-[.E18]; 1.25^13; IF(1.25^14 &gt; [.F18]-[.E18]; 1.25^14; IF(1.25^15 &gt; [.F18]-[.E18]; 1.25^15; IF(1.25^16 &gt; [.F18]-[.E18]; 1.25^16; IF(1.25^17 &gt; [.F18]-[.E18]; 1.25^17; IF(1.25^18 &gt; [.F18]-[.E18]; 1.25^18; IF(1.25^19 &gt; [.F18]-[.E18]; 1.25^19; 1.25^20))))))))))))))))))))" office:value-type="float" office:value="57.08625" calcext:value-type="float">
            <text:p>57.086</text:p>
          </table:table-cell>
          <table:table-cell table:style-name="ce179" table:formula="of:=IF([.F18]&lt;[.E18]*1.25; 0; [.J18]/1.25*0.92)" office:value-type="float" office:value="0" calcext:value-type="float">
            <text:p>0.000</text:p>
          </table:table-cell>
          <table:table-cell table:style-name="ce213" office:value-type="float" office:value="0" calcext:value-type="float">
            <text:p>0.000</text:p>
          </table:table-cell>
        </table:table-row>
        <table:table-row table:style-name="ro2">
          <table:table-cell table:style-name="ce8" office:value-type="string" calcext:value-type="string">
            <text:p>医疗保健</text:p>
          </table:table-cell>
          <table:table-cell table:style-name="ce13" office:value-type="percentage" office:value="0.005" calcext:value-type="percentage">
            <text:p>0.50%</text:p>
          </table:table-cell>
          <table:table-cell office:value-type="string" calcext:value-type="string">
            <text:p>微创医疗</text:p>
          </table:table-cell>
          <table:table-cell office:value-type="percentage" office:value="0.005" calcext:value-type="percentage">
            <text:p>0.50%</text:p>
          </table:table-cell>
          <table:table-cell office:value-type="float" office:value="41.9" calcext:value-type="float">
            <text:p>41.900</text:p>
          </table:table-cell>
          <table:table-cell table:style-name="ce57" office:value-type="float" office:value="20.25" calcext:value-type="float">
            <text:p>20.250</text:p>
          </table:table-cell>
          <table:table-cell office:value-type="string" calcext:value-type="string">
            <text:p>-</text:p>
          </table:table-cell>
          <table:table-cell office:value-type="float" office:value="368.9" calcext:value-type="float">
            <text:p>368.90</text:p>
          </table:table-cell>
          <table:table-cell table:style-name="ce105" table:formula="of:=IF([.E19]&gt;0;[.F19]/[.E19]-1.0014;([.F19]-[.E19]))" office:value-type="percentage" office:value="-0.518106443914081" calcext:value-type="percentage">
            <text:p>-51.81%</text:p>
          </table:table-cell>
          <table:table-cell table:style-name="ce137" table:formula="of:=IF([.E19]&gt;0; IF([.E19]*1.25 &gt; [.F19];[.E19]*1.25; IF([.E19]*1.25^2 &gt; [.F19];[.E19]*1.25^2; IF([.E19]*1.25^3 &gt; [.F19];[.E19]*1.25^3; IF([.E19]*1.25^4 &gt; [.F19];[.E19]*1.25^4; IF([.E19]*1.25^5 &gt; [.F19];[.E19]*1.25^5; IF([.E19]*1.25^6 &gt; [.F19];[.E19]*1.25^6; IF([.E19]*1.25^7 &gt; [.F19]; [.E19]*1.25^7; IF([.E19]*1.25^8 &gt; [.F19]; [.E19]*1.25^8; IF([.E19]*1.25^9 &gt; [.F19]; [.E19]*1.25^9; [.E19]*1.25^10)))))))));IF(1.25 &gt; [.F19]-[.E19];1.25; IF(1.25^2 &gt; [.F19]-[.E19];1.25^2; IF(1.25^3 &gt; [.F19]-[.E19];1.25^3; IF(1.25^4 &gt; [.F19]-[.E19];1.25^4; IF(1.25^5 &gt; [.F19]-[.E19];1.25^5; IF(1.25^6 &gt; [.F19]-[.E19];1.25^6; IF(1.25^7 &gt; [.F19]-[.E19]; 1.25^7; IF(1.25^8 &gt; [.F19]-[.E19]; 1.25^8; IF(1.25^9 &gt; [.F19]-[.E19]; 1.25^9; IF(1.25^10 &gt; [.F19]-[.E19]; 1.25^10; IF(1.25^11 &gt; [.F19]-[.E19]; 1.25^11; IF(1.25^12 &gt; [.F19]-[.E19]; 1.25^12; IF(1.25^13 &gt; [.F19]-[.E19]; 1.25^13; IF(1.25^14 &gt; [.F19]-[.E19]; 1.25^14; IF(1.25^15 &gt; [.F19]-[.E19]; 1.25^15; IF(1.25^16 &gt; [.F19]-[.E19]; 1.25^16; IF(1.25^17 &gt; [.F19]-[.E19]; 1.25^17; IF(1.25^18 &gt; [.F19]-[.E19]; 1.25^18; IF(1.25^19 &gt; [.F19]-[.E19]; 1.25^19; 1.25^20))))))))))))))))))))" office:value-type="float" office:value="52.375" calcext:value-type="float">
            <text:p>52.375</text:p>
          </table:table-cell>
          <table:table-cell table:style-name="ce179" table:formula="of:=IF([.F19]&lt;[.E19]*1.25; 0; [.J19]/1.25*0.92)" office:value-type="float" office:value="0" calcext:value-type="float">
            <text:p>0.000</text:p>
          </table:table-cell>
          <table:table-cell table:style-name="ce213" office:value-type="float" office:value="0" calcext:value-type="float">
            <text:p>0.000</text:p>
          </table:table-cell>
        </table:table-row>
        <table:table-row table:style-name="ro1">
          <table:table-cell table:style-name="ce7" office:value-type="string" calcext:value-type="string">
            <text:p>ETF</text:p>
          </table:table-cell>
          <table:table-cell table:style-name="ce13" office:value-type="percentage" office:value="0.0205" calcext:value-type="percentage">
            <text:p>2.05%</text:p>
          </table:table-cell>
          <table:table-cell office:value-type="string" calcext:value-type="string">
            <text:p>恒生ETF</text:p>
          </table:table-cell>
          <table:table-cell office:value-type="percentage" office:value="0.0205" calcext:value-type="percentage">
            <text:p>2.05%</text:p>
          </table:table-cell>
          <table:table-cell office:value-type="float" office:value="1.587" calcext:value-type="float">
            <text:p>1.587</text:p>
          </table:table-cell>
          <table:table-cell table:style-name="ce62" office:value-type="float" office:value="1.119" calcext:value-type="float">
            <text:p>1.119</text:p>
          </table:table-cell>
          <table:table-cell office:value-type="float" office:value="10.4" calcext:value-type="float">
            <text:p>10.40</text:p>
          </table:table-cell>
          <table:table-cell office:value-type="string" calcext:value-type="string">
            <text:p>-</text:p>
          </table:table-cell>
          <table:table-cell table:style-name="ce101" table:formula="of:=IF([.E20]&gt;0;[.F20]/[.E20]-1.0014;([.F20]-[.E20]))" office:value-type="percentage" office:value="-0.296296030245747" calcext:value-type="percentage">
            <text:p>-29.63%</text:p>
          </table:table-cell>
          <table:table-cell table:style-name="ce139" table:formula="of:=IF([.E20]&gt;0; IF([.E20]*1.25 &gt; [.F20];[.E20]*1.25; IF([.E20]*1.25^2 &gt; [.F20];[.E20]*1.25^2; IF([.E20]*1.25^3 &gt; [.F20];[.E20]*1.25^3; IF([.E20]*1.25^4 &gt; [.F20];[.E20]*1.25^4; IF([.E20]*1.25^5 &gt; [.F20];[.E20]*1.25^5; IF([.E20]*1.25^6 &gt; [.F20];[.E20]*1.25^6; IF([.E20]*1.25^7 &gt; [.F20]; [.E20]*1.25^7; IF([.E20]*1.25^8 &gt; [.F20]; [.E20]*1.25^8; IF([.E20]*1.25^9 &gt; [.F20]; [.E20]*1.25^9; [.E20]*1.25^10)))))))));IF(1.25 &gt; [.F20]-[.E20];1.25; IF(1.25^2 &gt; [.F20]-[.E20];1.25^2; IF(1.25^3 &gt; [.F20]-[.E20];1.25^3; IF(1.25^4 &gt; [.F20]-[.E20];1.25^4; IF(1.25^5 &gt; [.F20]-[.E20];1.25^5; IF(1.25^6 &gt; [.F20]-[.E20];1.25^6; IF(1.25^7 &gt; [.F20]-[.E20]; 1.25^7; IF(1.25^8 &gt; [.F20]-[.E20]; 1.25^8; IF(1.25^9 &gt; [.F20]-[.E20]; 1.25^9; IF(1.25^10 &gt; [.F20]-[.E20]; 1.25^10; IF(1.25^11 &gt; [.F20]-[.E20]; 1.25^11; IF(1.25^12 &gt; [.F20]-[.E20]; 1.25^12; IF(1.25^13 &gt; [.F20]-[.E20]; 1.25^13; IF(1.25^14 &gt; [.F20]-[.E20]; 1.25^14; IF(1.25^15 &gt; [.F20]-[.E20]; 1.25^15; IF(1.25^16 &gt; [.F20]-[.E20]; 1.25^16; IF(1.25^17 &gt; [.F20]-[.E20]; 1.25^17; IF(1.25^18 &gt; [.F20]-[.E20]; 1.25^18; IF(1.25^19 &gt; [.F20]-[.E20]; 1.25^19; 1.25^20))))))))))))))))))))" office:value-type="float" office:value="1.98375" calcext:value-type="float">
            <text:p>1.984</text:p>
          </table:table-cell>
          <table:table-cell table:style-name="ce181" table:formula="of:=IF([.F20]&lt;[.E20]*1.25; 0; [.J20]/1.25*0.92)" office:value-type="float" office:value="0" calcext:value-type="float">
            <text:p>0.000</text:p>
          </table:table-cell>
          <table:table-cell table:style-name="ce216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交通运输</text:p>
          </table:table-cell>
          <table:table-cell table:style-name="ce13" office:value-type="percentage" office:value="0.0372" calcext:value-type="percentage">
            <text:p>3.72%</text:p>
          </table:table-cell>
          <table:table-cell office:value-type="string" calcext:value-type="string">
            <text:p><text:s/>上海机场</text:p>
          </table:table-cell>
          <table:table-cell office:value-type="percentage" office:value="0.0372" calcext:value-type="percentage">
            <text:p>3.72%</text:p>
          </table:table-cell>
          <table:table-cell office:value-type="float" office:value="53.414" calcext:value-type="float">
            <text:p>53.414</text:p>
          </table:table-cell>
          <table:table-cell table:style-name="ce63" office:value-type="float" office:value="55.45" calcext:value-type="float">
            <text:p>55.45</text:p>
          </table:table-cell>
          <table:table-cell office:value-type="string" calcext:value-type="string">
            <text:p>-</text:p>
          </table:table-cell>
          <table:table-cell office:value-type="float" office:value="1068" calcext:value-type="float">
            <text:p>1068.00</text:p>
          </table:table-cell>
          <table:table-cell table:style-name="ce106" table:formula="of:=IF([.E21]&gt;0;[.F21]/[.E21]-1.0014;([.F21]-[.E21]))" office:value-type="percentage" office:value="0.0367173475118883" calcext:value-type="percentage">
            <text:p>3.67%</text:p>
          </table:table-cell>
          <table:table-cell table:style-name="ce140" table:formula="of:=IF([.E21]&gt;0; IF([.E21]*1.25 &gt; [.F21];[.E21]*1.25; IF([.E21]*1.25^2 &gt; [.F21];[.E21]*1.25^2; IF([.E21]*1.25^3 &gt; [.F21];[.E21]*1.25^3; IF([.E21]*1.25^4 &gt; [.F21];[.E21]*1.25^4; IF([.E21]*1.25^5 &gt; [.F21];[.E21]*1.25^5; IF([.E21]*1.25^6 &gt; [.F21];[.E21]*1.25^6; IF([.E21]*1.25^7 &gt; [.F21]; [.E21]*1.25^7; IF([.E21]*1.25^8 &gt; [.F21]; [.E21]*1.25^8; IF([.E21]*1.25^9 &gt; [.F21]; [.E21]*1.25^9; [.E21]*1.25^10)))))))));IF(1.25 &gt; [.F21]-[.E21];1.25; IF(1.25^2 &gt; [.F21]-[.E21];1.25^2; IF(1.25^3 &gt; [.F21]-[.E21];1.25^3; IF(1.25^4 &gt; [.F21]-[.E21];1.25^4; IF(1.25^5 &gt; [.F21]-[.E21];1.25^5; IF(1.25^6 &gt; [.F21]-[.E21];1.25^6; IF(1.25^7 &gt; [.F21]-[.E21]; 1.25^7; IF(1.25^8 &gt; [.F21]-[.E21]; 1.25^8; IF(1.25^9 &gt; [.F21]-[.E21]; 1.25^9; IF(1.25^10 &gt; [.F21]-[.E21]; 1.25^10; IF(1.25^11 &gt; [.F21]-[.E21]; 1.25^11; IF(1.25^12 &gt; [.F21]-[.E21]; 1.25^12; IF(1.25^13 &gt; [.F21]-[.E21]; 1.25^13; IF(1.25^14 &gt; [.F21]-[.E21]; 1.25^14; IF(1.25^15 &gt; [.F21]-[.E21]; 1.25^15; IF(1.25^16 &gt; [.F21]-[.E21]; 1.25^16; IF(1.25^17 &gt; [.F21]-[.E21]; 1.25^17; IF(1.25^18 &gt; [.F21]-[.E21]; 1.25^18; IF(1.25^19 &gt; [.F21]-[.E21]; 1.25^19; 1.25^20))))))))))))))))))))" office:value-type="float" office:value="66.7675" calcext:value-type="float">
            <text:p>66.768</text:p>
          </table:table-cell>
          <table:table-cell table:style-name="ce182" table:formula="of:=IF([.F21]&lt;[.E21]*1.25; 0; [.J21]/1.25*0.92)" office:value-type="float" office:value="0" calcext:value-type="float">
            <text:p>0.000</text:p>
          </table:table-cell>
          <table:table-cell table:style-name="ce217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公用事业</text:p>
          </table:table-cell>
          <table:table-cell table:style-name="ce13" office:value-type="percentage" office:value="0.0303" calcext:value-type="percentage">
            <text:p>3.03%</text:p>
          </table:table-cell>
          <table:table-cell office:value-type="string" calcext:value-type="string">
            <text:p>北控水务集团</text:p>
          </table:table-cell>
          <table:table-cell office:value-type="percentage" office:value="0.0303" calcext:value-type="percentage">
            <text:p>3.03%</text:p>
          </table:table-cell>
          <table:table-cell office:value-type="float" office:value="3.003" calcext:value-type="float">
            <text:p>3.003</text:p>
          </table:table-cell>
          <table:table-cell table:style-name="ce65" office:value-type="float" office:value="3.07" calcext:value-type="float">
            <text:p>3.07</text:p>
          </table:table-cell>
          <table:table-cell office:value-type="float" office:value="7.18" calcext:value-type="float">
            <text:p>7.18</text:p>
          </table:table-cell>
          <table:table-cell office:value-type="float" office:value="311.2" calcext:value-type="float">
            <text:p>311.20</text:p>
          </table:table-cell>
          <table:table-cell table:style-name="ce108" table:formula="of:=IF([.E22]&gt;0;[.F22]/[.E22]-1.0014;([.F22]-[.E22]))" office:value-type="percentage" office:value="0.020911022311022" calcext:value-type="percentage">
            <text:p>2.09%</text:p>
          </table:table-cell>
          <table:table-cell table:style-name="ce141" table:formula="of:=IF([.E22]&gt;0; IF([.E22]*1.25 &gt; [.F22];[.E22]*1.25; IF([.E22]*1.25^2 &gt; [.F22];[.E22]*1.25^2; IF([.E22]*1.25^3 &gt; [.F22];[.E22]*1.25^3; IF([.E22]*1.25^4 &gt; [.F22];[.E22]*1.25^4; IF([.E22]*1.25^5 &gt; [.F22];[.E22]*1.25^5; IF([.E22]*1.25^6 &gt; [.F22];[.E22]*1.25^6; IF([.E22]*1.25^7 &gt; [.F22]; [.E22]*1.25^7; IF([.E22]*1.25^8 &gt; [.F22]; [.E22]*1.25^8; IF([.E22]*1.25^9 &gt; [.F22]; [.E22]*1.25^9; [.E22]*1.25^10)))))))));IF(1.25 &gt; [.F22]-[.E22];1.25; IF(1.25^2 &gt; [.F22]-[.E22];1.25^2; IF(1.25^3 &gt; [.F22]-[.E22];1.25^3; IF(1.25^4 &gt; [.F22]-[.E22];1.25^4; IF(1.25^5 &gt; [.F22]-[.E22];1.25^5; IF(1.25^6 &gt; [.F22]-[.E22];1.25^6; IF(1.25^7 &gt; [.F22]-[.E22]; 1.25^7; IF(1.25^8 &gt; [.F22]-[.E22]; 1.25^8; IF(1.25^9 &gt; [.F22]-[.E22]; 1.25^9; IF(1.25^10 &gt; [.F22]-[.E22]; 1.25^10; IF(1.25^11 &gt; [.F22]-[.E22]; 1.25^11; IF(1.25^12 &gt; [.F22]-[.E22]; 1.25^12; IF(1.25^13 &gt; [.F22]-[.E22]; 1.25^13; IF(1.25^14 &gt; [.F22]-[.E22]; 1.25^14; IF(1.25^15 &gt; [.F22]-[.E22]; 1.25^15; IF(1.25^16 &gt; [.F22]-[.E22]; 1.25^16; IF(1.25^17 &gt; [.F22]-[.E22]; 1.25^17; IF(1.25^18 &gt; [.F22]-[.E22]; 1.25^18; IF(1.25^19 &gt; [.F22]-[.E22]; 1.25^19; 1.25^20))))))))))))))))))))" office:value-type="float" office:value="3.75375" calcext:value-type="float">
            <text:p>3.754</text:p>
          </table:table-cell>
          <table:table-cell table:style-name="ce183" table:formula="of:=IF([.F22]&lt;[.E22]*1.25; 0; [.J22]/1.25*0.92)" office:value-type="float" office:value="0" calcext:value-type="float">
            <text:p>0.000</text:p>
          </table:table-cell>
          <table:table-cell table:style-name="ce216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2">
            <text:p>家用电器</text:p>
          </table:table-cell>
          <table:table-cell table:style-name="ce13" office:value-type="percentage" office:value="0.0343" calcext:value-type="percentage" table:number-columns-spanned="1" table:number-rows-spanned="2">
            <text:p>3.43%</text:p>
          </table:table-cell>
          <table:table-cell office:value-type="string" calcext:value-type="string">
            <text:p>思摩尔国际</text:p>
          </table:table-cell>
          <table:table-cell office:value-type="percentage" office:value="0.0183" calcext:value-type="percentage">
            <text:p>1.83%</text:p>
          </table:table-cell>
          <table:table-cell office:value-type="float" office:value="50.925" calcext:value-type="float">
            <text:p>50.925</text:p>
          </table:table-cell>
          <table:table-cell table:style-name="Default" office:value-type="float" office:value="24.7" calcext:value-type="float">
            <text:p>24.7</text:p>
          </table:table-cell>
          <table:table-cell office:value-type="float" office:value="23.79" calcext:value-type="float">
            <text:p>23.79</text:p>
          </table:table-cell>
          <table:table-cell office:value-type="float" office:value="1484.6" calcext:value-type="float">
            <text:p>1484.60</text:p>
          </table:table-cell>
          <table:table-cell table:style-name="ce109" table:formula="of:=IF([.E23]&gt;0;[.F23]/[.E23]-1.0014;([.F23]-[.E23]))" office:value-type="percentage" office:value="-0.516372999509082" calcext:value-type="percentage">
            <text:p>-51.64%</text:p>
          </table:table-cell>
          <table:table-cell table:style-name="ce142" table:formula="of:=IF([.E23]&gt;0; IF([.E23]*1.25 &gt; [.F23];[.E23]*1.25; IF([.E23]*1.25^2 &gt; [.F23];[.E23]*1.25^2; IF([.E23]*1.25^3 &gt; [.F23];[.E23]*1.25^3; IF([.E23]*1.25^4 &gt; [.F23];[.E23]*1.25^4; IF([.E23]*1.25^5 &gt; [.F23];[.E23]*1.25^5; IF([.E23]*1.25^6 &gt; [.F23];[.E23]*1.25^6; IF([.E23]*1.25^7 &gt; [.F23]; [.E23]*1.25^7; IF([.E23]*1.25^8 &gt; [.F23]; [.E23]*1.25^8; IF([.E23]*1.25^9 &gt; [.F23]; [.E23]*1.25^9; [.E23]*1.25^10)))))))));IF(1.25 &gt; [.F23]-[.E23];1.25; IF(1.25^2 &gt; [.F23]-[.E23];1.25^2; IF(1.25^3 &gt; [.F23]-[.E23];1.25^3; IF(1.25^4 &gt; [.F23]-[.E23];1.25^4; IF(1.25^5 &gt; [.F23]-[.E23];1.25^5; IF(1.25^6 &gt; [.F23]-[.E23];1.25^6; IF(1.25^7 &gt; [.F23]-[.E23]; 1.25^7; IF(1.25^8 &gt; [.F23]-[.E23]; 1.25^8; IF(1.25^9 &gt; [.F23]-[.E23]; 1.25^9; IF(1.25^10 &gt; [.F23]-[.E23]; 1.25^10; IF(1.25^11 &gt; [.F23]-[.E23]; 1.25^11; IF(1.25^12 &gt; [.F23]-[.E23]; 1.25^12; IF(1.25^13 &gt; [.F23]-[.E23]; 1.25^13; IF(1.25^14 &gt; [.F23]-[.E23]; 1.25^14; IF(1.25^15 &gt; [.F23]-[.E23]; 1.25^15; IF(1.25^16 &gt; [.F23]-[.E23]; 1.25^16; IF(1.25^17 &gt; [.F23]-[.E23]; 1.25^17; IF(1.25^18 &gt; [.F23]-[.E23]; 1.25^18; IF(1.25^19 &gt; [.F23]-[.E23]; 1.25^19; 1.25^20))))))))))))))))))))" office:value-type="float" office:value="63.65625" calcext:value-type="float">
            <text:p>63.656</text:p>
          </table:table-cell>
          <table:table-cell table:style-name="ce184" table:formula="of:=IF([.F23]&lt;[.E23]*1.25; 0; [.J23]/1.25*0.92)" office:value-type="float" office:value="0" calcext:value-type="float">
            <text:p>0.000</text:p>
          </table:table-cell>
          <table:table-cell table:style-name="ce218" office:value-type="float" office:value="0" calcext:value-type="float">
            <text:p>0.000</text:p>
          </table:table-cell>
        </table:table-row>
        <table:table-row table:style-name="ro2">
          <table:covered-table-cell table:style-name="ce7"/>
          <table:covered-table-cell/>
          <table:table-cell office:value-type="string" calcext:value-type="string">
            <text:p>美的集团</text:p>
          </table:table-cell>
          <table:table-cell office:value-type="percentage" office:value="0.016" calcext:value-type="percentage">
            <text:p>1.60%</text:p>
          </table:table-cell>
          <table:table-cell office:value-type="float" office:value="70.961" calcext:value-type="float">
            <text:p>70.961</text:p>
          </table:table-cell>
          <table:table-cell table:style-name="Default" office:value-type="float" office:value="65.6" calcext:value-type="float">
            <text:p>65.6</text:p>
          </table:table-cell>
          <table:table-cell office:value-type="float" office:value="15.99" calcext:value-type="float">
            <text:p>15.99</text:p>
          </table:table-cell>
          <table:table-cell office:value-type="float" office:value="4583" calcext:value-type="float">
            <text:p>4583.00</text:p>
          </table:table-cell>
          <table:table-cell table:style-name="ce109" table:formula="of:=IF([.E24]&gt;0;[.F24]/[.E24]-1.0014;([.F24]-[.E24]))" office:value-type="percentage" office:value="-0.0769485407477348" calcext:value-type="percentage">
            <text:p>-7.69%</text:p>
          </table:table-cell>
          <table:table-cell table:style-name="ce142" table:formula="of:=IF([.E24]&gt;0; IF([.E24]*1.25 &gt; [.F24];[.E24]*1.25; IF([.E24]*1.25^2 &gt; [.F24];[.E24]*1.25^2; IF([.E24]*1.25^3 &gt; [.F24];[.E24]*1.25^3; IF([.E24]*1.25^4 &gt; [.F24];[.E24]*1.25^4; IF([.E24]*1.25^5 &gt; [.F24];[.E24]*1.25^5; IF([.E24]*1.25^6 &gt; [.F24];[.E24]*1.25^6; IF([.E24]*1.25^7 &gt; [.F24]; [.E24]*1.25^7; IF([.E24]*1.25^8 &gt; [.F24]; [.E24]*1.25^8; IF([.E24]*1.25^9 &gt; [.F24]; [.E24]*1.25^9; [.E24]*1.25^10)))))))));IF(1.25 &gt; [.F24]-[.E24];1.25; IF(1.25^2 &gt; [.F24]-[.E24];1.25^2; IF(1.25^3 &gt; [.F24]-[.E24];1.25^3; IF(1.25^4 &gt; [.F24]-[.E24];1.25^4; IF(1.25^5 &gt; [.F24]-[.E24];1.25^5; IF(1.25^6 &gt; [.F24]-[.E24];1.25^6; IF(1.25^7 &gt; [.F24]-[.E24]; 1.25^7; IF(1.25^8 &gt; [.F24]-[.E24]; 1.25^8; IF(1.25^9 &gt; [.F24]-[.E24]; 1.25^9; IF(1.25^10 &gt; [.F24]-[.E24]; 1.25^10; IF(1.25^11 &gt; [.F24]-[.E24]; 1.25^11; IF(1.25^12 &gt; [.F24]-[.E24]; 1.25^12; IF(1.25^13 &gt; [.F24]-[.E24]; 1.25^13; IF(1.25^14 &gt; [.F24]-[.E24]; 1.25^14; IF(1.25^15 &gt; [.F24]-[.E24]; 1.25^15; IF(1.25^16 &gt; [.F24]-[.E24]; 1.25^16; IF(1.25^17 &gt; [.F24]-[.E24]; 1.25^17; IF(1.25^18 &gt; [.F24]-[.E24]; 1.25^18; IF(1.25^19 &gt; [.F24]-[.E24]; 1.25^19; 1.25^20))))))))))))))))))))" office:value-type="float" office:value="88.70125" calcext:value-type="float">
            <text:p>88.701</text:p>
          </table:table-cell>
          <table:table-cell table:style-name="ce184" table:formula="of:=IF([.F24]&lt;[.E24]*1.25; 0; [.J24]/1.25*0.92)" office:value-type="float" office:value="0" calcext:value-type="float">
            <text:p>0.000</text:p>
          </table:table-cell>
          <table:table-cell table:style-name="ce218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农林牧渔</text:p>
          </table:table-cell>
          <table:table-cell table:style-name="ce13" office:value-type="percentage" office:value="0.01" calcext:value-type="percentage">
            <text:p>1.00%</text:p>
          </table:table-cell>
          <table:table-cell office:value-type="string" calcext:value-type="string">
            <text:p>生物股份</text:p>
          </table:table-cell>
          <table:table-cell office:value-type="percentage" office:value="0.01" calcext:value-type="percentage">
            <text:p>1.00%</text:p>
          </table:table-cell>
          <table:table-cell office:value-type="float" office:value="21.286" calcext:value-type="float">
            <text:p>21.286</text:p>
          </table:table-cell>
          <table:table-cell table:style-name="Default" office:value-type="float" office:value="14.2" calcext:value-type="float">
            <text:p>14.2</text:p>
          </table:table-cell>
          <table:table-cell office:value-type="float" office:value="30.23" calcext:value-type="float">
            <text:p>30.23</text:p>
          </table:table-cell>
          <table:table-cell office:value-type="float" office:value="159.9" calcext:value-type="float">
            <text:p>159.90</text:p>
          </table:table-cell>
          <table:table-cell table:style-name="ce110" table:formula="of:=IF([.E25]&gt;0;[.F25]/[.E25]-1.0014;([.F25]-[.E25]))" office:value-type="percentage" office:value="-0.334294860471672" calcext:value-type="percentage">
            <text:p>-33.43%</text:p>
          </table:table-cell>
          <table:table-cell table:style-name="ce143" table:formula="of:=IF([.E25]&gt;0; IF([.E25]*1.25 &gt; [.F25];[.E25]*1.25; IF([.E25]*1.25^2 &gt; [.F25];[.E25]*1.25^2; IF([.E25]*1.25^3 &gt; [.F25];[.E25]*1.25^3; IF([.E25]*1.25^4 &gt; [.F25];[.E25]*1.25^4; IF([.E25]*1.25^5 &gt; [.F25];[.E25]*1.25^5; IF([.E25]*1.25^6 &gt; [.F25];[.E25]*1.25^6; IF([.E25]*1.25^7 &gt; [.F25]; [.E25]*1.25^7; IF([.E25]*1.25^8 &gt; [.F25]; [.E25]*1.25^8; IF([.E25]*1.25^9 &gt; [.F25]; [.E25]*1.25^9; [.E25]*1.25^10)))))))));IF(1.25 &gt; [.F25]-[.E25];1.25; IF(1.25^2 &gt; [.F25]-[.E25];1.25^2; IF(1.25^3 &gt; [.F25]-[.E25];1.25^3; IF(1.25^4 &gt; [.F25]-[.E25];1.25^4; IF(1.25^5 &gt; [.F25]-[.E25];1.25^5; IF(1.25^6 &gt; [.F25]-[.E25];1.25^6; IF(1.25^7 &gt; [.F25]-[.E25]; 1.25^7; IF(1.25^8 &gt; [.F25]-[.E25]; 1.25^8; IF(1.25^9 &gt; [.F25]-[.E25]; 1.25^9; IF(1.25^10 &gt; [.F25]-[.E25]; 1.25^10; IF(1.25^11 &gt; [.F25]-[.E25]; 1.25^11; IF(1.25^12 &gt; [.F25]-[.E25]; 1.25^12; IF(1.25^13 &gt; [.F25]-[.E25]; 1.25^13; IF(1.25^14 &gt; [.F25]-[.E25]; 1.25^14; IF(1.25^15 &gt; [.F25]-[.E25]; 1.25^15; IF(1.25^16 &gt; [.F25]-[.E25]; 1.25^16; IF(1.25^17 &gt; [.F25]-[.E25]; 1.25^17; IF(1.25^18 &gt; [.F25]-[.E25]; 1.25^18; IF(1.25^19 &gt; [.F25]-[.E25]; 1.25^19; 1.25^20))))))))))))))))))))" office:value-type="float" office:value="26.6075" calcext:value-type="float">
            <text:p>26.608</text:p>
          </table:table-cell>
          <table:table-cell table:style-name="ce185" table:formula="of:=IF([.F25]&lt;[.E25]*1.25; 0; [.J25]/1.25*0.92)" office:value-type="float" office:value="0" calcext:value-type="float">
            <text:p>0.000</text:p>
          </table:table-cell>
          <table:table-cell table:style-name="ce219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旅游及消闲设施</text:p>
          </table:table-cell>
          <table:table-cell table:style-name="ce13" office:value-type="percentage" office:value="0.008" calcext:value-type="percentage">
            <text:p>0.80%</text:p>
          </table:table-cell>
          <table:table-cell office:value-type="string" calcext:value-type="string">
            <text:p>澳博控股</text:p>
          </table:table-cell>
          <table:table-cell office:value-type="percentage" office:value="0.008" calcext:value-type="percentage">
            <text:p>0.80%</text:p>
          </table:table-cell>
          <table:table-cell office:value-type="float" office:value="7.348" calcext:value-type="float">
            <text:p>7.348</text:p>
          </table:table-cell>
          <table:table-cell table:style-name="ce66" office:value-type="float" office:value="4.05" calcext:value-type="float">
            <text:p>4.050</text:p>
          </table:table-cell>
          <table:table-cell office:value-type="string" calcext:value-type="string">
            <text:p>-</text:p>
          </table:table-cell>
          <table:table-cell office:value-type="float" office:value="230.1" calcext:value-type="float">
            <text:p>230.10</text:p>
          </table:table-cell>
          <table:table-cell table:style-name="ce111" table:formula="of:=IF([.E26]&gt;0;[.F26]/[.E26]-1.0014;([.F26]-[.E26]))" office:value-type="percentage" office:value="-0.450229613500272" calcext:value-type="percentage">
            <text:p>-45.02%</text:p>
          </table:table-cell>
          <table:table-cell table:style-name="ce146" table:formula="of:=IF([.E26]&gt;0; IF([.E26]*1.25 &gt; [.F26];[.E26]*1.25; IF([.E26]*1.25^2 &gt; [.F26];[.E26]*1.25^2; IF([.E26]*1.25^3 &gt; [.F26];[.E26]*1.25^3; IF([.E26]*1.25^4 &gt; [.F26];[.E26]*1.25^4; IF([.E26]*1.25^5 &gt; [.F26];[.E26]*1.25^5; IF([.E26]*1.25^6 &gt; [.F26];[.E26]*1.25^6; IF([.E26]*1.25^7 &gt; [.F26]; [.E26]*1.25^7; IF([.E26]*1.25^8 &gt; [.F26]; [.E26]*1.25^8; IF([.E26]*1.25^9 &gt; [.F26]; [.E26]*1.25^9; [.E26]*1.25^10)))))))));IF(1.25 &gt; [.F26]-[.E26];1.25; IF(1.25^2 &gt; [.F26]-[.E26];1.25^2; IF(1.25^3 &gt; [.F26]-[.E26];1.25^3; IF(1.25^4 &gt; [.F26]-[.E26];1.25^4; IF(1.25^5 &gt; [.F26]-[.E26];1.25^5; IF(1.25^6 &gt; [.F26]-[.E26];1.25^6; IF(1.25^7 &gt; [.F26]-[.E26]; 1.25^7; IF(1.25^8 &gt; [.F26]-[.E26]; 1.25^8; IF(1.25^9 &gt; [.F26]-[.E26]; 1.25^9; IF(1.25^10 &gt; [.F26]-[.E26]; 1.25^10; IF(1.25^11 &gt; [.F26]-[.E26]; 1.25^11; IF(1.25^12 &gt; [.F26]-[.E26]; 1.25^12; IF(1.25^13 &gt; [.F26]-[.E26]; 1.25^13; IF(1.25^14 &gt; [.F26]-[.E26]; 1.25^14; IF(1.25^15 &gt; [.F26]-[.E26]; 1.25^15; IF(1.25^16 &gt; [.F26]-[.E26]; 1.25^16; IF(1.25^17 &gt; [.F26]-[.E26]; 1.25^17; IF(1.25^18 &gt; [.F26]-[.E26]; 1.25^18; IF(1.25^19 &gt; [.F26]-[.E26]; 1.25^19; 1.25^20))))))))))))))))))))" office:value-type="float" office:value="9.185" calcext:value-type="float">
            <text:p>9.185</text:p>
          </table:table-cell>
          <table:table-cell table:style-name="ce184" table:formula="of:=IF([.F26]&lt;[.E26]*1.25; 0; [.J26]/1.25*0.92)" office:value-type="float" office:value="0" calcext:value-type="float">
            <text:p>0.000</text:p>
          </table:table-cell>
          <table:table-cell table:style-name="ce220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建筑装饰</text:p>
          </table:table-cell>
          <table:table-cell table:style-name="ce13" office:value-type="percentage" office:value="0.0261" calcext:value-type="percentage">
            <text:p>2.61%</text:p>
          </table:table-cell>
          <table:table-cell office:value-type="string" calcext:value-type="string">
            <text:p>中国建筑</text:p>
          </table:table-cell>
          <table:table-cell office:value-type="percentage" office:value="0.0261" calcext:value-type="percentage">
            <text:p>2.61%</text:p>
          </table:table-cell>
          <table:table-cell office:value-type="float" office:value="4.804" calcext:value-type="float">
            <text:p>4.804</text:p>
          </table:table-cell>
          <table:table-cell table:style-name="ce68" office:value-type="float" office:value="5.45" calcext:value-type="float">
            <text:p>5.450</text:p>
          </table:table-cell>
          <table:table-cell office:value-type="float" office:value="4.43" calcext:value-type="float">
            <text:p>4.43</text:p>
          </table:table-cell>
          <table:table-cell office:value-type="float" office:value="2286" calcext:value-type="float">
            <text:p>2286.00</text:p>
          </table:table-cell>
          <table:table-cell table:style-name="ce112" table:formula="of:=IF([.E27]&gt;0;[.F27]/[.E27]-1.0014;([.F27]-[.E27]))" office:value-type="percentage" office:value="0.133071273938385" calcext:value-type="percentage">
            <text:p>13.31%</text:p>
          </table:table-cell>
          <table:table-cell table:style-name="ce147" table:formula="of:=IF([.E27]&gt;0; IF([.E27]*1.25 &gt; [.F27];[.E27]*1.25; IF([.E27]*1.25^2 &gt; [.F27];[.E27]*1.25^2; IF([.E27]*1.25^3 &gt; [.F27];[.E27]*1.25^3; IF([.E27]*1.25^4 &gt; [.F27];[.E27]*1.25^4; IF([.E27]*1.25^5 &gt; [.F27];[.E27]*1.25^5; IF([.E27]*1.25^6 &gt; [.F27];[.E27]*1.25^6; IF([.E27]*1.25^7 &gt; [.F27]; [.E27]*1.25^7; IF([.E27]*1.25^8 &gt; [.F27]; [.E27]*1.25^8; IF([.E27]*1.25^9 &gt; [.F27]; [.E27]*1.25^9; [.E27]*1.25^10)))))))));IF(1.25 &gt; [.F27]-[.E27];1.25; IF(1.25^2 &gt; [.F27]-[.E27];1.25^2; IF(1.25^3 &gt; [.F27]-[.E27];1.25^3; IF(1.25^4 &gt; [.F27]-[.E27];1.25^4; IF(1.25^5 &gt; [.F27]-[.E27];1.25^5; IF(1.25^6 &gt; [.F27]-[.E27];1.25^6; IF(1.25^7 &gt; [.F27]-[.E27]; 1.25^7; IF(1.25^8 &gt; [.F27]-[.E27]; 1.25^8; IF(1.25^9 &gt; [.F27]-[.E27]; 1.25^9; IF(1.25^10 &gt; [.F27]-[.E27]; 1.25^10; IF(1.25^11 &gt; [.F27]-[.E27]; 1.25^11; IF(1.25^12 &gt; [.F27]-[.E27]; 1.25^12; IF(1.25^13 &gt; [.F27]-[.E27]; 1.25^13; IF(1.25^14 &gt; [.F27]-[.E27]; 1.25^14; IF(1.25^15 &gt; [.F27]-[.E27]; 1.25^15; IF(1.25^16 &gt; [.F27]-[.E27]; 1.25^16; IF(1.25^17 &gt; [.F27]-[.E27]; 1.25^17; IF(1.25^18 &gt; [.F27]-[.E27]; 1.25^18; IF(1.25^19 &gt; [.F27]-[.E27]; 1.25^19; 1.25^20))))))))))))))))))))" office:value-type="float" office:value="6.005" calcext:value-type="float">
            <text:p>6.005</text:p>
          </table:table-cell>
          <table:table-cell table:style-name="ce184" table:formula="of:=IF([.F27]&lt;[.E27]*1.25; 0; [.J27]/1.25*0.92)" office:value-type="float" office:value="0" calcext:value-type="float">
            <text:p>0.000</text:p>
          </table:table-cell>
          <table:table-cell table:style-name="ce221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采掘</text:p>
          </table:table-cell>
          <table:table-cell table:style-name="ce13" office:value-type="percentage" office:value="0.0232" calcext:value-type="percentage">
            <text:p>2.32%</text:p>
          </table:table-cell>
          <table:table-cell office:value-type="string" calcext:value-type="string">
            <text:p>陕西煤业</text:p>
          </table:table-cell>
          <table:table-cell office:value-type="percentage" office:value="0.0232" calcext:value-type="percentage">
            <text:p>2.32%</text:p>
          </table:table-cell>
          <table:table-cell office:value-type="float" office:value="10.402" calcext:value-type="float">
            <text:p>10.402</text:p>
          </table:table-cell>
          <table:table-cell office:value-type="float" office:value="15.2" calcext:value-type="float">
            <text:p>15.200</text:p>
          </table:table-cell>
          <table:table-cell table:style-name="ce78" office:value-type="float" office:value="8.34" calcext:value-type="float">
            <text:p>8.34</text:p>
          </table:table-cell>
          <table:table-cell office:value-type="float" office:value="1474" calcext:value-type="float">
            <text:p>1474.00</text:p>
          </table:table-cell>
          <table:table-cell table:formula="of:=IF([.E28]&gt;0;[.F28]/[.E28]-1.0014;([.F28]-[.E28]))" office:value-type="percentage" office:value="0.45985745049029" calcext:value-type="percentage">
            <text:p>45.99%</text:p>
          </table:table-cell>
          <table:table-cell table:style-name="ce133" table:formula="of:=IF([.E28]&gt;0; IF([.E28]*1.25 &gt; [.F28];[.E28]*1.25; IF([.E28]*1.25^2 &gt; [.F28];[.E28]*1.25^2; IF([.E28]*1.25^3 &gt; [.F28];[.E28]*1.25^3; IF([.E28]*1.25^4 &gt; [.F28];[.E28]*1.25^4; IF([.E28]*1.25^5 &gt; [.F28];[.E28]*1.25^5; IF([.E28]*1.25^6 &gt; [.F28];[.E28]*1.25^6; IF([.E28]*1.25^7 &gt; [.F28]; [.E28]*1.25^7; IF([.E28]*1.25^8 &gt; [.F28]; [.E28]*1.25^8; IF([.E28]*1.25^9 &gt; [.F28]; [.E28]*1.25^9; [.E28]*1.25^10)))))))));IF(1.25 &gt; [.F28]-[.E28];1.25; IF(1.25^2 &gt; [.F28]-[.E28];1.25^2; IF(1.25^3 &gt; [.F28]-[.E28];1.25^3; IF(1.25^4 &gt; [.F28]-[.E28];1.25^4; IF(1.25^5 &gt; [.F28]-[.E28];1.25^5; IF(1.25^6 &gt; [.F28]-[.E28];1.25^6; IF(1.25^7 &gt; [.F28]-[.E28]; 1.25^7; IF(1.25^8 &gt; [.F28]-[.E28]; 1.25^8; IF(1.25^9 &gt; [.F28]-[.E28]; 1.25^9; IF(1.25^10 &gt; [.F28]-[.E28]; 1.25^10; IF(1.25^11 &gt; [.F28]-[.E28]; 1.25^11; IF(1.25^12 &gt; [.F28]-[.E28]; 1.25^12; IF(1.25^13 &gt; [.F28]-[.E28]; 1.25^13; IF(1.25^14 &gt; [.F28]-[.E28]; 1.25^14; IF(1.25^15 &gt; [.F28]-[.E28]; 1.25^15; IF(1.25^16 &gt; [.F28]-[.E28]; 1.25^16; IF(1.25^17 &gt; [.F28]-[.E28]; 1.25^17; IF(1.25^18 &gt; [.F28]-[.E28]; 1.25^18; IF(1.25^19 &gt; [.F28]-[.E28]; 1.25^19; 1.25^20))))))))))))))))))))" office:value-type="float" office:value="16.253125" calcext:value-type="float">
            <text:p>16.253</text:p>
          </table:table-cell>
          <table:table-cell table:style-name="ce184" table:formula="of:=IF([.F28]&lt;[.E28]*1.25; 0; [.J28]/1.25*0.92)" office:value-type="float" office:value="11.9623" calcext:value-type="float">
            <text:p>11.962</text:p>
          </table:table-cell>
          <table:table-cell table:style-name="ce222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6">
            <text:p>港股抄作业</text:p>
          </table:table-cell>
          <table:table-cell table:style-name="ce13" office:value-type="percentage" office:value="0.0936" calcext:value-type="percentage" table:number-columns-spanned="1" table:number-rows-spanned="6">
            <text:p>9.36%</text:p>
          </table:table-cell>
          <table:table-cell office:value-type="string" calcext:value-type="string">
            <text:p>中国海洋石油</text:p>
          </table:table-cell>
          <table:table-cell office:value-type="percentage" office:value="0.0154" calcext:value-type="percentage">
            <text:p>1.54%</text:p>
          </table:table-cell>
          <table:table-cell office:value-type="float" office:value="9.697" calcext:value-type="float">
            <text:p>9.697</text:p>
          </table:table-cell>
          <table:table-cell office:value-type="float" office:value="10.42" calcext:value-type="float">
            <text:p>10.420</text:p>
          </table:table-cell>
          <table:table-cell table:style-name="ce78" office:value-type="float" office:value="7.96" calcext:value-type="float">
            <text:p>7.96</text:p>
          </table:table-cell>
          <table:table-cell office:value-type="float" office:value="4652.3" calcext:value-type="float">
            <text:p>4652.30</text:p>
          </table:table-cell>
          <table:table-cell table:style-name="ce103" table:formula="of:=IF([.E29]&gt;0;[.F29]/[.E29]-1.0014;([.F29]-[.E29]))" office:value-type="percentage" office:value="0.0731591420026814" calcext:value-type="percentage">
            <text:p>7.32%</text:p>
          </table:table-cell>
          <table:table-cell table:style-name="ce154" table:formula="of:=IF([.E29]&gt;0; IF([.E29]*1.25 &gt; [.F29];[.E29]*1.25; IF([.E29]*1.25^2 &gt; [.F29];[.E29]*1.25^2; IF([.E29]*1.25^3 &gt; [.F29];[.E29]*1.25^3; IF([.E29]*1.25^4 &gt; [.F29];[.E29]*1.25^4; IF([.E29]*1.25^5 &gt; [.F29];[.E29]*1.25^5; IF([.E29]*1.25^6 &gt; [.F29];[.E29]*1.25^6; IF([.E29]*1.25^7 &gt; [.F29]; [.E29]*1.25^7; IF([.E29]*1.25^8 &gt; [.F29]; [.E29]*1.25^8; IF([.E29]*1.25^9 &gt; [.F29]; [.E29]*1.25^9; [.E29]*1.25^10)))))))));IF(1.25 &gt; [.F29]-[.E29];1.25; IF(1.25^2 &gt; [.F29]-[.E29];1.25^2; IF(1.25^3 &gt; [.F29]-[.E29];1.25^3; IF(1.25^4 &gt; [.F29]-[.E29];1.25^4; IF(1.25^5 &gt; [.F29]-[.E29];1.25^5; IF(1.25^6 &gt; [.F29]-[.E29];1.25^6; IF(1.25^7 &gt; [.F29]-[.E29]; 1.25^7; IF(1.25^8 &gt; [.F29]-[.E29]; 1.25^8; IF(1.25^9 &gt; [.F29]-[.E29]; 1.25^9; IF(1.25^10 &gt; [.F29]-[.E29]; 1.25^10; IF(1.25^11 &gt; [.F29]-[.E29]; 1.25^11; IF(1.25^12 &gt; [.F29]-[.E29]; 1.25^12; IF(1.25^13 &gt; [.F29]-[.E29]; 1.25^13; IF(1.25^14 &gt; [.F29]-[.E29]; 1.25^14; IF(1.25^15 &gt; [.F29]-[.E29]; 1.25^15; IF(1.25^16 &gt; [.F29]-[.E29]; 1.25^16; IF(1.25^17 &gt; [.F29]-[.E29]; 1.25^17; IF(1.25^18 &gt; [.F29]-[.E29]; 1.25^18; IF(1.25^19 &gt; [.F29]-[.E29]; 1.25^19; 1.25^20))))))))))))))))))))" office:value-type="float" office:value="12.12125" calcext:value-type="float">
            <text:p>12.121</text:p>
          </table:table-cell>
          <table:table-cell table:style-name="ce196" table:formula="of:=IF([.F29]&lt;[.E29]*1.25; 0; [.J29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style-name="ce6"/>
          <table:covered-table-cell/>
          <table:table-cell office:value-type="string" calcext:value-type="string">
            <text:p>中国移动</text:p>
          </table:table-cell>
          <table:table-cell office:value-type="percentage" office:value="0.0257" calcext:value-type="percentage">
            <text:p>2.57%</text:p>
          </table:table-cell>
          <table:table-cell office:value-type="float" office:value="52.015" calcext:value-type="float">
            <text:p>52.015</text:p>
          </table:table-cell>
          <table:table-cell office:value-type="float" office:value="52.05" calcext:value-type="float">
            <text:p>52.050</text:p>
          </table:table-cell>
          <table:table-cell table:style-name="ce78" office:value-type="float" office:value="7.91" calcext:value-type="float">
            <text:p>7.91</text:p>
          </table:table-cell>
          <table:table-cell office:value-type="float" office:value="11000" calcext:value-type="float">
            <text:p>11000.00</text:p>
          </table:table-cell>
          <table:table-cell table:style-name="ce104" table:formula="of:=IF([.E30]&gt;0;[.F30]/[.E30]-1.0014;([.F30]-[.E30]))" office:value-type="percentage" office:value="-0.000727117177737435" calcext:value-type="percentage">
            <text:p>-0.07%</text:p>
          </table:table-cell>
          <table:table-cell table:style-name="ce155" table:formula="of:=IF([.E30]&gt;0; IF([.E30]*1.25 &gt; [.F30];[.E30]*1.25; IF([.E30]*1.25^2 &gt; [.F30];[.E30]*1.25^2; IF([.E30]*1.25^3 &gt; [.F30];[.E30]*1.25^3; IF([.E30]*1.25^4 &gt; [.F30];[.E30]*1.25^4; IF([.E30]*1.25^5 &gt; [.F30];[.E30]*1.25^5; IF([.E30]*1.25^6 &gt; [.F30];[.E30]*1.25^6; IF([.E30]*1.25^7 &gt; [.F30]; [.E30]*1.25^7; IF([.E30]*1.25^8 &gt; [.F30]; [.E30]*1.25^8; IF([.E30]*1.25^9 &gt; [.F30]; [.E30]*1.25^9; [.E30]*1.25^10)))))))));IF(1.25 &gt; [.F30]-[.E30];1.25; IF(1.25^2 &gt; [.F30]-[.E30];1.25^2; IF(1.25^3 &gt; [.F30]-[.E30];1.25^3; IF(1.25^4 &gt; [.F30]-[.E30];1.25^4; IF(1.25^5 &gt; [.F30]-[.E30];1.25^5; IF(1.25^6 &gt; [.F30]-[.E30];1.25^6; IF(1.25^7 &gt; [.F30]-[.E30]; 1.25^7; IF(1.25^8 &gt; [.F30]-[.E30]; 1.25^8; IF(1.25^9 &gt; [.F30]-[.E30]; 1.25^9; IF(1.25^10 &gt; [.F30]-[.E30]; 1.25^10; IF(1.25^11 &gt; [.F30]-[.E30]; 1.25^11; IF(1.25^12 &gt; [.F30]-[.E30]; 1.25^12; IF(1.25^13 &gt; [.F30]-[.E30]; 1.25^13; IF(1.25^14 &gt; [.F30]-[.E30]; 1.25^14; IF(1.25^15 &gt; [.F30]-[.E30]; 1.25^15; IF(1.25^16 &gt; [.F30]-[.E30]; 1.25^16; IF(1.25^17 &gt; [.F30]-[.E30]; 1.25^17; IF(1.25^18 &gt; [.F30]-[.E30]; 1.25^18; IF(1.25^19 &gt; [.F30]-[.E30]; 1.25^19; 1.25^20))))))))))))))))))))" office:value-type="float" office:value="65.01875" calcext:value-type="float">
            <text:p>65.019</text:p>
          </table:table-cell>
          <table:table-cell table:style-name="ce197" table:formula="of:=IF([.F30]&lt;[.E30]*1.25; 0; [.J30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北京控股</text:p>
          </table:table-cell>
          <table:table-cell office:value-type="percentage" office:value="0.0133" calcext:value-type="percentage">
            <text:p>1.33%</text:p>
          </table:table-cell>
          <table:table-cell office:value-type="float" office:value="24.955" calcext:value-type="float">
            <text:p>24.955</text:p>
          </table:table-cell>
          <table:table-cell office:value-type="float" office:value="26.95" calcext:value-type="float">
            <text:p>26.950</text:p>
          </table:table-cell>
          <table:table-cell table:style-name="ce78" office:value-type="float" office:value="4.23" calcext:value-type="float">
            <text:p>4.23</text:p>
          </table:table-cell>
          <table:table-cell office:value-type="float" office:value="340.1" calcext:value-type="float">
            <text:p>340.10</text:p>
          </table:table-cell>
          <table:table-cell table:formula="of:=IF([.E31]&gt;0;[.F31]/[.E31]-1.0014;([.F31]-[.E31]))" office:value-type="percentage" office:value="0.0785438990182328" calcext:value-type="percentage">
            <text:p>7.85%</text:p>
          </table:table-cell>
          <table:table-cell table:style-name="ce133" table:formula="of:=IF([.E31]&gt;0; IF([.E31]*1.25 &gt; [.F31];[.E31]*1.25; IF([.E31]*1.25^2 &gt; [.F31];[.E31]*1.25^2; IF([.E31]*1.25^3 &gt; [.F31];[.E31]*1.25^3; IF([.E31]*1.25^4 &gt; [.F31];[.E31]*1.25^4; IF([.E31]*1.25^5 &gt; [.F31];[.E31]*1.25^5; IF([.E31]*1.25^6 &gt; [.F31];[.E31]*1.25^6; IF([.E31]*1.25^7 &gt; [.F31]; [.E31]*1.25^7; IF([.E31]*1.25^8 &gt; [.F31]; [.E31]*1.25^8; IF([.E31]*1.25^9 &gt; [.F31]; [.E31]*1.25^9; [.E31]*1.25^10)))))))));IF(1.25 &gt; [.F31]-[.E31];1.25; IF(1.25^2 &gt; [.F31]-[.E31];1.25^2; IF(1.25^3 &gt; [.F31]-[.E31];1.25^3; IF(1.25^4 &gt; [.F31]-[.E31];1.25^4; IF(1.25^5 &gt; [.F31]-[.E31];1.25^5; IF(1.25^6 &gt; [.F31]-[.E31];1.25^6; IF(1.25^7 &gt; [.F31]-[.E31]; 1.25^7; IF(1.25^8 &gt; [.F31]-[.E31]; 1.25^8; IF(1.25^9 &gt; [.F31]-[.E31]; 1.25^9; IF(1.25^10 &gt; [.F31]-[.E31]; 1.25^10; IF(1.25^11 &gt; [.F31]-[.E31]; 1.25^11; IF(1.25^12 &gt; [.F31]-[.E31]; 1.25^12; IF(1.25^13 &gt; [.F31]-[.E31]; 1.25^13; IF(1.25^14 &gt; [.F31]-[.E31]; 1.25^14; IF(1.25^15 &gt; [.F31]-[.E31]; 1.25^15; IF(1.25^16 &gt; [.F31]-[.E31]; 1.25^16; IF(1.25^17 &gt; [.F31]-[.E31]; 1.25^17; IF(1.25^18 &gt; [.F31]-[.E31]; 1.25^18; IF(1.25^19 &gt; [.F31]-[.E31]; 1.25^19; 1.25^20))))))))))))))))))))" office:value-type="float" office:value="31.19375" calcext:value-type="float">
            <text:p>31.194</text:p>
          </table:table-cell>
          <table:table-cell table:style-name="ce174" table:formula="of:=IF([.F31]&lt;[.E31]*1.25; 0; [.J31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中石化冠德</text:p>
          </table:table-cell>
          <table:table-cell office:value-type="percentage" office:value="0.014" calcext:value-type="percentage">
            <text:p>1.40%</text:p>
          </table:table-cell>
          <table:table-cell office:value-type="float" office:value="2.751" calcext:value-type="float">
            <text:p>2.751</text:p>
          </table:table-cell>
          <table:table-cell office:value-type="float" office:value="2.83" calcext:value-type="float">
            <text:p>2.830</text:p>
          </table:table-cell>
          <table:table-cell table:style-name="ce78" office:value-type="float" office:value="2.97" calcext:value-type="float">
            <text:p>2.97</text:p>
          </table:table-cell>
          <table:table-cell office:value-type="float" office:value="70.36" calcext:value-type="float">
            <text:p>70.36</text:p>
          </table:table-cell>
          <table:table-cell table:formula="of:=IF([.E32]&gt;0;[.F32]/[.E32]-1.0014;([.F32]-[.E32]))" office:value-type="percentage" office:value="0.0273168302435478" calcext:value-type="percentage">
            <text:p>2.73%</text:p>
          </table:table-cell>
          <table:table-cell table:style-name="ce133" table:formula="of:=IF([.E32]&gt;0; IF([.E32]*1.25 &gt; [.F32];[.E32]*1.25; IF([.E32]*1.25^2 &gt; [.F32];[.E32]*1.25^2; IF([.E32]*1.25^3 &gt; [.F32];[.E32]*1.25^3; IF([.E32]*1.25^4 &gt; [.F32];[.E32]*1.25^4; IF([.E32]*1.25^5 &gt; [.F32];[.E32]*1.25^5; IF([.E32]*1.25^6 &gt; [.F32];[.E32]*1.25^6; IF([.E32]*1.25^7 &gt; [.F32]; [.E32]*1.25^7; IF([.E32]*1.25^8 &gt; [.F32]; [.E32]*1.25^8; IF([.E32]*1.25^9 &gt; [.F32]; [.E32]*1.25^9; [.E32]*1.25^10)))))))));IF(1.25 &gt; [.F32]-[.E32];1.25; IF(1.25^2 &gt; [.F32]-[.E32];1.25^2; IF(1.25^3 &gt; [.F32]-[.E32];1.25^3; IF(1.25^4 &gt; [.F32]-[.E32];1.25^4; IF(1.25^5 &gt; [.F32]-[.E32];1.25^5; IF(1.25^6 &gt; [.F32]-[.E32];1.25^6; IF(1.25^7 &gt; [.F32]-[.E32]; 1.25^7; IF(1.25^8 &gt; [.F32]-[.E32]; 1.25^8; IF(1.25^9 &gt; [.F32]-[.E32]; 1.25^9; IF(1.25^10 &gt; [.F32]-[.E32]; 1.25^10; IF(1.25^11 &gt; [.F32]-[.E32]; 1.25^11; IF(1.25^12 &gt; [.F32]-[.E32]; 1.25^12; IF(1.25^13 &gt; [.F32]-[.E32]; 1.25^13; IF(1.25^14 &gt; [.F32]-[.E32]; 1.25^14; IF(1.25^15 &gt; [.F32]-[.E32]; 1.25^15; IF(1.25^16 &gt; [.F32]-[.E32]; 1.25^16; IF(1.25^17 &gt; [.F32]-[.E32]; 1.25^17; IF(1.25^18 &gt; [.F32]-[.E32]; 1.25^18; IF(1.25^19 &gt; [.F32]-[.E32]; 1.25^19; 1.25^20))))))))))))))))))))" office:value-type="float" office:value="3.43875" calcext:value-type="float">
            <text:p>3.439</text:p>
          </table:table-cell>
          <table:table-cell table:style-name="ce174" table:formula="of:=IF([.F32]&lt;[.E32]*1.25; 0; [.J32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中国神华</text:p>
          </table:table-cell>
          <table:table-cell office:value-type="percentage" office:value="0.0168" calcext:value-type="percentage">
            <text:p>1.68%</text:p>
          </table:table-cell>
          <table:table-cell office:value-type="float" office:value="12.577" calcext:value-type="float">
            <text:p>12.577</text:p>
          </table:table-cell>
          <table:table-cell office:value-type="float" office:value="22.75" calcext:value-type="float">
            <text:p>22.750</text:p>
          </table:table-cell>
          <table:table-cell table:style-name="ce78" office:value-type="float" office:value="8.16" calcext:value-type="float">
            <text:p>8.16</text:p>
          </table:table-cell>
          <table:table-cell office:value-type="float" office:value="4520.1" calcext:value-type="float">
            <text:p>4520.10</text:p>
          </table:table-cell>
          <table:table-cell table:formula="of:=IF([.E33]&gt;0;[.F33]/[.E33]-1.0014;([.F33]-[.E33]))" office:value-type="percentage" office:value="0.807457438180806" calcext:value-type="percentage">
            <text:p>80.75%</text:p>
          </table:table-cell>
          <table:table-cell table:style-name="ce133" table:formula="of:=IF([.E33]&gt;0; IF([.E33]*1.25 &gt; [.F33];[.E33]*1.25; IF([.E33]*1.25^2 &gt; [.F33];[.E33]*1.25^2; IF([.E33]*1.25^3 &gt; [.F33];[.E33]*1.25^3; IF([.E33]*1.25^4 &gt; [.F33];[.E33]*1.25^4; IF([.E33]*1.25^5 &gt; [.F33];[.E33]*1.25^5; IF([.E33]*1.25^6 &gt; [.F33];[.E33]*1.25^6; IF([.E33]*1.25^7 &gt; [.F33]; [.E33]*1.25^7; IF([.E33]*1.25^8 &gt; [.F33]; [.E33]*1.25^8; IF([.E33]*1.25^9 &gt; [.F33]; [.E33]*1.25^9; [.E33]*1.25^10)))))))));IF(1.25 &gt; [.F33]-[.E33];1.25; IF(1.25^2 &gt; [.F33]-[.E33];1.25^2; IF(1.25^3 &gt; [.F33]-[.E33];1.25^3; IF(1.25^4 &gt; [.F33]-[.E33];1.25^4; IF(1.25^5 &gt; [.F33]-[.E33];1.25^5; IF(1.25^6 &gt; [.F33]-[.E33];1.25^6; IF(1.25^7 &gt; [.F33]-[.E33]; 1.25^7; IF(1.25^8 &gt; [.F33]-[.E33]; 1.25^8; IF(1.25^9 &gt; [.F33]-[.E33]; 1.25^9; IF(1.25^10 &gt; [.F33]-[.E33]; 1.25^10; IF(1.25^11 &gt; [.F33]-[.E33]; 1.25^11; IF(1.25^12 &gt; [.F33]-[.E33]; 1.25^12; IF(1.25^13 &gt; [.F33]-[.E33]; 1.25^13; IF(1.25^14 &gt; [.F33]-[.E33]; 1.25^14; IF(1.25^15 &gt; [.F33]-[.E33]; 1.25^15; IF(1.25^16 &gt; [.F33]-[.E33]; 1.25^16; IF(1.25^17 &gt; [.F33]-[.E33]; 1.25^17; IF(1.25^18 &gt; [.F33]-[.E33]; 1.25^18; IF(1.25^19 &gt; [.F33]-[.E33]; 1.25^19; 1.25^20))))))))))))))))))))" office:value-type="float" office:value="24.564453125" calcext:value-type="float">
            <text:p>24.564</text:p>
          </table:table-cell>
          <table:table-cell table:style-name="ce174" table:formula="of:=IF([.F33]&lt;[.E33]*1.25; 0; [.J33]/1.25*0.92)" office:value-type="float" office:value="18.0794375" calcext:value-type="float">
            <text:p>18.079</text:p>
          </table:table-cell>
          <table:table-cell office:value-type="float" office:value="18.079" calcext:value-type="float">
            <text:p>18.079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福寿园</text:p>
          </table:table-cell>
          <table:table-cell office:value-type="percentage" office:value="0.0084" calcext:value-type="percentage">
            <text:p>0.84%</text:p>
          </table:table-cell>
          <table:table-cell office:value-type="float" office:value="7.352" calcext:value-type="float">
            <text:p>7.352</text:p>
          </table:table-cell>
          <table:table-cell office:value-type="float" office:value="5.7" calcext:value-type="float">
            <text:p>5.700</text:p>
          </table:table-cell>
          <table:table-cell table:style-name="ce78" office:value-type="float" office:value="14.54" calcext:value-type="float">
            <text:p>14.54</text:p>
          </table:table-cell>
          <table:table-cell office:value-type="float" office:value="132.3" calcext:value-type="float">
            <text:p>132.30</text:p>
          </table:table-cell>
          <table:table-cell table:formula="of:=IF([.E34]&gt;0;[.F34]/[.E34]-1.0014;([.F34]-[.E34]))" office:value-type="percentage" office:value="-0.226100761697497" calcext:value-type="percentage">
            <text:p>-22.61%</text:p>
          </table:table-cell>
          <table:table-cell table:style-name="ce133" table:formula="of:=IF([.E34]&gt;0; IF([.E34]*1.25 &gt; [.F34];[.E34]*1.25; IF([.E34]*1.25^2 &gt; [.F34];[.E34]*1.25^2; IF([.E34]*1.25^3 &gt; [.F34];[.E34]*1.25^3; IF([.E34]*1.25^4 &gt; [.F34];[.E34]*1.25^4; IF([.E34]*1.25^5 &gt; [.F34];[.E34]*1.25^5; IF([.E34]*1.25^6 &gt; [.F34];[.E34]*1.25^6; IF([.E34]*1.25^7 &gt; [.F34]; [.E34]*1.25^7; IF([.E34]*1.25^8 &gt; [.F34]; [.E34]*1.25^8; IF([.E34]*1.25^9 &gt; [.F34]; [.E34]*1.25^9; [.E34]*1.25^10)))))))));IF(1.25 &gt; [.F34]-[.E34];1.25; IF(1.25^2 &gt; [.F34]-[.E34];1.25^2; IF(1.25^3 &gt; [.F34]-[.E34];1.25^3; IF(1.25^4 &gt; [.F34]-[.E34];1.25^4; IF(1.25^5 &gt; [.F34]-[.E34];1.25^5; IF(1.25^6 &gt; [.F34]-[.E34];1.25^6; IF(1.25^7 &gt; [.F34]-[.E34]; 1.25^7; IF(1.25^8 &gt; [.F34]-[.E34]; 1.25^8; IF(1.25^9 &gt; [.F34]-[.E34]; 1.25^9; IF(1.25^10 &gt; [.F34]-[.E34]; 1.25^10; IF(1.25^11 &gt; [.F34]-[.E34]; 1.25^11; IF(1.25^12 &gt; [.F34]-[.E34]; 1.25^12; IF(1.25^13 &gt; [.F34]-[.E34]; 1.25^13; IF(1.25^14 &gt; [.F34]-[.E34]; 1.25^14; IF(1.25^15 &gt; [.F34]-[.E34]; 1.25^15; IF(1.25^16 &gt; [.F34]-[.E34]; 1.25^16; IF(1.25^17 &gt; [.F34]-[.E34]; 1.25^17; IF(1.25^18 &gt; [.F34]-[.E34]; 1.25^18; IF(1.25^19 &gt; [.F34]-[.E34]; 1.25^19; 1.25^20))))))))))))))))))))" office:value-type="float" office:value="9.19" calcext:value-type="float">
            <text:p>9.190</text:p>
          </table:table-cell>
          <table:table-cell table:style-name="ce174" table:formula="of:=IF([.F34]&lt;[.E34]*1.25; 0; [.J34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美元</text:p>
          </table:table-cell>
          <table:covered-table-cell table:number-columns-repeated="8" table:style-name="Default"/>
          <table:covered-table-cell table:number-columns-repeated="2"/>
          <table:covered-table-cell table:style-name="Default"/>
        </table:table-row>
        <table:table-row table:style-name="ro2">
          <table:table-cell office:value-type="string" calcext:value-type="string">
            <text:p>净值</text:p>
          </table:table-cell>
          <table:table-cell table:style-name="ce17" office:value-type="float" office:value="1.57" calcext:value-type="float" table:number-columns-spanned="5" table:number-rows-spanned="1">
            <text:p>1.57</text:p>
          </table:table-cell>
          <table:covered-table-cell table:number-columns-repeated="4" table:style-name="Default"/>
          <table:table-cell table:style-name="ce1" office:value-type="string" calcext:value-type="string">
            <text:p>周涨幅</text:p>
          </table:table-cell>
          <table:table-cell table:style-name="ce74" office:value-type="percentage" office:value="-0.0272" calcext:value-type="percentage" table:number-columns-spanned="5" table:number-rows-spanned="1">
            <text:p>-2.72%</text:p>
          </table:table-cell>
          <table:covered-table-cell table:style-name="Default"/>
          <table:covered-table-cell table:number-columns-repeated="2"/>
          <table:covered-table-cell table:style-name="Default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9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office:value-type="string" calcext:value-type="string">
            <text:p>下一阶梯hhh</text:p>
          </table:table-cell>
          <table:table-cell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4">
          <table:table-cell table:style-name="ce9" office:value-type="string" calcext:value-type="string">
            <text:p>食品饮料</text:p>
          </table:table-cell>
          <table:table-cell table:style-name="ce23" office:value-type="percentage" office:value="0.0682" calcext:value-type="percentage">
            <text:p>6.82%</text:p>
          </table:table-cell>
          <table:table-cell table:style-name="ce19" office:value-type="string" calcext:value-type="string">
            <text:p>古井贡B</text:p>
          </table:table-cell>
          <table:table-cell office:value-type="percentage" office:value="0.0682" calcext:value-type="percentage">
            <text:p>6.82%</text:p>
          </table:table-cell>
          <table:table-cell table:style-name="ce29" office:value-type="float" office:value="94.171" calcext:value-type="float">
            <text:p>94.1710</text:p>
          </table:table-cell>
          <table:table-cell table:style-name="ce60" office:value-type="float" office:value="115.05" calcext:value-type="float">
            <text:p>115.0500</text:p>
          </table:table-cell>
          <table:table-cell office:value-type="float" office:value="22.16" calcext:value-type="float">
            <text:p>22.16</text:p>
          </table:table-cell>
          <table:table-cell office:value-type="float" office:value="608.2" calcext:value-type="float">
            <text:p>608.20</text:p>
          </table:table-cell>
          <table:table-cell table:style-name="ce114" table:formula="of:=IF([.E38]&gt;0;[.F38]/[.E38]-1.0014;([.F38]-[.E38]))" office:value-type="percentage" office:value="0.220313691051385" calcext:value-type="percentage">
            <text:p>22.03%</text:p>
          </table:table-cell>
          <table:table-cell table:style-name="ce158" table:formula="of:=IF([.E38]&gt;0; IF([.E38]*1.25 &gt; [.F38];[.E38]*1.25; IF([.E38]*1.25^2 &gt; [.F38];[.E38]*1.25^2; IF([.E38]*1.25^3 &gt; [.F38];[.E38]*1.25^3; IF([.E38]*1.25^4 &gt; [.F38];[.E38]*1.25^4; IF([.E38]*1.25^5 &gt; [.F38];[.E38]*1.25^5; IF([.E38]*1.25^6 &gt; [.F38];[.E38]*1.25^6; IF([.E38]*1.25^7 &gt; [.F38]; [.E38]*1.25^7; IF([.E38]*1.25^8 &gt; [.F38]; [.E38]*1.25^8; IF([.E38]*1.25^9 &gt; [.F38]; [.E38]*1.25^9; [.E38]*1.25^10)))))))));IF(1.25 &gt; [.F38]-[.E38];1.25; IF(1.25^2 &gt; [.F38]-[.E38];1.25^2; IF(1.25^3 &gt; [.F38]-[.E38];1.25^3; IF(1.25^4 &gt; [.F38]-[.E38];1.25^4; IF(1.25^5 &gt; [.F38]-[.E38];1.25^5; IF(1.25^6 &gt; [.F38]-[.E38];1.25^6; IF(1.25^7 &gt; [.F38]-[.E38]; 1.25^7; IF(1.25^8 &gt; [.F38]-[.E38]; 1.25^8; IF(1.25^9 &gt; [.F38]-[.E38]; 1.25^9; IF(1.25^10 &gt; [.F38]-[.E38]; 1.25^10; IF(1.25^11 &gt; [.F38]-[.E38]; 1.25^11; IF(1.25^12 &gt; [.F38]-[.E38]; 1.25^12; IF(1.25^13 &gt; [.F38]-[.E38]; 1.25^13; IF(1.25^14 &gt; [.F38]-[.E38]; 1.25^14; IF(1.25^15 &gt; [.F38]-[.E38]; 1.25^15; IF(1.25^16 &gt; [.F38]-[.E38]; 1.25^16; IF(1.25^17 &gt; [.F38]-[.E38]; 1.25^17; IF(1.25^18 &gt; [.F38]-[.E38]; 1.25^18; IF(1.25^19 &gt; [.F38]-[.E38]; 1.25^19; 1.25^20))))))))))))))))))))" office:value-type="float" office:value="117.71375" calcext:value-type="float">
            <text:p>117.714</text:p>
          </table:table-cell>
          <table:table-cell table:style-name="ce199" table:formula="of:=IF([.F38]&lt;[.E38]*1.25; 0; [.J38]/1.25*0.92)" office:value-type="float" office:value="0" calcext:value-type="float">
            <text:p>0.000</text:p>
          </table:table-cell>
          <table:table-cell table:style-name="ce232" office:value-type="float" office:value="0" calcext:value-type="float">
            <text:p>0.000</text:p>
          </table:table-cell>
        </table:table-row>
        <table:table-row table:style-name="ro2">
          <table:table-cell table:style-name="ce9" office:value-type="string" calcext:value-type="string">
            <text:p><text:s/>计算机及网络</text:p>
          </table:table-cell>
          <table:table-cell table:style-name="ce23" office:value-type="percentage" office:value="0.0065" calcext:value-type="percentage">
            <text:p>0.65%</text:p>
          </table:table-cell>
          <table:table-cell table:style-name="ce19" office:value-type="string" calcext:value-type="string">
            <text:p>陌陌</text:p>
          </table:table-cell>
          <table:table-cell office:value-type="percentage" office:value="0.0065" calcext:value-type="percentage">
            <text:p>0.65%</text:p>
          </table:table-cell>
          <table:table-cell table:style-name="ce29" office:value-type="float" office:value="19.44" calcext:value-type="float">
            <text:p>19.4400</text:p>
          </table:table-cell>
          <table:table-cell table:style-name="ce61" office:value-type="float" office:value="7.8" calcext:value-type="float">
            <text:p>7.8000</text:p>
          </table:table-cell>
          <table:table-cell office:value-type="float" office:value="4.87" calcext:value-type="float">
            <text:p>4.87</text:p>
          </table:table-cell>
          <table:table-cell office:value-type="float" office:value="15.26" calcext:value-type="float">
            <text:p>15.26</text:p>
          </table:table-cell>
          <table:table-cell table:style-name="ce116" table:formula="of:=IF([.E39]&gt;0;[.F39]/[.E39]-1.0014;([.F39]-[.E39]))" office:value-type="percentage" office:value="-0.600165432098765" calcext:value-type="percentage">
            <text:p>-60.02%</text:p>
          </table:table-cell>
          <table:table-cell table:style-name="ce159" table:formula="of:=IF([.E39]&gt;0; IF([.E39]*1.25 &gt; [.F39];[.E39]*1.25; IF([.E39]*1.25^2 &gt; [.F39];[.E39]*1.25^2; IF([.E39]*1.25^3 &gt; [.F39];[.E39]*1.25^3; IF([.E39]*1.25^4 &gt; [.F39];[.E39]*1.25^4; IF([.E39]*1.25^5 &gt; [.F39];[.E39]*1.25^5; IF([.E39]*1.25^6 &gt; [.F39];[.E39]*1.25^6; IF([.E39]*1.25^7 &gt; [.F39]; [.E39]*1.25^7; IF([.E39]*1.25^8 &gt; [.F39]; [.E39]*1.25^8; IF([.E39]*1.25^9 &gt; [.F39]; [.E39]*1.25^9; [.E39]*1.25^10)))))))));IF(1.25 &gt; [.F39]-[.E39];1.25; IF(1.25^2 &gt; [.F39]-[.E39];1.25^2; IF(1.25^3 &gt; [.F39]-[.E39];1.25^3; IF(1.25^4 &gt; [.F39]-[.E39];1.25^4; IF(1.25^5 &gt; [.F39]-[.E39];1.25^5; IF(1.25^6 &gt; [.F39]-[.E39];1.25^6; IF(1.25^7 &gt; [.F39]-[.E39]; 1.25^7; IF(1.25^8 &gt; [.F39]-[.E39]; 1.25^8; IF(1.25^9 &gt; [.F39]-[.E39]; 1.25^9; IF(1.25^10 &gt; [.F39]-[.E39]; 1.25^10; IF(1.25^11 &gt; [.F39]-[.E39]; 1.25^11; IF(1.25^12 &gt; [.F39]-[.E39]; 1.25^12; IF(1.25^13 &gt; [.F39]-[.E39]; 1.25^13; IF(1.25^14 &gt; [.F39]-[.E39]; 1.25^14; IF(1.25^15 &gt; [.F39]-[.E39]; 1.25^15; IF(1.25^16 &gt; [.F39]-[.E39]; 1.25^16; IF(1.25^17 &gt; [.F39]-[.E39]; 1.25^17; IF(1.25^18 &gt; [.F39]-[.E39]; 1.25^18; IF(1.25^19 &gt; [.F39]-[.E39]; 1.25^19; 1.25^20))))))))))))))))))))" office:value-type="float" office:value="24.3" calcext:value-type="float">
            <text:p>24.300</text:p>
          </table:table-cell>
          <table:table-cell table:style-name="ce200" table:formula="of:=IF([.F39]&lt;[.E39]*1.25; 0; [.J39]/1.25*0.92)" office:value-type="float" office:value="0" calcext:value-type="float">
            <text:p>0.000</text:p>
          </table:table-cell>
          <table:table-cell table:style-name="ce233" office:value-type="float" office:value="0" calcext:value-type="float">
            <text:p>0.000</text:p>
          </table:table-cell>
        </table:table-row>
        <table:table-row table:style-name="ro2">
          <table:table-cell table:style-name="ce9" office:value-type="string" calcext:value-type="string">
            <text:p><text:s/>通讯业务</text:p>
          </table:table-cell>
          <table:table-cell table:style-name="ce23" office:value-type="percentage" office:value="0.0034" calcext:value-type="percentage">
            <text:p>0.34%</text:p>
          </table:table-cell>
          <table:table-cell table:style-name="ce19" office:value-type="string" calcext:value-type="string">
            <text:p>哔哩哔哩</text:p>
          </table:table-cell>
          <table:table-cell office:value-type="percentage" office:value="0.0034" calcext:value-type="percentage">
            <text:p>0.34%</text:p>
          </table:table-cell>
          <table:table-cell table:style-name="ce29" office:value-type="float" office:value="54.8" calcext:value-type="float">
            <text:p>54.8000</text:p>
          </table:table-cell>
          <table:table-cell table:style-name="ce61" office:value-type="float" office:value="25.4" calcext:value-type="float">
            <text:p>25.4000</text:p>
          </table:table-cell>
          <table:table-cell office:value-type="string" calcext:value-type="string">
            <text:p>-</text:p>
          </table:table-cell>
          <table:table-cell office:value-type="float" office:value="97.86" calcext:value-type="float">
            <text:p>97.86</text:p>
          </table:table-cell>
          <table:table-cell table:style-name="ce116" table:formula="of:=IF([.E40]&gt;0;[.F40]/[.E40]-1.0014;([.F40]-[.E40]))" office:value-type="percentage" office:value="-0.537896350364964" calcext:value-type="percentage">
            <text:p>-53.79%</text:p>
          </table:table-cell>
          <table:table-cell table:style-name="ce159" table:formula="of:=IF([.E40]&gt;0; IF([.E40]*1.25 &gt; [.F40];[.E40]*1.25; IF([.E40]*1.25^2 &gt; [.F40];[.E40]*1.25^2; IF([.E40]*1.25^3 &gt; [.F40];[.E40]*1.25^3; IF([.E40]*1.25^4 &gt; [.F40];[.E40]*1.25^4; IF([.E40]*1.25^5 &gt; [.F40];[.E40]*1.25^5; IF([.E40]*1.25^6 &gt; [.F40];[.E40]*1.25^6; IF([.E40]*1.25^7 &gt; [.F40]; [.E40]*1.25^7; IF([.E40]*1.25^8 &gt; [.F40]; [.E40]*1.25^8; IF([.E40]*1.25^9 &gt; [.F40]; [.E40]*1.25^9; [.E40]*1.25^10)))))))));IF(1.25 &gt; [.F40]-[.E40];1.25; IF(1.25^2 &gt; [.F40]-[.E40];1.25^2; IF(1.25^3 &gt; [.F40]-[.E40];1.25^3; IF(1.25^4 &gt; [.F40]-[.E40];1.25^4; IF(1.25^5 &gt; [.F40]-[.E40];1.25^5; IF(1.25^6 &gt; [.F40]-[.E40];1.25^6; IF(1.25^7 &gt; [.F40]-[.E40]; 1.25^7; IF(1.25^8 &gt; [.F40]-[.E40]; 1.25^8; IF(1.25^9 &gt; [.F40]-[.E40]; 1.25^9; IF(1.25^10 &gt; [.F40]-[.E40]; 1.25^10; IF(1.25^11 &gt; [.F40]-[.E40]; 1.25^11; IF(1.25^12 &gt; [.F40]-[.E40]; 1.25^12; IF(1.25^13 &gt; [.F40]-[.E40]; 1.25^13; IF(1.25^14 &gt; [.F40]-[.E40]; 1.25^14; IF(1.25^15 &gt; [.F40]-[.E40]; 1.25^15; IF(1.25^16 &gt; [.F40]-[.E40]; 1.25^16; IF(1.25^17 &gt; [.F40]-[.E40]; 1.25^17; IF(1.25^18 &gt; [.F40]-[.E40]; 1.25^18; IF(1.25^19 &gt; [.F40]-[.E40]; 1.25^19; 1.25^20))))))))))))))))))))" office:value-type="float" office:value="68.5" calcext:value-type="float">
            <text:p>68.500</text:p>
          </table:table-cell>
          <table:table-cell table:style-name="ce200" office:value-type="float" office:value="0" calcext:value-type="float">
            <text:p>0.000</text:p>
          </table:table-cell>
          <table:table-cell table:style-name="ce233" office:value-type="float" office:value="0" calcext:value-type="float">
            <text:p>0.000</text:p>
          </table:table-cell>
        </table:table-row>
        <table:table-row table:style-name="ro2">
          <table:table-cell table:style-name="ce9" office:value-type="string" calcext:value-type="string">
            <text:p>信息技术</text:p>
          </table:table-cell>
          <table:table-cell table:style-name="ce23" office:value-type="percentage" office:value="0.0006" calcext:value-type="percentage">
            <text:p>0.06%</text:p>
          </table:table-cell>
          <table:table-cell table:style-name="ce19" office:value-type="string" calcext:value-type="string">
            <text:p>金山云</text:p>
          </table:table-cell>
          <table:table-cell office:value-type="percentage" office:value="0.0006" calcext:value-type="percentage">
            <text:p>0.06%</text:p>
          </table:table-cell>
          <table:table-cell table:style-name="ce29" office:value-type="float" office:value="30.13" calcext:value-type="float">
            <text:p>30.1300</text:p>
          </table:table-cell>
          <table:table-cell table:style-name="ce61" office:value-type="float" office:value="5.34" calcext:value-type="float">
            <text:p>5.3400</text:p>
          </table:table-cell>
          <table:table-cell office:value-type="string" calcext:value-type="string">
            <text:p>-</text:p>
          </table:table-cell>
          <table:table-cell office:value-type="float" office:value="12.91" calcext:value-type="float">
            <text:p>12.91</text:p>
          </table:table-cell>
          <table:table-cell table:style-name="ce116" table:formula="of:=IF([.E41]&gt;0;[.F41]/[.E41]-1.0014;([.F41]-[.E41]))" office:value-type="percentage" office:value="-0.824168005310322" calcext:value-type="percentage">
            <text:p>-82.42%</text:p>
          </table:table-cell>
          <table:table-cell table:style-name="ce159" table:formula="of:=IF([.E41]&gt;0; IF([.E41]*1.25 &gt; [.F41];[.E41]*1.25; IF([.E41]*1.25^2 &gt; [.F41];[.E41]*1.25^2; IF([.E41]*1.25^3 &gt; [.F41];[.E41]*1.25^3; IF([.E41]*1.25^4 &gt; [.F41];[.E41]*1.25^4; IF([.E41]*1.25^5 &gt; [.F41];[.E41]*1.25^5; IF([.E41]*1.25^6 &gt; [.F41];[.E41]*1.25^6; IF([.E41]*1.25^7 &gt; [.F41]; [.E41]*1.25^7; IF([.E41]*1.25^8 &gt; [.F41]; [.E41]*1.25^8; IF([.E41]*1.25^9 &gt; [.F41]; [.E41]*1.25^9; [.E41]*1.25^10)))))))));IF(1.25 &gt; [.F41]-[.E41];1.25; IF(1.25^2 &gt; [.F41]-[.E41];1.25^2; IF(1.25^3 &gt; [.F41]-[.E41];1.25^3; IF(1.25^4 &gt; [.F41]-[.E41];1.25^4; IF(1.25^5 &gt; [.F41]-[.E41];1.25^5; IF(1.25^6 &gt; [.F41]-[.E41];1.25^6; IF(1.25^7 &gt; [.F41]-[.E41]; 1.25^7; IF(1.25^8 &gt; [.F41]-[.E41]; 1.25^8; IF(1.25^9 &gt; [.F41]-[.E41]; 1.25^9; IF(1.25^10 &gt; [.F41]-[.E41]; 1.25^10; IF(1.25^11 &gt; [.F41]-[.E41]; 1.25^11; IF(1.25^12 &gt; [.F41]-[.E41]; 1.25^12; IF(1.25^13 &gt; [.F41]-[.E41]; 1.25^13; IF(1.25^14 &gt; [.F41]-[.E41]; 1.25^14; IF(1.25^15 &gt; [.F41]-[.E41]; 1.25^15; IF(1.25^16 &gt; [.F41]-[.E41]; 1.25^16; IF(1.25^17 &gt; [.F41]-[.E41]; 1.25^17; IF(1.25^18 &gt; [.F41]-[.E41]; 1.25^18; IF(1.25^19 &gt; [.F41]-[.E41]; 1.25^19; 1.25^20))))))))))))))))))))" office:value-type="float" office:value="37.6625" calcext:value-type="float">
            <text:p>37.663</text:p>
          </table:table-cell>
          <table:table-cell table:style-name="ce200" table:formula="of:=IF([.F41]&lt;[.E41]*1.25; 0; [.J41]/1.25*0.92)" office:value-type="float" office:value="0" calcext:value-type="float">
            <text:p>0.000</text:p>
          </table:table-cell>
          <table:table-cell table:style-name="ce233" office:value-type="float" office:value="0" calcext:value-type="float">
            <text:p>0.000</text:p>
          </table:table-cell>
        </table:table-row>
        <table:table-row table:style-name="ro4">
          <table:table-cell table:style-name="ce9" office:value-type="string" calcext:value-type="string">
            <text:p>其他</text:p>
          </table:table-cell>
          <table:table-cell table:style-name="ce23" office:value-type="percentage" office:value="0.0032" calcext:value-type="percentage">
            <text:p>0.32%</text:p>
          </table:table-cell>
          <table:table-cell table:style-name="ce19" office:value-type="string" calcext:value-type="string">
            <text:p>美国生科ETF</text:p>
          </table:table-cell>
          <table:table-cell office:value-type="percentage" office:value="0.0032" calcext:value-type="percentage">
            <text:p>0.32%</text:p>
          </table:table-cell>
          <table:table-cell table:style-name="ce29" office:value-type="float" office:value="110.13" calcext:value-type="float">
            <text:p>110.1300</text:p>
          </table:table-cell>
          <table:table-cell table:style-name="ce61" office:value-type="float" office:value="83.9" calcext:value-type="float">
            <text:p>83.9000</text:p>
          </table:table-cell>
          <table:table-cell table:number-columns-repeated="2" office:value-type="string" calcext:value-type="string">
            <text:p>-</text:p>
          </table:table-cell>
          <table:table-cell table:style-name="ce116" table:formula="of:=IF([.E42]&gt;0;[.F42]/[.E42]-1.0014;([.F42]-[.E42]))" office:value-type="percentage" office:value="-0.239573068192136" calcext:value-type="percentage">
            <text:p>-23.96%</text:p>
          </table:table-cell>
          <table:table-cell table:style-name="ce159" table:formula="of:=IF([.E42]&gt;0; IF([.E42]*1.25 &gt; [.F42];[.E42]*1.25; IF([.E42]*1.25^2 &gt; [.F42];[.E42]*1.25^2; IF([.E42]*1.25^3 &gt; [.F42];[.E42]*1.25^3; IF([.E42]*1.25^4 &gt; [.F42];[.E42]*1.25^4; IF([.E42]*1.25^5 &gt; [.F42];[.E42]*1.25^5; IF([.E42]*1.25^6 &gt; [.F42];[.E42]*1.25^6; IF([.E42]*1.25^7 &gt; [.F42]; [.E42]*1.25^7; IF([.E42]*1.25^8 &gt; [.F42]; [.E42]*1.25^8; IF([.E42]*1.25^9 &gt; [.F42]; [.E42]*1.25^9; [.E42]*1.25^10)))))))));IF(1.25 &gt; [.F42]-[.E42];1.25; IF(1.25^2 &gt; [.F42]-[.E42];1.25^2; IF(1.25^3 &gt; [.F42]-[.E42];1.25^3; IF(1.25^4 &gt; [.F42]-[.E42];1.25^4; IF(1.25^5 &gt; [.F42]-[.E42];1.25^5; IF(1.25^6 &gt; [.F42]-[.E42];1.25^6; IF(1.25^7 &gt; [.F42]-[.E42]; 1.25^7; IF(1.25^8 &gt; [.F42]-[.E42]; 1.25^8; IF(1.25^9 &gt; [.F42]-[.E42]; 1.25^9; IF(1.25^10 &gt; [.F42]-[.E42]; 1.25^10; IF(1.25^11 &gt; [.F42]-[.E42]; 1.25^11; IF(1.25^12 &gt; [.F42]-[.E42]; 1.25^12; IF(1.25^13 &gt; [.F42]-[.E42]; 1.25^13; IF(1.25^14 &gt; [.F42]-[.E42]; 1.25^14; IF(1.25^15 &gt; [.F42]-[.E42]; 1.25^15; IF(1.25^16 &gt; [.F42]-[.E42]; 1.25^16; IF(1.25^17 &gt; [.F42]-[.E42]; 1.25^17; IF(1.25^18 &gt; [.F42]-[.E42]; 1.25^18; IF(1.25^19 &gt; [.F42]-[.E42]; 1.25^19; 1.25^20))))))))))))))))))))" office:value-type="float" office:value="137.6625" calcext:value-type="float">
            <text:p>137.663</text:p>
          </table:table-cell>
          <table:table-cell table:style-name="ce200" table:formula="of:=IF([.F42]&lt;[.E42]*1.25; 0; [.J42]/1.25*0.92)" office:value-type="float" office:value="0" calcext:value-type="float">
            <text:p>0.000</text:p>
          </table:table-cell>
          <table:table-cell table:style-name="ce233" office:value-type="float" office:value="0" calcext:value-type="float">
            <text:p>0.000</text:p>
          </table:table-cell>
        </table:table-row>
        <table:table-row table:style-name="ro2">
          <table:table-cell table:style-name="ce8" office:value-type="string" calcext:value-type="string" table:number-columns-spanned="1" table:number-rows-spanned="2">
            <text:p>汽车</text:p>
          </table:table-cell>
          <table:table-cell table:style-name="ce23" office:value-type="percentage" office:value="0.0009" calcext:value-type="percentage">
            <text:p>0.09%</text:p>
          </table:table-cell>
          <table:table-cell table:style-name="ce19" office:value-type="string" calcext:value-type="string">
            <text:p>Faraday Future</text:p>
          </table:table-cell>
          <table:table-cell office:value-type="percentage" office:value="0.0009" calcext:value-type="percentage">
            <text:p>0.09%</text:p>
          </table:table-cell>
          <table:table-cell table:style-name="ce29" office:value-type="float" office:value="12.7199" calcext:value-type="float">
            <text:p>12.7199</text:p>
          </table:table-cell>
          <table:table-cell table:style-name="ce64" office:value-type="float" office:value="4.78" calcext:value-type="float">
            <text:p>4.7800</text:p>
          </table:table-cell>
          <table:table-cell office:value-type="string" calcext:value-type="string">
            <text:p>-</text:p>
          </table:table-cell>
          <table:table-cell office:value-type="float" office:value="15.44" calcext:value-type="float">
            <text:p>15.44</text:p>
          </table:table-cell>
          <table:table-cell table:style-name="ce116" table:formula="of:=IF([.E43]&gt;0;[.F43]/[.E43]-1.0014;([.F43]-[.E43]))" office:value-type="percentage" office:value="-0.625610882161023" calcext:value-type="percentage">
            <text:p>-62.56%</text:p>
          </table:table-cell>
          <table:table-cell table:style-name="ce159" table:formula="of:=IF([.E43]&gt;0; IF([.E43]*1.25 &gt; [.F43];[.E43]*1.25; IF([.E43]*1.25^2 &gt; [.F43];[.E43]*1.25^2; IF([.E43]*1.25^3 &gt; [.F43];[.E43]*1.25^3; IF([.E43]*1.25^4 &gt; [.F43];[.E43]*1.25^4; IF([.E43]*1.25^5 &gt; [.F43];[.E43]*1.25^5; IF([.E43]*1.25^6 &gt; [.F43];[.E43]*1.25^6; IF([.E43]*1.25^7 &gt; [.F43]; [.E43]*1.25^7; IF([.E43]*1.25^8 &gt; [.F43]; [.E43]*1.25^8; IF([.E43]*1.25^9 &gt; [.F43]; [.E43]*1.25^9; [.E43]*1.25^10)))))))));IF(1.25 &gt; [.F43]-[.E43];1.25; IF(1.25^2 &gt; [.F43]-[.E43];1.25^2; IF(1.25^3 &gt; [.F43]-[.E43];1.25^3; IF(1.25^4 &gt; [.F43]-[.E43];1.25^4; IF(1.25^5 &gt; [.F43]-[.E43];1.25^5; IF(1.25^6 &gt; [.F43]-[.E43];1.25^6; IF(1.25^7 &gt; [.F43]-[.E43]; 1.25^7; IF(1.25^8 &gt; [.F43]-[.E43]; 1.25^8; IF(1.25^9 &gt; [.F43]-[.E43]; 1.25^9; IF(1.25^10 &gt; [.F43]-[.E43]; 1.25^10; IF(1.25^11 &gt; [.F43]-[.E43]; 1.25^11; IF(1.25^12 &gt; [.F43]-[.E43]; 1.25^12; IF(1.25^13 &gt; [.F43]-[.E43]; 1.25^13; IF(1.25^14 &gt; [.F43]-[.E43]; 1.25^14; IF(1.25^15 &gt; [.F43]-[.E43]; 1.25^15; IF(1.25^16 &gt; [.F43]-[.E43]; 1.25^16; IF(1.25^17 &gt; [.F43]-[.E43]; 1.25^17; IF(1.25^18 &gt; [.F43]-[.E43]; 1.25^18; IF(1.25^19 &gt; [.F43]-[.E43]; 1.25^19; 1.25^20))))))))))))))))))))" office:value-type="float" office:value="15.899875" calcext:value-type="float">
            <text:p>15.900</text:p>
          </table:table-cell>
          <table:table-cell table:style-name="ce200" table:formula="of:=IF([.F43]&lt;[.E43]*1.25; 0; [.J43]/1.25*0.92)" office:value-type="float" office:value="0" calcext:value-type="float">
            <text:p>0.000</text:p>
          </table:table-cell>
          <table:table-cell table:style-name="ce233" office:value-type="float" office:value="0" calcext:value-type="float">
            <text:p>0.000</text:p>
          </table:table-cell>
        </table:table-row>
        <table:table-row table:style-name="ro2">
          <table:covered-table-cell table:style-name="ce9" office:value-type="string" calcext:value-type="string">
            <text:p>汽车</text:p>
          </table:covered-table-cell>
          <table:table-cell table:style-name="ce23" office:value-type="percentage" office:value="0.0007" calcext:value-type="percentage">
            <text:p>0.07%</text:p>
          </table:table-cell>
          <table:table-cell table:style-name="ce19" office:value-type="string" calcext:value-type="string">
            <text:p>FFIE CALL</text:p>
          </table:table-cell>
          <table:table-cell office:value-type="percentage" office:value="0.0007" calcext:value-type="percentage">
            <text:p>0.07%</text:p>
          </table:table-cell>
          <table:table-cell table:style-name="ce29" office:value-type="float" office:value="1.252" calcext:value-type="float">
            <text:p>1.2520</text:p>
          </table:table-cell>
          <table:table-cell table:style-name="ce64" office:value-type="float" office:value="0.34" calcext:value-type="float">
            <text:p>0.3400</text:p>
          </table:table-cell>
          <table:table-cell office:value-type="string" calcext:value-type="string">
            <text:p>-</text:p>
          </table:table-cell>
          <table:table-cell table:style-name="ce32" office:value-type="string" calcext:value-type="string">
            <text:p>-</text:p>
          </table:table-cell>
          <table:table-cell table:style-name="ce116" table:formula="of:=IF([.E44]&gt;0;[.F44]/[.E44]-1.0014;([.F44]-[.E44]))" office:value-type="percentage" office:value="-0.729834504792332" calcext:value-type="percentage">
            <text:p>-72.98%</text:p>
          </table:table-cell>
          <table:table-cell table:style-name="ce159" table:formula="of:=IF([.E44]&gt;0; IF([.E44]*1.25 &gt; [.F44];[.E44]*1.25; IF([.E44]*1.25^2 &gt; [.F44];[.E44]*1.25^2; IF([.E44]*1.25^3 &gt; [.F44];[.E44]*1.25^3; IF([.E44]*1.25^4 &gt; [.F44];[.E44]*1.25^4; IF([.E44]*1.25^5 &gt; [.F44];[.E44]*1.25^5; IF([.E44]*1.25^6 &gt; [.F44];[.E44]*1.25^6; IF([.E44]*1.25^7 &gt; [.F44]; [.E44]*1.25^7; IF([.E44]*1.25^8 &gt; [.F44]; [.E44]*1.25^8; IF([.E44]*1.25^9 &gt; [.F44]; [.E44]*1.25^9; [.E44]*1.25^10)))))))));IF(1.25 &gt; [.F44]-[.E44];1.25; IF(1.25^2 &gt; [.F44]-[.E44];1.25^2; IF(1.25^3 &gt; [.F44]-[.E44];1.25^3; IF(1.25^4 &gt; [.F44]-[.E44];1.25^4; IF(1.25^5 &gt; [.F44]-[.E44];1.25^5; IF(1.25^6 &gt; [.F44]-[.E44];1.25^6; IF(1.25^7 &gt; [.F44]-[.E44]; 1.25^7; IF(1.25^8 &gt; [.F44]-[.E44]; 1.25^8; IF(1.25^9 &gt; [.F44]-[.E44]; 1.25^9; IF(1.25^10 &gt; [.F44]-[.E44]; 1.25^10; IF(1.25^11 &gt; [.F44]-[.E44]; 1.25^11; IF(1.25^12 &gt; [.F44]-[.E44]; 1.25^12; IF(1.25^13 &gt; [.F44]-[.E44]; 1.25^13; IF(1.25^14 &gt; [.F44]-[.E44]; 1.25^14; IF(1.25^15 &gt; [.F44]-[.E44]; 1.25^15; IF(1.25^16 &gt; [.F44]-[.E44]; 1.25^16; IF(1.25^17 &gt; [.F44]-[.E44]; 1.25^17; IF(1.25^18 &gt; [.F44]-[.E44]; 1.25^18; IF(1.25^19 &gt; [.F44]-[.E44]; 1.25^19; 1.25^20))))))))))))))))))))" office:value-type="float" office:value="1.565" calcext:value-type="float">
            <text:p>1.565</text:p>
          </table:table-cell>
          <table:table-cell table:style-name="ce200" table:formula="of:=IF([.F44]&lt;[.E44]*1.25; 0; [.J44]/1.25*0.92)" office:value-type="float" office:value="0" calcext:value-type="float">
            <text:p>0.000</text:p>
          </table:table-cell>
          <table:table-cell table:style-name="ce233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客户</text:p>
          </table:table-cell>
          <table:covered-table-cell table:number-columns-repeated="8" table:style-name="Default"/>
          <table:covered-table-cell table:number-columns-repeated="2"/>
          <table:covered-table-cell table:style-name="Default"/>
        </table:table-row>
        <table:table-row table:style-name="ro1">
          <table:table-cell office:value-type="string" calcext:value-type="string">
            <text:p>姓名hhh</text:p>
          </table:table-cell>
          <table:table-cell table:style-name="ce1" office:value-type="string" calcext:value-type="string">
            <text:p>份额hhh</text:p>
          </table:table-cell>
          <table:table-cell table:style-name="ce1" office:value-type="string" calcext:value-type="string">
            <text:p>市值hhh</text:p>
          </table:table-cell>
          <table:table-cell table:number-columns-repeated="6" table:style-name="Default" office:value-type="string" calcext:value-type="string">
            <text:p>ddd</text:p>
          </table:table-cell>
          <table:table-cell table:number-columns-repeated="2" office:value-type="string" calcext:value-type="string">
            <text:p>ddd</text:p>
          </table:table-cell>
          <table:table-cell table:style-name="Default" office:value-type="string" calcext:value-type="string">
            <text:p>ddd</text:p>
          </table:table-cell>
        </table:table-row>
        <table:table-row table:style-name="ro2">
          <table:table-cell office:value-type="string" calcext:value-type="string">
            <text:p>flx</text:p>
          </table:table-cell>
          <table:table-cell table:style-name="ce1" office:value-type="float" office:value="154004.837" calcext:value-type="float">
            <text:p>154004.837</text:p>
          </table:table-cell>
          <table:table-cell table:style-name="ce21" table:formula="of:=[.A2]*[.B47]" office:value-type="float" office:value="341428.723629" calcext:value-type="float">
            <text:p>341428.72</text:p>
          </table:table-cell>
          <table:table-cell table:number-columns-repeated="6" table:style-name="Default" office:value-type="string" calcext:value-type="string">
            <text:p>ddd</text:p>
          </table:table-cell>
          <table:table-cell table:number-columns-repeated="2" office:value-type="string" calcext:value-type="string">
            <text:p>ddd</text:p>
          </table:table-cell>
          <table:table-cell table:style-name="Default" office:value-type="string" calcext:value-type="string">
            <text:p>ddd</text:p>
          </table:table-cell>
        </table:table-row>
        <calcext:conditional-formats>
          <calcext:conditional-format calcext:target-range-address="Sheet1.L11:Sheet1.L11">
            <calcext:condition calcext:apply-style-name="Bad" calcext:value="&gt;0" calcext:base-cell-address="Sheet1.L11"/>
          </calcext:conditional-format>
          <calcext:conditional-format calcext:target-range-address="Sheet1.I11:Sheet1.I12">
            <calcext:condition calcext:apply-style-name="Good" calcext:value="&lt;0" calcext:base-cell-address="Sheet1.I11"/>
            <calcext:condition calcext:apply-style-name="Bad" calcext:value="&gt;=0" calcext:base-cell-address="Sheet1.I11"/>
          </calcext:conditional-format>
          <calcext:conditional-format calcext:target-range-address="Sheet1.K11:Sheet1.K11">
            <calcext:condition calcext:apply-style-name="Bad" calcext:value="&gt;0" calcext:base-cell-address="Sheet1.K11"/>
          </calcext:conditional-format>
          <calcext:conditional-format calcext:target-range-address="Sheet1.L12:Sheet1.L12">
            <calcext:condition calcext:apply-style-name="Bad" calcext:value="&gt;0" calcext:base-cell-address="Sheet1.L12"/>
          </calcext:conditional-format>
          <calcext:conditional-format calcext:target-range-address="Sheet1.K12:Sheet1.K12">
            <calcext:condition calcext:apply-style-name="Bad" calcext:value="&gt;0" calcext:base-cell-address="Sheet1.K12"/>
          </calcext:conditional-format>
          <calcext:conditional-format calcext:target-range-address="Sheet1.J11:Sheet1.J12">
            <calcext:condition calcext:apply-style-name="Good" calcext:value="&gt;[.E11]*1.25" calcext:base-cell-address="Sheet1.J11"/>
          </calcext:conditional-format>
          <calcext:conditional-format calcext:target-range-address="Sheet1.I13:Sheet1.I13">
            <calcext:condition calcext:apply-style-name="Good" calcext:value="&lt;0" calcext:base-cell-address="Sheet1.I13"/>
            <calcext:condition calcext:apply-style-name="Bad" calcext:value="&gt;=0" calcext:base-cell-address="Sheet1.I13"/>
          </calcext:conditional-format>
          <calcext:conditional-format calcext:target-range-address="Sheet1.J13:Sheet1.J13">
            <calcext:condition calcext:apply-style-name="Good" calcext:value="&gt;[.E13]*1.25" calcext:base-cell-address="Sheet1.J13"/>
          </calcext:conditional-format>
          <calcext:conditional-format calcext:target-range-address="Sheet1.K13:Sheet1.K13">
            <calcext:condition calcext:apply-style-name="Bad" calcext:value="&gt;0" calcext:base-cell-address="Sheet1.K13"/>
          </calcext:conditional-format>
          <calcext:conditional-format calcext:target-range-address="Sheet1.L13:Sheet1.L13">
            <calcext:condition calcext:apply-style-name="Bad" calcext:value="&gt;0" calcext:base-cell-address="Sheet1.L13"/>
          </calcext:conditional-format>
          <calcext:conditional-format calcext:target-range-address="Sheet1.L39:Sheet1.L44">
            <calcext:condition calcext:apply-style-name="Bad" calcext:value="&gt;0" calcext:base-cell-address="Sheet1.L39"/>
          </calcext:conditional-format>
          <calcext:conditional-format calcext:target-range-address="Sheet1.L27:Sheet1.L27">
            <calcext:condition calcext:apply-style-name="Bad" calcext:value="&gt;0" calcext:base-cell-address="Sheet1.L27"/>
          </calcext:conditional-format>
          <calcext:conditional-format calcext:target-range-address="Sheet1.I14:Sheet1.I14">
            <calcext:condition calcext:apply-style-name="Good" calcext:value="&lt;0" calcext:base-cell-address="Sheet1.I14"/>
            <calcext:condition calcext:apply-style-name="Bad" calcext:value="&gt;=0" calcext:base-cell-address="Sheet1.I14"/>
          </calcext:conditional-format>
          <calcext:conditional-format calcext:target-range-address="Sheet1.J14:Sheet1.J14">
            <calcext:condition calcext:apply-style-name="Good" calcext:value="&gt;[.E14]*1.25" calcext:base-cell-address="Sheet1.J14"/>
          </calcext:conditional-format>
          <calcext:conditional-format calcext:target-range-address="Sheet1.K14:Sheet1.K14">
            <calcext:condition calcext:apply-style-name="Bad" calcext:value="&gt;0" calcext:base-cell-address="Sheet1.K14"/>
          </calcext:conditional-format>
          <calcext:conditional-format calcext:target-range-address="Sheet1.L14:Sheet1.L14">
            <calcext:condition calcext:apply-style-name="Bad" calcext:value="&gt;0" calcext:base-cell-address="Sheet1.L14"/>
          </calcext:conditional-format>
          <calcext:conditional-format calcext:target-range-address="Sheet1.L28:Sheet1.L28">
            <calcext:condition calcext:apply-style-name="Bad" calcext:value="&gt;0" calcext:base-cell-address="Sheet1.L28"/>
          </calcext:conditional-format>
          <calcext:conditional-format calcext:target-range-address="Sheet1.I31:Sheet1.I34 Sheet1.I28:Sheet1.I28 Sheet1.I10:Sheet1.I10">
            <calcext:condition calcext:apply-style-name="Good" calcext:value="&lt;0" calcext:base-cell-address="Sheet1.I10"/>
            <calcext:condition calcext:apply-style-name="Bad" calcext:value="&gt;=0" calcext:base-cell-address="Sheet1.I10"/>
          </calcext:conditional-format>
          <calcext:conditional-format calcext:target-range-address="Sheet1.K31:Sheet1.K34 Sheet1.K10:Sheet1.K10">
            <calcext:condition calcext:apply-style-name="Bad" calcext:value="&gt;0" calcext:base-cell-address="Sheet1.K10"/>
          </calcext:conditional-format>
          <calcext:conditional-format calcext:target-range-address="Sheet1.J31:Sheet1.J34 Sheet1.J28:Sheet1.J28 Sheet1.J10:Sheet1.J10">
            <calcext:condition calcext:apply-style-name="Good" calcext:value="&gt;#REF!*1.25" calcext:base-cell-address="Sheet1.J10"/>
          </calcext:conditional-format>
          <calcext:conditional-format calcext:target-range-address="Sheet1.I6:Sheet1.I6">
            <calcext:condition calcext:apply-style-name="Good" calcext:value="&lt;0" calcext:base-cell-address="Sheet1.I6"/>
            <calcext:condition calcext:apply-style-name="Bad" calcext:value="&gt;=0" calcext:base-cell-address="Sheet1.I6"/>
          </calcext:conditional-format>
          <calcext:conditional-format calcext:target-range-address="Sheet1.J6:Sheet1.J6">
            <calcext:condition calcext:apply-style-name="Good" calcext:value="&gt;[.E6]*1.25" calcext:base-cell-address="Sheet1.J6"/>
          </calcext:conditional-format>
          <calcext:conditional-format calcext:target-range-address="Sheet1.K6:Sheet1.K6">
            <calcext:condition calcext:apply-style-name="Bad" calcext:value="&gt;0" calcext:base-cell-address="Sheet1.K6"/>
          </calcext:conditional-format>
          <calcext:conditional-format calcext:target-range-address="Sheet1.L6:Sheet1.L6">
            <calcext:condition calcext:apply-style-name="Bad" calcext:value="&gt;0" calcext:base-cell-address="Sheet1.L6"/>
          </calcext:conditional-format>
          <calcext:conditional-format calcext:target-range-address="Sheet1.I7:Sheet1.I7">
            <calcext:condition calcext:apply-style-name="Good" calcext:value="&lt;0" calcext:base-cell-address="Sheet1.I7"/>
            <calcext:condition calcext:apply-style-name="Bad" calcext:value="&gt;=0" calcext:base-cell-address="Sheet1.I7"/>
          </calcext:conditional-format>
          <calcext:conditional-format calcext:target-range-address="Sheet1.J7:Sheet1.J7">
            <calcext:condition calcext:apply-style-name="Good" calcext:value="&gt;[.E7]*1.25" calcext:base-cell-address="Sheet1.J7"/>
          </calcext:conditional-format>
          <calcext:conditional-format calcext:target-range-address="Sheet1.K7:Sheet1.K7">
            <calcext:condition calcext:apply-style-name="Bad" calcext:value="&gt;0" calcext:base-cell-address="Sheet1.K7"/>
          </calcext:conditional-format>
          <calcext:conditional-format calcext:target-range-address="Sheet1.L7:Sheet1.L9">
            <calcext:condition calcext:apply-style-name="Bad" calcext:value="&gt;0" calcext:base-cell-address="Sheet1.L7"/>
          </calcext:conditional-format>
          <calcext:conditional-format calcext:target-range-address="Sheet1.I27:Sheet1.I27">
            <calcext:condition calcext:apply-style-name="Good" calcext:value="&lt;0" calcext:base-cell-address="Sheet1.I27"/>
            <calcext:condition calcext:apply-style-name="Bad" calcext:value="&gt;=0" calcext:base-cell-address="Sheet1.I27"/>
          </calcext:conditional-format>
          <calcext:conditional-format calcext:target-range-address="Sheet1.J27:Sheet1.J27">
            <calcext:condition calcext:apply-style-name="Good" calcext:value="&gt;[.E27]*1.25" calcext:base-cell-address="Sheet1.J27"/>
          </calcext:conditional-format>
          <calcext:conditional-format calcext:target-range-address="Sheet1.L23:Sheet1.L24">
            <calcext:condition calcext:apply-style-name="Bad" calcext:value="&gt;0" calcext:base-cell-address="Sheet1.L23"/>
          </calcext:conditional-format>
          <calcext:conditional-format calcext:target-range-address="Sheet1.L15:Sheet1.L19">
            <calcext:condition calcext:apply-style-name="Bad" calcext:value="&gt;0" calcext:base-cell-address="Sheet1.L15"/>
          </calcext:conditional-format>
          <calcext:conditional-format calcext:target-range-address="Sheet1.L22:Sheet1.L22 Sheet1.L20:Sheet1.L20">
            <calcext:condition calcext:apply-style-name="Bad" calcext:value="&gt;0" calcext:base-cell-address="Sheet1.L20"/>
          </calcext:conditional-format>
          <calcext:conditional-format calcext:target-range-address="Sheet1.I15:Sheet1.I19">
            <calcext:condition calcext:apply-style-name="Good" calcext:value="&lt;0" calcext:base-cell-address="Sheet1.I15"/>
            <calcext:condition calcext:apply-style-name="Bad" calcext:value="&gt;=0" calcext:base-cell-address="Sheet1.I15"/>
          </calcext:conditional-format>
          <calcext:conditional-format calcext:target-range-address="Sheet1.J15:Sheet1.J19">
            <calcext:condition calcext:apply-style-name="Good" calcext:value="&gt;[.E15]*1.25" calcext:base-cell-address="Sheet1.J15"/>
          </calcext:conditional-format>
          <calcext:conditional-format calcext:target-range-address="Sheet1.K15:Sheet1.K19">
            <calcext:condition calcext:apply-style-name="Bad" calcext:value="&gt;0" calcext:base-cell-address="Sheet1.K15"/>
          </calcext:conditional-format>
          <calcext:conditional-format calcext:target-range-address="Sheet1.L26:Sheet1.L26">
            <calcext:condition calcext:apply-style-name="Bad" calcext:value="&gt;0" calcext:base-cell-address="Sheet1.L26"/>
          </calcext:conditional-format>
          <calcext:conditional-format calcext:target-range-address="Sheet1.I26:Sheet1.I26">
            <calcext:condition calcext:apply-style-name="Good" calcext:value="&lt;0" calcext:base-cell-address="Sheet1.I26"/>
            <calcext:condition calcext:apply-style-name="Bad" calcext:value="&gt;=0" calcext:base-cell-address="Sheet1.I26"/>
          </calcext:conditional-format>
          <calcext:conditional-format calcext:target-range-address="Sheet1.J26:Sheet1.J26">
            <calcext:condition calcext:apply-style-name="Good" calcext:value="&gt;[.E26]*1.25" calcext:base-cell-address="Sheet1.J26"/>
          </calcext:conditional-format>
          <calcext:conditional-format calcext:target-range-address="Sheet1.I39:Sheet1.I44">
            <calcext:condition calcext:apply-style-name="Good" calcext:value="&lt;0" calcext:base-cell-address="Sheet1.I39"/>
            <calcext:condition calcext:apply-style-name="Bad" calcext:value="&gt;=0" calcext:base-cell-address="Sheet1.I39"/>
          </calcext:conditional-format>
          <calcext:conditional-format calcext:target-range-address="Sheet1.J39:Sheet1.J44">
            <calcext:condition calcext:apply-style-name="Good" calcext:value="&gt;[.E39]*1.25" calcext:base-cell-address="Sheet1.J39"/>
          </calcext:conditional-format>
          <calcext:conditional-format calcext:target-range-address="Sheet1.K39:Sheet1.K44">
            <calcext:condition calcext:apply-style-name="Bad" calcext:value="&gt;0" calcext:base-cell-address="Sheet1.K39"/>
          </calcext:conditional-format>
          <calcext:conditional-format calcext:target-range-address="Sheet1.F6:Sheet1.F6">
            <calcext:condition calcext:apply-style-name="Good" calcext:value="&lt;[$Sheet1.$L$6]" calcext:base-cell-address="Sheet1.F6"/>
          </calcext:conditional-format>
          <calcext:conditional-format calcext:target-range-address="Sheet1.F7:Sheet1.F7">
            <calcext:condition calcext:apply-style-name="Good" calcext:value="&lt;[$Sheet1.$L$7]" calcext:base-cell-address="Sheet1.F7"/>
          </calcext:conditional-format>
          <calcext:conditional-format calcext:target-range-address="Sheet1.F11:Sheet1.F11">
            <calcext:condition calcext:apply-style-name="Good" calcext:value="&lt;[$Sheet1.$L$11]" calcext:base-cell-address="Sheet1.F11"/>
          </calcext:conditional-format>
          <calcext:conditional-format calcext:target-range-address="Sheet1.F12:Sheet1.F12">
            <calcext:condition calcext:apply-style-name="Good" calcext:value="&lt;[$Sheet1.$L$12]" calcext:base-cell-address="Sheet1.F12"/>
          </calcext:conditional-format>
          <calcext:conditional-format calcext:target-range-address="Sheet1.F13:Sheet1.F13">
            <calcext:condition calcext:apply-style-name="Good" calcext:value="&lt;[$Sheet1.$L$13]" calcext:base-cell-address="Sheet1.F13"/>
          </calcext:conditional-format>
          <calcext:conditional-format calcext:target-range-address="Sheet1.F14:Sheet1.F14">
            <calcext:condition calcext:apply-style-name="Good" calcext:value="&lt;[$Sheet1.$L$14]" calcext:base-cell-address="Sheet1.F14"/>
          </calcext:conditional-format>
          <calcext:conditional-format calcext:target-range-address="Sheet1.F15:Sheet1.F19">
            <calcext:condition calcext:apply-style-name="Good" calcext:value="&lt;[$Sheet1.$L$15]" calcext:base-cell-address="Sheet1.F15"/>
          </calcext:conditional-format>
          <calcext:conditional-format calcext:target-range-address="Sheet1.F26:Sheet1.F26">
            <calcext:condition calcext:apply-style-name="Good" calcext:value="&lt;[$Sheet1.$L$26]" calcext:base-cell-address="Sheet1.F26"/>
          </calcext:conditional-format>
          <calcext:conditional-format calcext:target-range-address="Sheet1.F27:Sheet1.F27">
            <calcext:condition calcext:apply-style-name="Good" calcext:value="&lt;[$Sheet1.$L$27]" calcext:base-cell-address="Sheet1.F27"/>
          </calcext:conditional-format>
          <calcext:conditional-format calcext:target-range-address="Sheet1.F28:Sheet1.F34 Sheet1.F10:Sheet1.F10">
            <calcext:condition calcext:apply-style-name="Good" calcext:value="&lt;#REF!" calcext:base-cell-address="Sheet1.F10"/>
          </calcext:conditional-format>
          <calcext:conditional-format calcext:target-range-address="Sheet1.I9:Sheet1.I9">
            <calcext:condition calcext:apply-style-name="Good" calcext:value="&lt;0" calcext:base-cell-address="Sheet1.I9"/>
            <calcext:condition calcext:apply-style-name="Bad" calcext:value="&gt;=0" calcext:base-cell-address="Sheet1.I9"/>
          </calcext:conditional-format>
          <calcext:conditional-format calcext:target-range-address="Sheet1.J9:Sheet1.J9">
            <calcext:condition calcext:apply-style-name="Good" calcext:value="&gt;[.E9]*1.25" calcext:base-cell-address="Sheet1.J9"/>
          </calcext:conditional-format>
          <calcext:conditional-format calcext:target-range-address="Sheet1.K9:Sheet1.K9">
            <calcext:condition calcext:apply-style-name="Bad" calcext:value="&gt;0" calcext:base-cell-address="Sheet1.K9"/>
          </calcext:conditional-format>
          <calcext:conditional-format calcext:target-range-address="Sheet1.F9:Sheet1.F9">
            <calcext:condition calcext:apply-style-name="Good" calcext:value="&lt;[$Sheet1.$L$9]" calcext:base-cell-address="Sheet1.F9"/>
          </calcext:conditional-format>
          <calcext:conditional-format calcext:target-range-address="Sheet1.I38:Sheet1.I38">
            <calcext:condition calcext:apply-style-name="Good" calcext:value="&lt;0" calcext:base-cell-address="Sheet1.I38"/>
            <calcext:condition calcext:apply-style-name="Bad" calcext:value="&gt;=0" calcext:base-cell-address="Sheet1.I38"/>
          </calcext:conditional-format>
          <calcext:conditional-format calcext:target-range-address="Sheet1.J38:Sheet1.J38">
            <calcext:condition calcext:apply-style-name="Good" calcext:value="&gt;[.E38]*1.25" calcext:base-cell-address="Sheet1.J38"/>
          </calcext:conditional-format>
          <calcext:conditional-format calcext:target-range-address="Sheet1.K38:Sheet1.K38">
            <calcext:condition calcext:apply-style-name="Bad" calcext:value="&gt;0" calcext:base-cell-address="Sheet1.K38"/>
          </calcext:conditional-format>
          <calcext:conditional-format calcext:target-range-address="Sheet1.L38:Sheet1.L38">
            <calcext:condition calcext:apply-style-name="Bad" calcext:value="&gt;0" calcext:base-cell-address="Sheet1.L38"/>
          </calcext:conditional-format>
          <calcext:conditional-format calcext:target-range-address="Sheet1.F21:Sheet1.F21">
            <calcext:condition calcext:apply-style-name="Good" calcext:value="&lt;#REF!" calcext:base-cell-address="Sheet1.F21"/>
          </calcext:conditional-format>
          <calcext:conditional-format calcext:target-range-address="Sheet1.I22:Sheet1.I22">
            <calcext:condition calcext:apply-style-name="Good" calcext:value="&lt;0" calcext:base-cell-address="Sheet1.I22"/>
            <calcext:condition calcext:apply-style-name="Bad" calcext:value="&gt;=0" calcext:base-cell-address="Sheet1.I22"/>
          </calcext:conditional-format>
          <calcext:conditional-format calcext:target-range-address="Sheet1.J22:Sheet1.J22">
            <calcext:condition calcext:apply-style-name="Good" calcext:value="&gt;[.E22]*1.25" calcext:base-cell-address="Sheet1.J22"/>
          </calcext:conditional-format>
          <calcext:conditional-format calcext:target-range-address="Sheet1.K22:Sheet1.K22">
            <calcext:condition calcext:apply-style-name="Bad" calcext:value="&gt;0" calcext:base-cell-address="Sheet1.K22"/>
          </calcext:conditional-format>
          <calcext:conditional-format calcext:target-range-address="Sheet1.I21:Sheet1.I21">
            <calcext:condition calcext:apply-style-name="Good" calcext:value="&lt;0" calcext:base-cell-address="Sheet1.I21"/>
            <calcext:condition calcext:apply-style-name="Bad" calcext:value="&gt;=0" calcext:base-cell-address="Sheet1.I21"/>
          </calcext:conditional-format>
          <calcext:conditional-format calcext:target-range-address="Sheet1.J21:Sheet1.J21">
            <calcext:condition calcext:apply-style-name="Good" calcext:value="&gt;[.E21]*1.25" calcext:base-cell-address="Sheet1.J21"/>
          </calcext:conditional-format>
          <calcext:conditional-format calcext:target-range-address="Sheet1.K21:Sheet1.K21">
            <calcext:condition calcext:apply-style-name="Bad" calcext:value="&gt;0" calcext:base-cell-address="Sheet1.K21"/>
          </calcext:conditional-format>
          <calcext:conditional-format calcext:target-range-address="Sheet1.L21:Sheet1.L21">
            <calcext:condition calcext:apply-style-name="Bad" calcext:value="&gt;0" calcext:base-cell-address="Sheet1.L21"/>
          </calcext:conditional-format>
          <calcext:conditional-format calcext:target-range-address="Sheet1.I25:Sheet1.I25">
            <calcext:condition calcext:apply-style-name="Good" calcext:value="&lt;0" calcext:base-cell-address="Sheet1.I25"/>
            <calcext:condition calcext:apply-style-name="Bad" calcext:value="&gt;=0" calcext:base-cell-address="Sheet1.I25"/>
          </calcext:conditional-format>
          <calcext:conditional-format calcext:target-range-address="Sheet1.J25:Sheet1.J25">
            <calcext:condition calcext:apply-style-name="Good" calcext:value="&gt;[.E25]*1.25" calcext:base-cell-address="Sheet1.J25"/>
          </calcext:conditional-format>
          <calcext:conditional-format calcext:target-range-address="Sheet1.K25:Sheet1.K25">
            <calcext:condition calcext:apply-style-name="Bad" calcext:value="&gt;0" calcext:base-cell-address="Sheet1.K25"/>
          </calcext:conditional-format>
          <calcext:conditional-format calcext:target-range-address="Sheet1.L25:Sheet1.L25">
            <calcext:condition calcext:apply-style-name="Bad" calcext:value="&gt;0" calcext:base-cell-address="Sheet1.L25"/>
          </calcext:conditional-format>
          <calcext:conditional-format calcext:target-range-address="Sheet1.L25:Sheet1.L25">
            <calcext:condition calcext:apply-style-name="Good" calcext:value="&lt;[$Sheet1.$L$25]" calcext:base-cell-address="Sheet1.L25"/>
          </calcext:conditional-format>
          <calcext:conditional-format calcext:target-range-address="Sheet1.F39:Sheet1.F44">
            <calcext:condition calcext:apply-style-name="Accent" calcext:value="&lt;[$Sheet1.$L$39]" calcext:base-cell-address="Sheet1.F39"/>
          </calcext:conditional-format>
          <calcext:conditional-format calcext:target-range-address="Sheet1.L29:Sheet1.L34 Sheet1.L10:Sheet1.L10">
            <calcext:condition calcext:apply-style-name="Bad" calcext:value="&gt;0" calcext:base-cell-address="Sheet1.L10"/>
          </calcext:conditional-format>
          <calcext:conditional-format calcext:target-range-address="Sheet1.I8:Sheet1.I8">
            <calcext:condition calcext:apply-style-name="Good" calcext:value="&lt;0" calcext:base-cell-address="Sheet1.I8"/>
            <calcext:condition calcext:apply-style-name="Bad" calcext:value="&gt;=0" calcext:base-cell-address="Sheet1.I8"/>
          </calcext:conditional-format>
          <calcext:conditional-format calcext:target-range-address="Sheet1.J8:Sheet1.J8">
            <calcext:condition calcext:apply-style-name="Good" calcext:value="&gt;[.E8]*1.25" calcext:base-cell-address="Sheet1.J8"/>
          </calcext:conditional-format>
          <calcext:conditional-format calcext:target-range-address="Sheet1.K8:Sheet1.K8">
            <calcext:condition calcext:apply-style-name="Bad" calcext:value="&gt;0" calcext:base-cell-address="Sheet1.K8"/>
          </calcext:conditional-format>
          <calcext:conditional-format calcext:target-range-address="Sheet1.I23:Sheet1.I24">
            <calcext:condition calcext:apply-style-name="Good" calcext:value="&lt;0" calcext:base-cell-address="Sheet1.I23"/>
            <calcext:condition calcext:apply-style-name="Bad" calcext:value="&gt;=0" calcext:base-cell-address="Sheet1.I23"/>
          </calcext:conditional-format>
          <calcext:conditional-format calcext:target-range-address="Sheet1.J23:Sheet1.J24">
            <calcext:condition calcext:apply-style-name="Good" calcext:value="&gt;[.E23]*1.25" calcext:base-cell-address="Sheet1.J23"/>
          </calcext:conditional-format>
          <calcext:conditional-format calcext:target-range-address="Sheet1.K23:Sheet1.K24 Sheet1.K26:Sheet1.K28">
            <calcext:condition calcext:apply-style-name="Bad" calcext:value="&gt;0" calcext:base-cell-address="Sheet1.K23"/>
          </calcext:conditional-format>
          <calcext:conditional-format calcext:target-range-address="Sheet1.I20:Sheet1.I20">
            <calcext:condition calcext:apply-style-name="Good" calcext:value="&lt;0" calcext:base-cell-address="Sheet1.I20"/>
            <calcext:condition calcext:apply-style-name="Bad" calcext:value="&gt;=0" calcext:base-cell-address="Sheet1.I20"/>
          </calcext:conditional-format>
          <calcext:conditional-format calcext:target-range-address="Sheet1.J20:Sheet1.J20">
            <calcext:condition calcext:apply-style-name="Good" calcext:value="&gt;[.E20]*1.25" calcext:base-cell-address="Sheet1.J20"/>
          </calcext:conditional-format>
          <calcext:conditional-format calcext:target-range-address="Sheet1.K20:Sheet1.K20">
            <calcext:condition calcext:apply-style-name="Bad" calcext:value="&gt;0" calcext:base-cell-address="Sheet1.K20"/>
          </calcext:conditional-format>
          <calcext:conditional-format calcext:target-range-address="Sheet1.F20:Sheet1.F20">
            <calcext:condition calcext:apply-style-name="Good" calcext:value="&lt;[$Sheet1.$L$20]" calcext:base-cell-address="Sheet1.F20"/>
          </calcext:conditional-format>
          <calcext:conditional-format calcext:target-range-address="Sheet1.I29:Sheet1.I29">
            <calcext:condition calcext:apply-style-name="Good" calcext:value="&lt;0" calcext:base-cell-address="Sheet1.I29"/>
            <calcext:condition calcext:apply-style-name="Bad" calcext:value="&gt;=0" calcext:base-cell-address="Sheet1.I29"/>
          </calcext:conditional-format>
          <calcext:conditional-format calcext:target-range-address="Sheet1.J29:Sheet1.J29">
            <calcext:condition calcext:apply-style-name="Good" calcext:value="&gt;[.E29]*1.25" calcext:base-cell-address="Sheet1.J29"/>
          </calcext:conditional-format>
          <calcext:conditional-format calcext:target-range-address="Sheet1.K29:Sheet1.K29">
            <calcext:condition calcext:apply-style-name="Bad" calcext:value="&gt;0" calcext:base-cell-address="Sheet1.K29"/>
          </calcext:conditional-format>
          <calcext:conditional-format calcext:target-range-address="Sheet1.I30:Sheet1.I30">
            <calcext:condition calcext:apply-style-name="Good" calcext:value="&lt;0" calcext:base-cell-address="Sheet1.I30"/>
            <calcext:condition calcext:apply-style-name="Bad" calcext:value="&gt;=0" calcext:base-cell-address="Sheet1.I30"/>
          </calcext:conditional-format>
          <calcext:conditional-format calcext:target-range-address="Sheet1.J30:Sheet1.J30">
            <calcext:condition calcext:apply-style-name="Good" calcext:value="&gt;[.E30]*1.25" calcext:base-cell-address="Sheet1.J30"/>
          </calcext:conditional-format>
          <calcext:conditional-format calcext:target-range-address="Sheet1.K30:Sheet1.K30">
            <calcext:condition calcext:apply-style-name="Bad" calcext:value="&gt;0" calcext:base-cell-address="Sheet1.K30"/>
          </calcext:conditional-format>
          <calcext:conditional-format calcext:target-range-address="Sheet1.F8:Sheet1.F8">
            <calcext:condition calcext:apply-style-name="Good" calcext:value="&lt;[$Sheet1.$L$7]" calcext:base-cell-address="Sheet1.F8"/>
          </calcext:conditional-format>
          <calcext:conditional-format calcext:target-range-address="Sheet1.F22:Sheet1.F22">
            <calcext:condition calcext:apply-style-name="Good" calcext:value="&lt;[$Sheet1.$L$22]" calcext:base-cell-address="Sheet1.F22"/>
          </calcext:conditional-format>
          <calcext:conditional-format calcext:target-range-address="Sheet1.F43:Sheet1.F44">
            <calcext:condition calcext:apply-style-name="Good" calcext:value="&lt;[$Sheet1.$L$43]" calcext:base-cell-address="Sheet1.F43"/>
          </calcext:conditional-format>
          <calcext:conditional-format calcext:target-range-address="Sheet1.F38:Sheet1.F38">
            <calcext:condition calcext:apply-style-name="Good" calcext:value="&lt;[$Sheet1.$L$38]" calcext:base-cell-address="Sheet1.F38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4" loext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6">00/00/0000</text:date>, <text:time style:data-style-name="N2" text:time-value="08:35:56.85378657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6-23T23:02:58.712677008</meta:creation-date>
    <dc:date>2022-03-06T09:37:01.831617278</dc:date>
    <meta:editing-duration>P2DT22H1M20S</meta:editing-duration>
    <meta:editing-cycles>546</meta:editing-cycles>
    <meta:generator>LibreOffice/6.4.7.2$Linux_X86_64 LibreOffice_project/40$Build-2</meta:generator>
    <meta:document-statistic meta:table-count="1" meta:cell-count="487" meta:object-count="0"/>
  </office:meta>
</office:document-meta>
</file>